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tem - Num Vizinhos" table:style-name="ta1">
        <table:shapes>
          <draw:frame draw:z-index="0" draw:style-name="gr1" draw:text-style-name="P1" svg:width="6.3142in" svg:height="4.1689in" svg:x="4.1945in" svg:y="0.2165in">
            <draw:object draw:notify-on-update-of-ranges="'Item - Num Vizinhos'.B1:'Item - Num Vizinhos'.B1 'Item - Num Vizinhos'.B2:'Item - Num Vizinhos'.B401 'Item - Num Vizinhos'.C1:'Item - Num Vizinhos'.C1 'Item - Num Vizinhos'.C2:'Item - Num Vizinhos'.C4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787in" svg:height="3.8626in" svg:x="4.2287in" svg:y="4.5256in">
            <draw:object draw:notify-on-update-of-ranges="'Item - Num Vizinhos'.A1:'Item - Num Vizinhos'.A1 'Item - Num Vizinhos'.A2:'Item - Num Vizinhos'.A51 'Item - Num Vizinhos'.C1:'Item - Num Vizinhos'.C1 'Item - Num Vizinhos'.C2:'Item - Num Vizinhos'.C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table:number-columns-repeated="2" table:style-name="ce1" office:value-type="string" calcext:value-type="string">
            <text:p>Número de Vizinhos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formula="of:=CONCATENATE(&quot;10^&quot;;ROUNDDOWN(([.A2]-1)/10;0)+1)" office:value-type="string" office:string-value="10^1" calcext:value-type="string">
            <text:p>10^1</text:p>
          </table:table-cell>
          <table:table-cell office:value-type="float" office:value="3.20752" calcext:value-type="float">
            <text:p>3.2075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formula="of:=CONCATENATE(&quot;10^&quot;;ROUNDDOWN(([.A3]-1)/10;0)+1)" office:value-type="string" office:string-value="10^1" calcext:value-type="string">
            <text:p>10^1</text:p>
          </table:table-cell>
          <table:table-cell office:value-type="float" office:value="3.11661" calcext:value-type="float">
            <text:p>3.1166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CONCATENATE(&quot;10^&quot;;ROUNDDOWN(([.A4]-1)/10;0)+1)" office:value-type="string" office:string-value="10^1" calcext:value-type="string">
            <text:p>10^1</text:p>
          </table:table-cell>
          <table:table-cell office:value-type="float" office:value="3.03306" calcext:value-type="float">
            <text:p>3.0330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CONCATENATE(&quot;10^&quot;;ROUNDDOWN(([.A5]-1)/10;0)+1)" office:value-type="string" office:string-value="10^1" calcext:value-type="string">
            <text:p>10^1</text:p>
          </table:table-cell>
          <table:table-cell office:value-type="float" office:value="2.97111" calcext:value-type="float">
            <text:p>2.97111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CONCATENATE(&quot;10^&quot;;ROUNDDOWN(([.A6]-1)/10;0)+1)" office:value-type="string" office:string-value="10^1" calcext:value-type="string">
            <text:p>10^1</text:p>
          </table:table-cell>
          <table:table-cell office:value-type="float" office:value="2.93198" calcext:value-type="float">
            <text:p>2.9319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CONCATENATE(&quot;10^&quot;;ROUNDDOWN(([.A7]-1)/10;0)+1)" office:value-type="string" office:string-value="10^1" calcext:value-type="string">
            <text:p>10^1</text:p>
          </table:table-cell>
          <table:table-cell office:value-type="float" office:value="2.89895" calcext:value-type="float">
            <text:p>2.8989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CONCATENATE(&quot;10^&quot;;ROUNDDOWN(([.A8]-1)/10;0)+1)" office:value-type="string" office:string-value="10^1" calcext:value-type="string">
            <text:p>10^1</text:p>
          </table:table-cell>
          <table:table-cell office:value-type="float" office:value="2.86892" calcext:value-type="float">
            <text:p>2.8689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CONCATENATE(&quot;10^&quot;;ROUNDDOWN(([.A9]-1)/10;0)+1)" office:value-type="string" office:string-value="10^1" calcext:value-type="string">
            <text:p>10^1</text:p>
          </table:table-cell>
          <table:table-cell office:value-type="float" office:value="2.8492" calcext:value-type="float">
            <text:p>2.8492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CONCATENATE(&quot;10^&quot;;ROUNDDOWN(([.A10]-1)/10;0)+1)" office:value-type="string" office:string-value="10^1" calcext:value-type="string">
            <text:p>10^1</text:p>
          </table:table-cell>
          <table:table-cell office:value-type="float" office:value="2.83199" calcext:value-type="float">
            <text:p>2.83199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CONCATENATE(&quot;10^&quot;;ROUNDDOWN(([.A11]-1)/10;0)+1)" office:value-type="string" office:string-value="10^1" calcext:value-type="string">
            <text:p>10^1</text:p>
          </table:table-cell>
          <table:table-cell office:value-type="float" office:value="2.81469" calcext:value-type="float">
            <text:p>2.8146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CONCATENATE(&quot;10^&quot;;ROUNDDOWN(([.A12]-1)/10;0)+1)" office:value-type="string" office:string-value="10^2" calcext:value-type="string">
            <text:p>10^2</text:p>
          </table:table-cell>
          <table:table-cell office:value-type="float" office:value="2.80071" calcext:value-type="float">
            <text:p>2.8007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CONCATENATE(&quot;10^&quot;;ROUNDDOWN(([.A13]-1)/10;0)+1)" office:value-type="string" office:string-value="10^2" calcext:value-type="string">
            <text:p>10^2</text:p>
          </table:table-cell>
          <table:table-cell office:value-type="float" office:value="2.79107" calcext:value-type="float">
            <text:p>2.79107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CONCATENATE(&quot;10^&quot;;ROUNDDOWN(([.A14]-1)/10;0)+1)" office:value-type="string" office:string-value="10^2" calcext:value-type="string">
            <text:p>10^2</text:p>
          </table:table-cell>
          <table:table-cell office:value-type="float" office:value="2.77931" calcext:value-type="float">
            <text:p>2.7793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CONCATENATE(&quot;10^&quot;;ROUNDDOWN(([.A15]-1)/10;0)+1)" office:value-type="string" office:string-value="10^2" calcext:value-type="string">
            <text:p>10^2</text:p>
          </table:table-cell>
          <table:table-cell office:value-type="float" office:value="2.77402" calcext:value-type="float">
            <text:p>2.77402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CONCATENATE(&quot;10^&quot;;ROUNDDOWN(([.A16]-1)/10;0)+1)" office:value-type="string" office:string-value="10^2" calcext:value-type="string">
            <text:p>10^2</text:p>
          </table:table-cell>
          <table:table-cell office:value-type="float" office:value="2.76715" calcext:value-type="float">
            <text:p>2.76715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CONCATENATE(&quot;10^&quot;;ROUNDDOWN(([.A17]-1)/10;0)+1)" office:value-type="string" office:string-value="10^2" calcext:value-type="string">
            <text:p>10^2</text:p>
          </table:table-cell>
          <table:table-cell office:value-type="float" office:value="2.76182" calcext:value-type="float">
            <text:p>2.76182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CONCATENATE(&quot;10^&quot;;ROUNDDOWN(([.A18]-1)/10;0)+1)" office:value-type="string" office:string-value="10^2" calcext:value-type="string">
            <text:p>10^2</text:p>
          </table:table-cell>
          <table:table-cell office:value-type="float" office:value="2.75545" calcext:value-type="float">
            <text:p>2.75545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CONCATENATE(&quot;10^&quot;;ROUNDDOWN(([.A19]-1)/10;0)+1)" office:value-type="string" office:string-value="10^2" calcext:value-type="string">
            <text:p>10^2</text:p>
          </table:table-cell>
          <table:table-cell office:value-type="float" office:value="2.75039" calcext:value-type="float">
            <text:p>2.7503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CONCATENATE(&quot;10^&quot;;ROUNDDOWN(([.A20]-1)/10;0)+1)" office:value-type="string" office:string-value="10^2" calcext:value-type="string">
            <text:p>10^2</text:p>
          </table:table-cell>
          <table:table-cell office:value-type="float" office:value="2.74556" calcext:value-type="float">
            <text:p>2.74556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CONCATENATE(&quot;10^&quot;;ROUNDDOWN(([.A21]-1)/10;0)+1)" office:value-type="string" office:string-value="10^2" calcext:value-type="string">
            <text:p>10^2</text:p>
          </table:table-cell>
          <table:table-cell office:value-type="float" office:value="2.7398" calcext:value-type="float">
            <text:p>2.7398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CONCATENATE(&quot;10^&quot;;ROUNDDOWN(([.A22]-1)/10;0)+1)" office:value-type="string" office:string-value="10^3" calcext:value-type="string">
            <text:p>10^3</text:p>
          </table:table-cell>
          <table:table-cell office:value-type="float" office:value="2.73591" calcext:value-type="float">
            <text:p>2.73591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CONCATENATE(&quot;10^&quot;;ROUNDDOWN(([.A23]-1)/10;0)+1)" office:value-type="string" office:string-value="10^3" calcext:value-type="string">
            <text:p>10^3</text:p>
          </table:table-cell>
          <table:table-cell office:value-type="float" office:value="2.73197" calcext:value-type="float">
            <text:p>2.73197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CONCATENATE(&quot;10^&quot;;ROUNDDOWN(([.A24]-1)/10;0)+1)" office:value-type="string" office:string-value="10^3" calcext:value-type="string">
            <text:p>10^3</text:p>
          </table:table-cell>
          <table:table-cell office:value-type="float" office:value="2.72871" calcext:value-type="float">
            <text:p>2.72871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CONCATENATE(&quot;10^&quot;;ROUNDDOWN(([.A25]-1)/10;0)+1)" office:value-type="string" office:string-value="10^3" calcext:value-type="string">
            <text:p>10^3</text:p>
          </table:table-cell>
          <table:table-cell office:value-type="float" office:value="2.72577" calcext:value-type="float">
            <text:p>2.7257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CONCATENATE(&quot;10^&quot;;ROUNDDOWN(([.A26]-1)/10;0)+1)" office:value-type="string" office:string-value="10^3" calcext:value-type="string">
            <text:p>10^3</text:p>
          </table:table-cell>
          <table:table-cell office:value-type="float" office:value="2.72282" calcext:value-type="float">
            <text:p>2.72282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CONCATENATE(&quot;10^&quot;;ROUNDDOWN(([.A27]-1)/10;0)+1)" office:value-type="string" office:string-value="10^3" calcext:value-type="string">
            <text:p>10^3</text:p>
          </table:table-cell>
          <table:table-cell office:value-type="float" office:value="2.72009" calcext:value-type="float">
            <text:p>2.72009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CONCATENATE(&quot;10^&quot;;ROUNDDOWN(([.A28]-1)/10;0)+1)" office:value-type="string" office:string-value="10^3" calcext:value-type="string">
            <text:p>10^3</text:p>
          </table:table-cell>
          <table:table-cell office:value-type="float" office:value="2.71799" calcext:value-type="float">
            <text:p>2.71799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CONCATENATE(&quot;10^&quot;;ROUNDDOWN(([.A29]-1)/10;0)+1)" office:value-type="string" office:string-value="10^3" calcext:value-type="string">
            <text:p>10^3</text:p>
          </table:table-cell>
          <table:table-cell office:value-type="float" office:value="2.71575" calcext:value-type="float">
            <text:p>2.71575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CONCATENATE(&quot;10^&quot;;ROUNDDOWN(([.A30]-1)/10;0)+1)" office:value-type="string" office:string-value="10^3" calcext:value-type="string">
            <text:p>10^3</text:p>
          </table:table-cell>
          <table:table-cell office:value-type="float" office:value="2.7147" calcext:value-type="float">
            <text:p>2.7147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CONCATENATE(&quot;10^&quot;;ROUNDDOWN(([.A31]-1)/10;0)+1)" office:value-type="string" office:string-value="10^3" calcext:value-type="string">
            <text:p>10^3</text:p>
          </table:table-cell>
          <table:table-cell office:value-type="float" office:value="2.71277" calcext:value-type="float">
            <text:p>2.71277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CONCATENATE(&quot;10^&quot;;ROUNDDOWN(([.A32]-1)/10;0)+1)" office:value-type="string" office:string-value="10^4" calcext:value-type="string">
            <text:p>10^4</text:p>
          </table:table-cell>
          <table:table-cell office:value-type="float" office:value="2.71203" calcext:value-type="float">
            <text:p>2.71203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CONCATENATE(&quot;10^&quot;;ROUNDDOWN(([.A33]-1)/10;0)+1)" office:value-type="string" office:string-value="10^4" calcext:value-type="string">
            <text:p>10^4</text:p>
          </table:table-cell>
          <table:table-cell office:value-type="float" office:value="2.71005" calcext:value-type="float">
            <text:p>2.71005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CONCATENATE(&quot;10^&quot;;ROUNDDOWN(([.A34]-1)/10;0)+1)" office:value-type="string" office:string-value="10^4" calcext:value-type="string">
            <text:p>10^4</text:p>
          </table:table-cell>
          <table:table-cell office:value-type="float" office:value="2.70936" calcext:value-type="float">
            <text:p>2.7093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CONCATENATE(&quot;10^&quot;;ROUNDDOWN(([.A35]-1)/10;0)+1)" office:value-type="string" office:string-value="10^4" calcext:value-type="string">
            <text:p>10^4</text:p>
          </table:table-cell>
          <table:table-cell office:value-type="float" office:value="2.70786" calcext:value-type="float">
            <text:p>2.70786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CONCATENATE(&quot;10^&quot;;ROUNDDOWN(([.A36]-1)/10;0)+1)" office:value-type="string" office:string-value="10^4" calcext:value-type="string">
            <text:p>10^4</text:p>
          </table:table-cell>
          <table:table-cell office:value-type="float" office:value="2.70733" calcext:value-type="float">
            <text:p>2.70733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CONCATENATE(&quot;10^&quot;;ROUNDDOWN(([.A37]-1)/10;0)+1)" office:value-type="string" office:string-value="10^4" calcext:value-type="string">
            <text:p>10^4</text:p>
          </table:table-cell>
          <table:table-cell office:value-type="float" office:value="2.70648" calcext:value-type="float">
            <text:p>2.70648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CONCATENATE(&quot;10^&quot;;ROUNDDOWN(([.A38]-1)/10;0)+1)" office:value-type="string" office:string-value="10^4" calcext:value-type="string">
            <text:p>10^4</text:p>
          </table:table-cell>
          <table:table-cell office:value-type="float" office:value="2.70657" calcext:value-type="float">
            <text:p>2.70657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CONCATENATE(&quot;10^&quot;;ROUNDDOWN(([.A39]-1)/10;0)+1)" office:value-type="string" office:string-value="10^4" calcext:value-type="string">
            <text:p>10^4</text:p>
          </table:table-cell>
          <table:table-cell office:value-type="float" office:value="2.70578" calcext:value-type="float">
            <text:p>2.70578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CONCATENATE(&quot;10^&quot;;ROUNDDOWN(([.A40]-1)/10;0)+1)" office:value-type="string" office:string-value="10^4" calcext:value-type="string">
            <text:p>10^4</text:p>
          </table:table-cell>
          <table:table-cell office:value-type="float" office:value="2.70536" calcext:value-type="float">
            <text:p>2.70536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CONCATENATE(&quot;10^&quot;;ROUNDDOWN(([.A41]-1)/10;0)+1)" office:value-type="string" office:string-value="10^4" calcext:value-type="string">
            <text:p>10^4</text:p>
          </table:table-cell>
          <table:table-cell office:value-type="float" office:value="2.70508" calcext:value-type="float">
            <text:p>2.70508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CONCATENATE(&quot;10^&quot;;ROUNDDOWN(([.A42]-1)/10;0)+1)" office:value-type="string" office:string-value="10^5" calcext:value-type="string">
            <text:p>10^5</text:p>
          </table:table-cell>
          <table:table-cell office:value-type="float" office:value="2.70424" calcext:value-type="float">
            <text:p>2.70424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CONCATENATE(&quot;10^&quot;;ROUNDDOWN(([.A43]-1)/10;0)+1)" office:value-type="string" office:string-value="10^5" calcext:value-type="string">
            <text:p>10^5</text:p>
          </table:table-cell>
          <table:table-cell office:value-type="float" office:value="2.70353" calcext:value-type="float">
            <text:p>2.7035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CONCATENATE(&quot;10^&quot;;ROUNDDOWN(([.A44]-1)/10;0)+1)" office:value-type="string" office:string-value="10^5" calcext:value-type="string">
            <text:p>10^5</text:p>
          </table:table-cell>
          <table:table-cell office:value-type="float" office:value="2.70315" calcext:value-type="float">
            <text:p>2.70315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CONCATENATE(&quot;10^&quot;;ROUNDDOWN(([.A45]-1)/10;0)+1)" office:value-type="string" office:string-value="10^5" calcext:value-type="string">
            <text:p>10^5</text:p>
          </table:table-cell>
          <table:table-cell office:value-type="float" office:value="2.70239" calcext:value-type="float">
            <text:p>2.70239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CONCATENATE(&quot;10^&quot;;ROUNDDOWN(([.A46]-1)/10;0)+1)" office:value-type="string" office:string-value="10^5" calcext:value-type="string">
            <text:p>10^5</text:p>
          </table:table-cell>
          <table:table-cell office:value-type="float" office:value="2.70177" calcext:value-type="float">
            <text:p>2.70177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CONCATENATE(&quot;10^&quot;;ROUNDDOWN(([.A47]-1)/10;0)+1)" office:value-type="string" office:string-value="10^5" calcext:value-type="string">
            <text:p>10^5</text:p>
          </table:table-cell>
          <table:table-cell office:value-type="float" office:value="2.70176" calcext:value-type="float">
            <text:p>2.70176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CONCATENATE(&quot;10^&quot;;ROUNDDOWN(([.A48]-1)/10;0)+1)" office:value-type="string" office:string-value="10^5" calcext:value-type="string">
            <text:p>10^5</text:p>
          </table:table-cell>
          <table:table-cell office:value-type="float" office:value="2.70086" calcext:value-type="float">
            <text:p>2.70086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table:formula="of:=CONCATENATE(&quot;10^&quot;;ROUNDDOWN(([.A49]-1)/10;0)+1)" office:value-type="string" office:string-value="10^5" calcext:value-type="string">
            <text:p>10^5</text:p>
          </table:table-cell>
          <table:table-cell office:value-type="float" office:value="2.70074" calcext:value-type="float">
            <text:p>2.70074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table:formula="of:=CONCATENATE(&quot;10^&quot;;ROUNDDOWN(([.A50]-1)/10;0)+1)" office:value-type="string" office:string-value="10^5" calcext:value-type="string">
            <text:p>10^5</text:p>
          </table:table-cell>
          <table:table-cell office:value-type="float" office:value="2.70068" calcext:value-type="float">
            <text:p>2.70068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table:formula="of:=CONCATENATE(&quot;10^&quot;;ROUNDDOWN(([.A51]-1)/10;0)+1)" office:value-type="string" office:string-value="10^5" calcext:value-type="string">
            <text:p>10^5</text:p>
          </table:table-cell>
          <table:table-cell office:value-type="float" office:value="2.69987" calcext:value-type="float">
            <text:p>2.69987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table:formula="of:=CONCATENATE(&quot;10^&quot;;ROUNDDOWN(([.A52]-1)/10;0)+1)" office:value-type="string" office:string-value="10^6" calcext:value-type="string">
            <text:p>10^6</text:p>
          </table:table-cell>
          <table:table-cell office:value-type="float" office:value="2.69988" calcext:value-type="float">
            <text:p>2.69988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table:formula="of:=CONCATENATE(&quot;10^&quot;;ROUNDDOWN(([.A53]-1)/10;0)+1)" office:value-type="string" office:string-value="10^6" calcext:value-type="string">
            <text:p>10^6</text:p>
          </table:table-cell>
          <table:table-cell office:value-type="float" office:value="2.69924" calcext:value-type="float">
            <text:p>2.69924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table:formula="of:=CONCATENATE(&quot;10^&quot;;ROUNDDOWN(([.A54]-1)/10;0)+1)" office:value-type="string" office:string-value="10^6" calcext:value-type="string">
            <text:p>10^6</text:p>
          </table:table-cell>
          <table:table-cell office:value-type="float" office:value="2.69866" calcext:value-type="float">
            <text:p>2.69866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table:formula="of:=CONCATENATE(&quot;10^&quot;;ROUNDDOWN(([.A55]-1)/10;0)+1)" office:value-type="string" office:string-value="10^6" calcext:value-type="string">
            <text:p>10^6</text:p>
          </table:table-cell>
          <table:table-cell office:value-type="float" office:value="2.69846" calcext:value-type="float">
            <text:p>2.69846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table:formula="of:=CONCATENATE(&quot;10^&quot;;ROUNDDOWN(([.A56]-1)/10;0)+1)" office:value-type="string" office:string-value="10^6" calcext:value-type="string">
            <text:p>10^6</text:p>
          </table:table-cell>
          <table:table-cell office:value-type="float" office:value="2.69777" calcext:value-type="float">
            <text:p>2.69777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table:formula="of:=CONCATENATE(&quot;10^&quot;;ROUNDDOWN(([.A57]-1)/10;0)+1)" office:value-type="string" office:string-value="10^6" calcext:value-type="string">
            <text:p>10^6</text:p>
          </table:table-cell>
          <table:table-cell office:value-type="float" office:value="2.69743" calcext:value-type="float">
            <text:p>2.69743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table:formula="of:=CONCATENATE(&quot;10^&quot;;ROUNDDOWN(([.A58]-1)/10;0)+1)" office:value-type="string" office:string-value="10^6" calcext:value-type="string">
            <text:p>10^6</text:p>
          </table:table-cell>
          <table:table-cell office:value-type="float" office:value="2.69704" calcext:value-type="float">
            <text:p>2.69704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table:formula="of:=CONCATENATE(&quot;10^&quot;;ROUNDDOWN(([.A59]-1)/10;0)+1)" office:value-type="string" office:string-value="10^6" calcext:value-type="string">
            <text:p>10^6</text:p>
          </table:table-cell>
          <table:table-cell office:value-type="float" office:value="2.6966" calcext:value-type="float">
            <text:p>2.6966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table:formula="of:=CONCATENATE(&quot;10^&quot;;ROUNDDOWN(([.A60]-1)/10;0)+1)" office:value-type="string" office:string-value="10^6" calcext:value-type="string">
            <text:p>10^6</text:p>
          </table:table-cell>
          <table:table-cell office:value-type="float" office:value="2.6964" calcext:value-type="float">
            <text:p>2.6964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table:formula="of:=CONCATENATE(&quot;10^&quot;;ROUNDDOWN(([.A61]-1)/10;0)+1)" office:value-type="string" office:string-value="10^6" calcext:value-type="string">
            <text:p>10^6</text:p>
          </table:table-cell>
          <table:table-cell office:value-type="float" office:value="2.69603" calcext:value-type="float">
            <text:p>2.69603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table:formula="of:=CONCATENATE(&quot;10^&quot;;ROUNDDOWN(([.A62]-1)/10;0)+1)" office:value-type="string" office:string-value="10^7" calcext:value-type="string">
            <text:p>10^7</text:p>
          </table:table-cell>
          <table:table-cell office:value-type="float" office:value="2.69585" calcext:value-type="float">
            <text:p>2.69585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table:formula="of:=CONCATENATE(&quot;10^&quot;;ROUNDDOWN(([.A63]-1)/10;0)+1)" office:value-type="string" office:string-value="10^7" calcext:value-type="string">
            <text:p>10^7</text:p>
          </table:table-cell>
          <table:table-cell office:value-type="float" office:value="2.69567" calcext:value-type="float">
            <text:p>2.69567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table:formula="of:=CONCATENATE(&quot;10^&quot;;ROUNDDOWN(([.A64]-1)/10;0)+1)" office:value-type="string" office:string-value="10^7" calcext:value-type="string">
            <text:p>10^7</text:p>
          </table:table-cell>
          <table:table-cell office:value-type="float" office:value="2.69527" calcext:value-type="float">
            <text:p>2.69527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table:formula="of:=CONCATENATE(&quot;10^&quot;;ROUNDDOWN(([.A65]-1)/10;0)+1)" office:value-type="string" office:string-value="10^7" calcext:value-type="string">
            <text:p>10^7</text:p>
          </table:table-cell>
          <table:table-cell office:value-type="float" office:value="2.69505" calcext:value-type="float">
            <text:p>2.69505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table:formula="of:=CONCATENATE(&quot;10^&quot;;ROUNDDOWN(([.A66]-1)/10;0)+1)" office:value-type="string" office:string-value="10^7" calcext:value-type="string">
            <text:p>10^7</text:p>
          </table:table-cell>
          <table:table-cell office:value-type="float" office:value="2.69484" calcext:value-type="float">
            <text:p>2.69484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table:formula="of:=CONCATENATE(&quot;10^&quot;;ROUNDDOWN(([.A67]-1)/10;0)+1)" office:value-type="string" office:string-value="10^7" calcext:value-type="string">
            <text:p>10^7</text:p>
          </table:table-cell>
          <table:table-cell office:value-type="float" office:value="2.69461" calcext:value-type="float">
            <text:p>2.69461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table:formula="of:=CONCATENATE(&quot;10^&quot;;ROUNDDOWN(([.A68]-1)/10;0)+1)" office:value-type="string" office:string-value="10^7" calcext:value-type="string">
            <text:p>10^7</text:p>
          </table:table-cell>
          <table:table-cell office:value-type="float" office:value="2.69446" calcext:value-type="float">
            <text:p>2.69446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table:formula="of:=CONCATENATE(&quot;10^&quot;;ROUNDDOWN(([.A69]-1)/10;0)+1)" office:value-type="string" office:string-value="10^7" calcext:value-type="string">
            <text:p>10^7</text:p>
          </table:table-cell>
          <table:table-cell office:value-type="float" office:value="2.69451" calcext:value-type="float">
            <text:p>2.69451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table:formula="of:=CONCATENATE(&quot;10^&quot;;ROUNDDOWN(([.A70]-1)/10;0)+1)" office:value-type="string" office:string-value="10^7" calcext:value-type="string">
            <text:p>10^7</text:p>
          </table:table-cell>
          <table:table-cell office:value-type="float" office:value="2.6942" calcext:value-type="float">
            <text:p>2.6942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table:formula="of:=CONCATENATE(&quot;10^&quot;;ROUNDDOWN(([.A71]-1)/10;0)+1)" office:value-type="string" office:string-value="10^7" calcext:value-type="string">
            <text:p>10^7</text:p>
          </table:table-cell>
          <table:table-cell office:value-type="float" office:value="2.69378" calcext:value-type="float">
            <text:p>2.69378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table:formula="of:=CONCATENATE(&quot;10^&quot;;ROUNDDOWN(([.A72]-1)/10;0)+1)" office:value-type="string" office:string-value="10^8" calcext:value-type="string">
            <text:p>10^8</text:p>
          </table:table-cell>
          <table:table-cell office:value-type="float" office:value="2.69401" calcext:value-type="float">
            <text:p>2.69401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table:formula="of:=CONCATENATE(&quot;10^&quot;;ROUNDDOWN(([.A73]-1)/10;0)+1)" office:value-type="string" office:string-value="10^8" calcext:value-type="string">
            <text:p>10^8</text:p>
          </table:table-cell>
          <table:table-cell office:value-type="float" office:value="2.69409" calcext:value-type="float">
            <text:p>2.69409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table:formula="of:=CONCATENATE(&quot;10^&quot;;ROUNDDOWN(([.A74]-1)/10;0)+1)" office:value-type="string" office:string-value="10^8" calcext:value-type="string">
            <text:p>10^8</text:p>
          </table:table-cell>
          <table:table-cell office:value-type="float" office:value="2.69401" calcext:value-type="float">
            <text:p>2.69401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table:formula="of:=CONCATENATE(&quot;10^&quot;;ROUNDDOWN(([.A75]-1)/10;0)+1)" office:value-type="string" office:string-value="10^8" calcext:value-type="string">
            <text:p>10^8</text:p>
          </table:table-cell>
          <table:table-cell office:value-type="float" office:value="2.69414" calcext:value-type="float">
            <text:p>2.69414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table:formula="of:=CONCATENATE(&quot;10^&quot;;ROUNDDOWN(([.A76]-1)/10;0)+1)" office:value-type="string" office:string-value="10^8" calcext:value-type="string">
            <text:p>10^8</text:p>
          </table:table-cell>
          <table:table-cell office:value-type="float" office:value="2.69415" calcext:value-type="float">
            <text:p>2.69415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table:formula="of:=CONCATENATE(&quot;10^&quot;;ROUNDDOWN(([.A77]-1)/10;0)+1)" office:value-type="string" office:string-value="10^8" calcext:value-type="string">
            <text:p>10^8</text:p>
          </table:table-cell>
          <table:table-cell office:value-type="float" office:value="2.69408" calcext:value-type="float">
            <text:p>2.69408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table:formula="of:=CONCATENATE(&quot;10^&quot;;ROUNDDOWN(([.A78]-1)/10;0)+1)" office:value-type="string" office:string-value="10^8" calcext:value-type="string">
            <text:p>10^8</text:p>
          </table:table-cell>
          <table:table-cell office:value-type="float" office:value="2.69406" calcext:value-type="float">
            <text:p>2.69406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table:formula="of:=CONCATENATE(&quot;10^&quot;;ROUNDDOWN(([.A79]-1)/10;0)+1)" office:value-type="string" office:string-value="10^8" calcext:value-type="string">
            <text:p>10^8</text:p>
          </table:table-cell>
          <table:table-cell office:value-type="float" office:value="2.69402" calcext:value-type="float">
            <text:p>2.69402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table:formula="of:=CONCATENATE(&quot;10^&quot;;ROUNDDOWN(([.A80]-1)/10;0)+1)" office:value-type="string" office:string-value="10^8" calcext:value-type="string">
            <text:p>10^8</text:p>
          </table:table-cell>
          <table:table-cell office:value-type="float" office:value="2.69411" calcext:value-type="float">
            <text:p>2.69411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table:formula="of:=CONCATENATE(&quot;10^&quot;;ROUNDDOWN(([.A81]-1)/10;0)+1)" office:value-type="string" office:string-value="10^8" calcext:value-type="string">
            <text:p>10^8</text:p>
          </table:table-cell>
          <table:table-cell office:value-type="float" office:value="2.69399" calcext:value-type="float">
            <text:p>2.69399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table:formula="of:=CONCATENATE(&quot;10^&quot;;ROUNDDOWN(([.A82]-1)/10;0)+1)" office:value-type="string" office:string-value="10^9" calcext:value-type="string">
            <text:p>10^9</text:p>
          </table:table-cell>
          <table:table-cell office:value-type="float" office:value="2.69385" calcext:value-type="float">
            <text:p>2.69385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table:formula="of:=CONCATENATE(&quot;10^&quot;;ROUNDDOWN(([.A83]-1)/10;0)+1)" office:value-type="string" office:string-value="10^9" calcext:value-type="string">
            <text:p>10^9</text:p>
          </table:table-cell>
          <table:table-cell office:value-type="float" office:value="2.69379" calcext:value-type="float">
            <text:p>2.69379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table:formula="of:=CONCATENATE(&quot;10^&quot;;ROUNDDOWN(([.A84]-1)/10;0)+1)" office:value-type="string" office:string-value="10^9" calcext:value-type="string">
            <text:p>10^9</text:p>
          </table:table-cell>
          <table:table-cell office:value-type="float" office:value="2.69384" calcext:value-type="float">
            <text:p>2.69384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table:formula="of:=CONCATENATE(&quot;10^&quot;;ROUNDDOWN(([.A85]-1)/10;0)+1)" office:value-type="string" office:string-value="10^9" calcext:value-type="string">
            <text:p>10^9</text:p>
          </table:table-cell>
          <table:table-cell office:value-type="float" office:value="2.69382" calcext:value-type="float">
            <text:p>2.69382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table:formula="of:=CONCATENATE(&quot;10^&quot;;ROUNDDOWN(([.A86]-1)/10;0)+1)" office:value-type="string" office:string-value="10^9" calcext:value-type="string">
            <text:p>10^9</text:p>
          </table:table-cell>
          <table:table-cell office:value-type="float" office:value="2.69386" calcext:value-type="float">
            <text:p>2.69386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table:formula="of:=CONCATENATE(&quot;10^&quot;;ROUNDDOWN(([.A87]-1)/10;0)+1)" office:value-type="string" office:string-value="10^9" calcext:value-type="string">
            <text:p>10^9</text:p>
          </table:table-cell>
          <table:table-cell office:value-type="float" office:value="2.6937" calcext:value-type="float">
            <text:p>2.6937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table:formula="of:=CONCATENATE(&quot;10^&quot;;ROUNDDOWN(([.A88]-1)/10;0)+1)" office:value-type="string" office:string-value="10^9" calcext:value-type="string">
            <text:p>10^9</text:p>
          </table:table-cell>
          <table:table-cell office:value-type="float" office:value="2.69366" calcext:value-type="float">
            <text:p>2.69366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table:formula="of:=CONCATENATE(&quot;10^&quot;;ROUNDDOWN(([.A89]-1)/10;0)+1)" office:value-type="string" office:string-value="10^9" calcext:value-type="string">
            <text:p>10^9</text:p>
          </table:table-cell>
          <table:table-cell office:value-type="float" office:value="2.69357" calcext:value-type="float">
            <text:p>2.69357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table:formula="of:=CONCATENATE(&quot;10^&quot;;ROUNDDOWN(([.A90]-1)/10;0)+1)" office:value-type="string" office:string-value="10^9" calcext:value-type="string">
            <text:p>10^9</text:p>
          </table:table-cell>
          <table:table-cell office:value-type="float" office:value="2.69343" calcext:value-type="float">
            <text:p>2.69343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table:formula="of:=CONCATENATE(&quot;10^&quot;;ROUNDDOWN(([.A91]-1)/10;0)+1)" office:value-type="string" office:string-value="10^9" calcext:value-type="string">
            <text:p>10^9</text:p>
          </table:table-cell>
          <table:table-cell office:value-type="float" office:value="2.69316" calcext:value-type="float">
            <text:p>2.69316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table:formula="of:=CONCATENATE(&quot;10^&quot;;ROUNDDOWN(([.A92]-1)/10;0)+1)" office:value-type="string" office:string-value="10^10" calcext:value-type="string">
            <text:p>10^10</text:p>
          </table:table-cell>
          <table:table-cell office:value-type="float" office:value="2.69314" calcext:value-type="float">
            <text:p>2.69314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table:formula="of:=CONCATENATE(&quot;10^&quot;;ROUNDDOWN(([.A93]-1)/10;0)+1)" office:value-type="string" office:string-value="10^10" calcext:value-type="string">
            <text:p>10^10</text:p>
          </table:table-cell>
          <table:table-cell office:value-type="float" office:value="2.69308" calcext:value-type="float">
            <text:p>2.69308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table:formula="of:=CONCATENATE(&quot;10^&quot;;ROUNDDOWN(([.A94]-1)/10;0)+1)" office:value-type="string" office:string-value="10^10" calcext:value-type="string">
            <text:p>10^10</text:p>
          </table:table-cell>
          <table:table-cell office:value-type="float" office:value="2.6931" calcext:value-type="float">
            <text:p>2.6931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table:formula="of:=CONCATENATE(&quot;10^&quot;;ROUNDDOWN(([.A95]-1)/10;0)+1)" office:value-type="string" office:string-value="10^10" calcext:value-type="string">
            <text:p>10^10</text:p>
          </table:table-cell>
          <table:table-cell office:value-type="float" office:value="2.69311" calcext:value-type="float">
            <text:p>2.69311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table:formula="of:=CONCATENATE(&quot;10^&quot;;ROUNDDOWN(([.A96]-1)/10;0)+1)" office:value-type="string" office:string-value="10^10" calcext:value-type="string">
            <text:p>10^10</text:p>
          </table:table-cell>
          <table:table-cell office:value-type="float" office:value="2.69298" calcext:value-type="float">
            <text:p>2.69298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table:formula="of:=CONCATENATE(&quot;10^&quot;;ROUNDDOWN(([.A97]-1)/10;0)+1)" office:value-type="string" office:string-value="10^10" calcext:value-type="string">
            <text:p>10^10</text:p>
          </table:table-cell>
          <table:table-cell office:value-type="float" office:value="2.69286" calcext:value-type="float">
            <text:p>2.69286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table:formula="of:=CONCATENATE(&quot;10^&quot;;ROUNDDOWN(([.A98]-1)/10;0)+1)" office:value-type="string" office:string-value="10^10" calcext:value-type="string">
            <text:p>10^10</text:p>
          </table:table-cell>
          <table:table-cell office:value-type="float" office:value="2.69303" calcext:value-type="float">
            <text:p>2.69303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table:formula="of:=CONCATENATE(&quot;10^&quot;;ROUNDDOWN(([.A99]-1)/10;0)+1)" office:value-type="string" office:string-value="10^10" calcext:value-type="string">
            <text:p>10^10</text:p>
          </table:table-cell>
          <table:table-cell office:value-type="float" office:value="2.69287" calcext:value-type="float">
            <text:p>2.69287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table:formula="of:=CONCATENATE(&quot;10^&quot;;ROUNDDOWN(([.A100]-1)/10;0)+1)" office:value-type="string" office:string-value="10^10" calcext:value-type="string">
            <text:p>10^10</text:p>
          </table:table-cell>
          <table:table-cell office:value-type="float" office:value="2.69299" calcext:value-type="float">
            <text:p>2.69299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formula="of:=CONCATENATE(&quot;10^&quot;;ROUNDDOWN(([.A101]-1)/10;0)+1)" office:value-type="string" office:string-value="10^10" calcext:value-type="string">
            <text:p>10^10</text:p>
          </table:table-cell>
          <table:table-cell office:value-type="float" office:value="2.69298" calcext:value-type="float">
            <text:p>2.69298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table:formula="of:=CONCATENATE(&quot;10^&quot;;ROUNDDOWN(([.A102]-1)/10;0)+1)" office:value-type="string" office:string-value="10^11" calcext:value-type="string">
            <text:p>10^11</text:p>
          </table:table-cell>
          <table:table-cell office:value-type="float" office:value="2.69282" calcext:value-type="float">
            <text:p>2.69282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table:formula="of:=CONCATENATE(&quot;10^&quot;;ROUNDDOWN(([.A103]-1)/10;0)+1)" office:value-type="string" office:string-value="10^11" calcext:value-type="string">
            <text:p>10^11</text:p>
          </table:table-cell>
          <table:table-cell office:value-type="float" office:value="2.69275" calcext:value-type="float">
            <text:p>2.69275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table:formula="of:=CONCATENATE(&quot;10^&quot;;ROUNDDOWN(([.A104]-1)/10;0)+1)" office:value-type="string" office:string-value="10^11" calcext:value-type="string">
            <text:p>10^11</text:p>
          </table:table-cell>
          <table:table-cell office:value-type="float" office:value="2.6927" calcext:value-type="float">
            <text:p>2.6927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table:formula="of:=CONCATENATE(&quot;10^&quot;;ROUNDDOWN(([.A105]-1)/10;0)+1)" office:value-type="string" office:string-value="10^11" calcext:value-type="string">
            <text:p>10^11</text:p>
          </table:table-cell>
          <table:table-cell office:value-type="float" office:value="2.6926" calcext:value-type="float">
            <text:p>2.6926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table:formula="of:=CONCATENATE(&quot;10^&quot;;ROUNDDOWN(([.A106]-1)/10;0)+1)" office:value-type="string" office:string-value="10^11" calcext:value-type="string">
            <text:p>10^11</text:p>
          </table:table-cell>
          <table:table-cell office:value-type="float" office:value="2.69259" calcext:value-type="float">
            <text:p>2.69259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table:formula="of:=CONCATENATE(&quot;10^&quot;;ROUNDDOWN(([.A107]-1)/10;0)+1)" office:value-type="string" office:string-value="10^11" calcext:value-type="string">
            <text:p>10^11</text:p>
          </table:table-cell>
          <table:table-cell office:value-type="float" office:value="2.69246" calcext:value-type="float">
            <text:p>2.69246</text:p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table:formula="of:=CONCATENATE(&quot;10^&quot;;ROUNDDOWN(([.A108]-1)/10;0)+1)" office:value-type="string" office:string-value="10^11" calcext:value-type="string">
            <text:p>10^11</text:p>
          </table:table-cell>
          <table:table-cell office:value-type="float" office:value="2.69229" calcext:value-type="float">
            <text:p>2.69229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table:formula="of:=CONCATENATE(&quot;10^&quot;;ROUNDDOWN(([.A109]-1)/10;0)+1)" office:value-type="string" office:string-value="10^11" calcext:value-type="string">
            <text:p>10^11</text:p>
          </table:table-cell>
          <table:table-cell office:value-type="float" office:value="2.69227" calcext:value-type="float">
            <text:p>2.69227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table:formula="of:=CONCATENATE(&quot;10^&quot;;ROUNDDOWN(([.A110]-1)/10;0)+1)" office:value-type="string" office:string-value="10^11" calcext:value-type="string">
            <text:p>10^11</text:p>
          </table:table-cell>
          <table:table-cell office:value-type="float" office:value="2.69234" calcext:value-type="float">
            <text:p>2.69234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table:formula="of:=CONCATENATE(&quot;10^&quot;;ROUNDDOWN(([.A111]-1)/10;0)+1)" office:value-type="string" office:string-value="10^11" calcext:value-type="string">
            <text:p>10^11</text:p>
          </table:table-cell>
          <table:table-cell office:value-type="float" office:value="2.69248" calcext:value-type="float">
            <text:p>2.69248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table:formula="of:=CONCATENATE(&quot;10^&quot;;ROUNDDOWN(([.A112]-1)/10;0)+1)" office:value-type="string" office:string-value="10^12" calcext:value-type="string">
            <text:p>10^12</text:p>
          </table:table-cell>
          <table:table-cell office:value-type="float" office:value="2.69248" calcext:value-type="float">
            <text:p>2.69248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table:formula="of:=CONCATENATE(&quot;10^&quot;;ROUNDDOWN(([.A113]-1)/10;0)+1)" office:value-type="string" office:string-value="10^12" calcext:value-type="string">
            <text:p>10^12</text:p>
          </table:table-cell>
          <table:table-cell office:value-type="float" office:value="2.69237" calcext:value-type="float">
            <text:p>2.69237</text:p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table:formula="of:=CONCATENATE(&quot;10^&quot;;ROUNDDOWN(([.A114]-1)/10;0)+1)" office:value-type="string" office:string-value="10^12" calcext:value-type="string">
            <text:p>10^12</text:p>
          </table:table-cell>
          <table:table-cell office:value-type="float" office:value="2.69225" calcext:value-type="float">
            <text:p>2.69225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table:formula="of:=CONCATENATE(&quot;10^&quot;;ROUNDDOWN(([.A115]-1)/10;0)+1)" office:value-type="string" office:string-value="10^12" calcext:value-type="string">
            <text:p>10^12</text:p>
          </table:table-cell>
          <table:table-cell office:value-type="float" office:value="2.69227" calcext:value-type="float">
            <text:p>2.69227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table:formula="of:=CONCATENATE(&quot;10^&quot;;ROUNDDOWN(([.A116]-1)/10;0)+1)" office:value-type="string" office:string-value="10^12" calcext:value-type="string">
            <text:p>10^12</text:p>
          </table:table-cell>
          <table:table-cell office:value-type="float" office:value="2.69225" calcext:value-type="float">
            <text:p>2.69225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table:formula="of:=CONCATENATE(&quot;10^&quot;;ROUNDDOWN(([.A117]-1)/10;0)+1)" office:value-type="string" office:string-value="10^12" calcext:value-type="string">
            <text:p>10^12</text:p>
          </table:table-cell>
          <table:table-cell office:value-type="float" office:value="2.69226" calcext:value-type="float">
            <text:p>2.69226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table:formula="of:=CONCATENATE(&quot;10^&quot;;ROUNDDOWN(([.A118]-1)/10;0)+1)" office:value-type="string" office:string-value="10^12" calcext:value-type="string">
            <text:p>10^12</text:p>
          </table:table-cell>
          <table:table-cell office:value-type="float" office:value="2.69235" calcext:value-type="float">
            <text:p>2.69235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table:formula="of:=CONCATENATE(&quot;10^&quot;;ROUNDDOWN(([.A119]-1)/10;0)+1)" office:value-type="string" office:string-value="10^12" calcext:value-type="string">
            <text:p>10^12</text:p>
          </table:table-cell>
          <table:table-cell office:value-type="float" office:value="2.6924" calcext:value-type="float">
            <text:p>2.6924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table:formula="of:=CONCATENATE(&quot;10^&quot;;ROUNDDOWN(([.A120]-1)/10;0)+1)" office:value-type="string" office:string-value="10^12" calcext:value-type="string">
            <text:p>10^12</text:p>
          </table:table-cell>
          <table:table-cell office:value-type="float" office:value="2.69244" calcext:value-type="float">
            <text:p>2.69244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table:formula="of:=CONCATENATE(&quot;10^&quot;;ROUNDDOWN(([.A121]-1)/10;0)+1)" office:value-type="string" office:string-value="10^12" calcext:value-type="string">
            <text:p>10^12</text:p>
          </table:table-cell>
          <table:table-cell office:value-type="float" office:value="2.69248" calcext:value-type="float">
            <text:p>2.69248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table:formula="of:=CONCATENATE(&quot;10^&quot;;ROUNDDOWN(([.A122]-1)/10;0)+1)" office:value-type="string" office:string-value="10^13" calcext:value-type="string">
            <text:p>10^13</text:p>
          </table:table-cell>
          <table:table-cell office:value-type="float" office:value="2.69252" calcext:value-type="float">
            <text:p>2.69252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table:formula="of:=CONCATENATE(&quot;10^&quot;;ROUNDDOWN(([.A123]-1)/10;0)+1)" office:value-type="string" office:string-value="10^13" calcext:value-type="string">
            <text:p>10^13</text:p>
          </table:table-cell>
          <table:table-cell office:value-type="float" office:value="2.69253" calcext:value-type="float">
            <text:p>2.69253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table:formula="of:=CONCATENATE(&quot;10^&quot;;ROUNDDOWN(([.A124]-1)/10;0)+1)" office:value-type="string" office:string-value="10^13" calcext:value-type="string">
            <text:p>10^13</text:p>
          </table:table-cell>
          <table:table-cell office:value-type="float" office:value="2.69258" calcext:value-type="float">
            <text:p>2.69258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table:formula="of:=CONCATENATE(&quot;10^&quot;;ROUNDDOWN(([.A125]-1)/10;0)+1)" office:value-type="string" office:string-value="10^13" calcext:value-type="string">
            <text:p>10^13</text:p>
          </table:table-cell>
          <table:table-cell office:value-type="float" office:value="2.69248" calcext:value-type="float">
            <text:p>2.69248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table:formula="of:=CONCATENATE(&quot;10^&quot;;ROUNDDOWN(([.A126]-1)/10;0)+1)" office:value-type="string" office:string-value="10^13" calcext:value-type="string">
            <text:p>10^13</text:p>
          </table:table-cell>
          <table:table-cell office:value-type="float" office:value="2.6925" calcext:value-type="float">
            <text:p>2.6925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table:formula="of:=CONCATENATE(&quot;10^&quot;;ROUNDDOWN(([.A127]-1)/10;0)+1)" office:value-type="string" office:string-value="10^13" calcext:value-type="string">
            <text:p>10^13</text:p>
          </table:table-cell>
          <table:table-cell office:value-type="float" office:value="2.69254" calcext:value-type="float">
            <text:p>2.69254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table:formula="of:=CONCATENATE(&quot;10^&quot;;ROUNDDOWN(([.A128]-1)/10;0)+1)" office:value-type="string" office:string-value="10^13" calcext:value-type="string">
            <text:p>10^13</text:p>
          </table:table-cell>
          <table:table-cell office:value-type="float" office:value="2.69249" calcext:value-type="float">
            <text:p>2.69249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table:formula="of:=CONCATENATE(&quot;10^&quot;;ROUNDDOWN(([.A129]-1)/10;0)+1)" office:value-type="string" office:string-value="10^13" calcext:value-type="string">
            <text:p>10^13</text:p>
          </table:table-cell>
          <table:table-cell office:value-type="float" office:value="2.69244" calcext:value-type="float">
            <text:p>2.69244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table:formula="of:=CONCATENATE(&quot;10^&quot;;ROUNDDOWN(([.A130]-1)/10;0)+1)" office:value-type="string" office:string-value="10^13" calcext:value-type="string">
            <text:p>10^13</text:p>
          </table:table-cell>
          <table:table-cell office:value-type="float" office:value="2.69239" calcext:value-type="float">
            <text:p>2.69239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table:formula="of:=CONCATENATE(&quot;10^&quot;;ROUNDDOWN(([.A131]-1)/10;0)+1)" office:value-type="string" office:string-value="10^13" calcext:value-type="string">
            <text:p>10^13</text:p>
          </table:table-cell>
          <table:table-cell office:value-type="float" office:value="2.69232" calcext:value-type="float">
            <text:p>2.69232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table:formula="of:=CONCATENATE(&quot;10^&quot;;ROUNDDOWN(([.A132]-1)/10;0)+1)" office:value-type="string" office:string-value="10^14" calcext:value-type="string">
            <text:p>10^14</text:p>
          </table:table-cell>
          <table:table-cell office:value-type="float" office:value="2.69225" calcext:value-type="float">
            <text:p>2.69225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table:formula="of:=CONCATENATE(&quot;10^&quot;;ROUNDDOWN(([.A133]-1)/10;0)+1)" office:value-type="string" office:string-value="10^14" calcext:value-type="string">
            <text:p>10^14</text:p>
          </table:table-cell>
          <table:table-cell office:value-type="float" office:value="2.69225" calcext:value-type="float">
            <text:p>2.69225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table:formula="of:=CONCATENATE(&quot;10^&quot;;ROUNDDOWN(([.A134]-1)/10;0)+1)" office:value-type="string" office:string-value="10^14" calcext:value-type="string">
            <text:p>10^14</text:p>
          </table:table-cell>
          <table:table-cell office:value-type="float" office:value="2.69219" calcext:value-type="float">
            <text:p>2.69219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table:formula="of:=CONCATENATE(&quot;10^&quot;;ROUNDDOWN(([.A135]-1)/10;0)+1)" office:value-type="string" office:string-value="10^14" calcext:value-type="string">
            <text:p>10^14</text:p>
          </table:table-cell>
          <table:table-cell office:value-type="float" office:value="2.69226" calcext:value-type="float">
            <text:p>2.69226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table:formula="of:=CONCATENATE(&quot;10^&quot;;ROUNDDOWN(([.A136]-1)/10;0)+1)" office:value-type="string" office:string-value="10^14" calcext:value-type="string">
            <text:p>10^14</text:p>
          </table:table-cell>
          <table:table-cell office:value-type="float" office:value="2.69223" calcext:value-type="float">
            <text:p>2.69223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table:formula="of:=CONCATENATE(&quot;10^&quot;;ROUNDDOWN(([.A137]-1)/10;0)+1)" office:value-type="string" office:string-value="10^14" calcext:value-type="string">
            <text:p>10^14</text:p>
          </table:table-cell>
          <table:table-cell office:value-type="float" office:value="2.69216" calcext:value-type="float">
            <text:p>2.69216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table:formula="of:=CONCATENATE(&quot;10^&quot;;ROUNDDOWN(([.A138]-1)/10;0)+1)" office:value-type="string" office:string-value="10^14" calcext:value-type="string">
            <text:p>10^14</text:p>
          </table:table-cell>
          <table:table-cell office:value-type="float" office:value="2.69211" calcext:value-type="float">
            <text:p>2.69211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table:formula="of:=CONCATENATE(&quot;10^&quot;;ROUNDDOWN(([.A139]-1)/10;0)+1)" office:value-type="string" office:string-value="10^14" calcext:value-type="string">
            <text:p>10^14</text:p>
          </table:table-cell>
          <table:table-cell office:value-type="float" office:value="2.69209" calcext:value-type="float">
            <text:p>2.69209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table:formula="of:=CONCATENATE(&quot;10^&quot;;ROUNDDOWN(([.A140]-1)/10;0)+1)" office:value-type="string" office:string-value="10^14" calcext:value-type="string">
            <text:p>10^14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table:formula="of:=CONCATENATE(&quot;10^&quot;;ROUNDDOWN(([.A141]-1)/10;0)+1)" office:value-type="string" office:string-value="10^14" calcext:value-type="string">
            <text:p>10^14</text:p>
          </table:table-cell>
          <table:table-cell office:value-type="float" office:value="2.69213" calcext:value-type="float">
            <text:p>2.69213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table:formula="of:=CONCATENATE(&quot;10^&quot;;ROUNDDOWN(([.A142]-1)/10;0)+1)" office:value-type="string" office:string-value="10^15" calcext:value-type="string">
            <text:p>10^15</text:p>
          </table:table-cell>
          <table:table-cell office:value-type="float" office:value="2.69211" calcext:value-type="float">
            <text:p>2.69211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table:formula="of:=CONCATENATE(&quot;10^&quot;;ROUNDDOWN(([.A143]-1)/10;0)+1)" office:value-type="string" office:string-value="10^15" calcext:value-type="string">
            <text:p>10^15</text:p>
          </table:table-cell>
          <table:table-cell office:value-type="float" office:value="2.69211" calcext:value-type="float">
            <text:p>2.69211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table:formula="of:=CONCATENATE(&quot;10^&quot;;ROUNDDOWN(([.A144]-1)/10;0)+1)" office:value-type="string" office:string-value="10^15" calcext:value-type="string">
            <text:p>10^15</text:p>
          </table:table-cell>
          <table:table-cell office:value-type="float" office:value="2.69211" calcext:value-type="float">
            <text:p>2.69211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table:formula="of:=CONCATENATE(&quot;10^&quot;;ROUNDDOWN(([.A145]-1)/10;0)+1)" office:value-type="string" office:string-value="10^15" calcext:value-type="string">
            <text:p>10^15</text:p>
          </table:table-cell>
          <table:table-cell office:value-type="float" office:value="2.69213" calcext:value-type="float">
            <text:p>2.69213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table:formula="of:=CONCATENATE(&quot;10^&quot;;ROUNDDOWN(([.A146]-1)/10;0)+1)" office:value-type="string" office:string-value="10^15" calcext:value-type="string">
            <text:p>10^15</text:p>
          </table:table-cell>
          <table:table-cell office:value-type="float" office:value="2.69209" calcext:value-type="float">
            <text:p>2.69209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table:formula="of:=CONCATENATE(&quot;10^&quot;;ROUNDDOWN(([.A147]-1)/10;0)+1)" office:value-type="string" office:string-value="10^15" calcext:value-type="string">
            <text:p>10^15</text:p>
          </table:table-cell>
          <table:table-cell office:value-type="float" office:value="2.6921" calcext:value-type="float">
            <text:p>2.6921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table:formula="of:=CONCATENATE(&quot;10^&quot;;ROUNDDOWN(([.A148]-1)/10;0)+1)" office:value-type="string" office:string-value="10^15" calcext:value-type="string">
            <text:p>10^15</text:p>
          </table:table-cell>
          <table:table-cell office:value-type="float" office:value="2.69209" calcext:value-type="float">
            <text:p>2.69209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table:formula="of:=CONCATENATE(&quot;10^&quot;;ROUNDDOWN(([.A149]-1)/10;0)+1)" office:value-type="string" office:string-value="10^15" calcext:value-type="string">
            <text:p>10^15</text:p>
          </table:table-cell>
          <table:table-cell office:value-type="float" office:value="2.69214" calcext:value-type="float">
            <text:p>2.69214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table:formula="of:=CONCATENATE(&quot;10^&quot;;ROUNDDOWN(([.A150]-1)/10;0)+1)" office:value-type="string" office:string-value="10^15" calcext:value-type="string">
            <text:p>10^15</text:p>
          </table:table-cell>
          <table:table-cell office:value-type="float" office:value="2.69211" calcext:value-type="float">
            <text:p>2.69211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table:formula="of:=CONCATENATE(&quot;10^&quot;;ROUNDDOWN(([.A151]-1)/10;0)+1)" office:value-type="string" office:string-value="10^15" calcext:value-type="string">
            <text:p>10^15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table:formula="of:=CONCATENATE(&quot;10^&quot;;ROUNDDOWN(([.A152]-1)/10;0)+1)" office:value-type="string" office:string-value="10^16" calcext:value-type="string">
            <text:p>10^16</text:p>
          </table:table-cell>
          <table:table-cell office:value-type="float" office:value="2.69197" calcext:value-type="float">
            <text:p>2.69197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table:formula="of:=CONCATENATE(&quot;10^&quot;;ROUNDDOWN(([.A153]-1)/10;0)+1)" office:value-type="string" office:string-value="10^16" calcext:value-type="string">
            <text:p>10^16</text:p>
          </table:table-cell>
          <table:table-cell office:value-type="float" office:value="2.69197" calcext:value-type="float">
            <text:p>2.69197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table:formula="of:=CONCATENATE(&quot;10^&quot;;ROUNDDOWN(([.A154]-1)/10;0)+1)" office:value-type="string" office:string-value="10^16" calcext:value-type="string">
            <text:p>10^16</text:p>
          </table:table-cell>
          <table:table-cell office:value-type="float" office:value="2.69184" calcext:value-type="float">
            <text:p>2.69184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table:formula="of:=CONCATENATE(&quot;10^&quot;;ROUNDDOWN(([.A155]-1)/10;0)+1)" office:value-type="string" office:string-value="10^16" calcext:value-type="string">
            <text:p>10^16</text:p>
          </table:table-cell>
          <table:table-cell office:value-type="float" office:value="2.69178" calcext:value-type="float">
            <text:p>2.69178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table:formula="of:=CONCATENATE(&quot;10^&quot;;ROUNDDOWN(([.A156]-1)/10;0)+1)" office:value-type="string" office:string-value="10^16" calcext:value-type="string">
            <text:p>10^16</text:p>
          </table:table-cell>
          <table:table-cell office:value-type="float" office:value="2.69175" calcext:value-type="float">
            <text:p>2.69175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table:formula="of:=CONCATENATE(&quot;10^&quot;;ROUNDDOWN(([.A157]-1)/10;0)+1)" office:value-type="string" office:string-value="10^16" calcext:value-type="string">
            <text:p>10^16</text:p>
          </table:table-cell>
          <table:table-cell office:value-type="float" office:value="2.69184" calcext:value-type="float">
            <text:p>2.69184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table:formula="of:=CONCATENATE(&quot;10^&quot;;ROUNDDOWN(([.A158]-1)/10;0)+1)" office:value-type="string" office:string-value="10^16" calcext:value-type="string">
            <text:p>10^16</text:p>
          </table:table-cell>
          <table:table-cell office:value-type="float" office:value="2.69184" calcext:value-type="float">
            <text:p>2.69184</text:p>
          </table:table-cell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1" table:formula="of:=CONCATENATE(&quot;10^&quot;;ROUNDDOWN(([.A159]-1)/10;0)+1)" office:value-type="string" office:string-value="10^16" calcext:value-type="string">
            <text:p>10^16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table:formula="of:=CONCATENATE(&quot;10^&quot;;ROUNDDOWN(([.A160]-1)/10;0)+1)" office:value-type="string" office:string-value="10^16" calcext:value-type="string">
            <text:p>10^16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table:formula="of:=CONCATENATE(&quot;10^&quot;;ROUNDDOWN(([.A161]-1)/10;0)+1)" office:value-type="string" office:string-value="10^16" calcext:value-type="string">
            <text:p>10^16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table:formula="of:=CONCATENATE(&quot;10^&quot;;ROUNDDOWN(([.A162]-1)/10;0)+1)" office:value-type="string" office:string-value="10^17" calcext:value-type="string">
            <text:p>10^17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style-name="ce1" table:formula="of:=CONCATENATE(&quot;10^&quot;;ROUNDDOWN(([.A163]-1)/10;0)+1)" office:value-type="string" office:string-value="10^17" calcext:value-type="string">
            <text:p>10^17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table:formula="of:=CONCATENATE(&quot;10^&quot;;ROUNDDOWN(([.A164]-1)/10;0)+1)" office:value-type="string" office:string-value="10^17" calcext:value-type="string">
            <text:p>10^17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style-name="ce1" table:formula="of:=CONCATENATE(&quot;10^&quot;;ROUNDDOWN(([.A165]-1)/10;0)+1)" office:value-type="string" office:string-value="10^17" calcext:value-type="string">
            <text:p>10^17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table:formula="of:=CONCATENATE(&quot;10^&quot;;ROUNDDOWN(([.A166]-1)/10;0)+1)" office:value-type="string" office:string-value="10^17" calcext:value-type="string">
            <text:p>10^17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table:formula="of:=CONCATENATE(&quot;10^&quot;;ROUNDDOWN(([.A167]-1)/10;0)+1)" office:value-type="string" office:string-value="10^17" calcext:value-type="string">
            <text:p>10^17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table:formula="of:=CONCATENATE(&quot;10^&quot;;ROUNDDOWN(([.A168]-1)/10;0)+1)" office:value-type="string" office:string-value="10^17" calcext:value-type="string">
            <text:p>10^17</text:p>
          </table:table-cell>
          <table:table-cell office:value-type="float" office:value="2.69184" calcext:value-type="float">
            <text:p>2.69184</text:p>
          </table:table-cell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style-name="ce1" table:formula="of:=CONCATENATE(&quot;10^&quot;;ROUNDDOWN(([.A169]-1)/10;0)+1)" office:value-type="string" office:string-value="10^17" calcext:value-type="string">
            <text:p>10^17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table:formula="of:=CONCATENATE(&quot;10^&quot;;ROUNDDOWN(([.A170]-1)/10;0)+1)" office:value-type="string" office:string-value="10^17" calcext:value-type="string">
            <text:p>10^17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table:formula="of:=CONCATENATE(&quot;10^&quot;;ROUNDDOWN(([.A171]-1)/10;0)+1)" office:value-type="string" office:string-value="10^17" calcext:value-type="string">
            <text:p>10^17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table:formula="of:=CONCATENATE(&quot;10^&quot;;ROUNDDOWN(([.A172]-1)/10;0)+1)" office:value-type="string" office:string-value="10^18" calcext:value-type="string">
            <text:p>10^18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style-name="ce1" table:formula="of:=CONCATENATE(&quot;10^&quot;;ROUNDDOWN(([.A173]-1)/10;0)+1)" office:value-type="string" office:string-value="10^18" calcext:value-type="string">
            <text:p>10^18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table:formula="of:=CONCATENATE(&quot;10^&quot;;ROUNDDOWN(([.A174]-1)/10;0)+1)" office:value-type="string" office:string-value="10^18" calcext:value-type="string">
            <text:p>10^18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style-name="ce1" table:formula="of:=CONCATENATE(&quot;10^&quot;;ROUNDDOWN(([.A175]-1)/10;0)+1)" office:value-type="string" office:string-value="10^18" calcext:value-type="string">
            <text:p>10^18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table:formula="of:=CONCATENATE(&quot;10^&quot;;ROUNDDOWN(([.A176]-1)/10;0)+1)" office:value-type="string" office:string-value="10^18" calcext:value-type="string">
            <text:p>10^18</text:p>
          </table:table-cell>
          <table:table-cell office:value-type="float" office:value="2.69195" calcext:value-type="float">
            <text:p>2.69195</text:p>
          </table:table-cell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style-name="ce1" table:formula="of:=CONCATENATE(&quot;10^&quot;;ROUNDDOWN(([.A177]-1)/10;0)+1)" office:value-type="string" office:string-value="10^18" calcext:value-type="string">
            <text:p>10^18</text:p>
          </table:table-cell>
          <table:table-cell office:value-type="float" office:value="2.69196" calcext:value-type="float">
            <text:p>2.69196</text:p>
          </table:table-cell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style-name="ce1" table:formula="of:=CONCATENATE(&quot;10^&quot;;ROUNDDOWN(([.A178]-1)/10;0)+1)" office:value-type="string" office:string-value="10^18" calcext:value-type="string">
            <text:p>10^18</text:p>
          </table:table-cell>
          <table:table-cell office:value-type="float" office:value="2.69188" calcext:value-type="float">
            <text:p>2.69188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table:formula="of:=CONCATENATE(&quot;10^&quot;;ROUNDDOWN(([.A179]-1)/10;0)+1)" office:value-type="string" office:string-value="10^18" calcext:value-type="string">
            <text:p>10^18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table:formula="of:=CONCATENATE(&quot;10^&quot;;ROUNDDOWN(([.A180]-1)/10;0)+1)" office:value-type="string" office:string-value="10^18" calcext:value-type="string">
            <text:p>10^18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table:formula="of:=CONCATENATE(&quot;10^&quot;;ROUNDDOWN(([.A181]-1)/10;0)+1)" office:value-type="string" office:string-value="10^18" calcext:value-type="string">
            <text:p>10^18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style-name="ce1" table:formula="of:=CONCATENATE(&quot;10^&quot;;ROUNDDOWN(([.A182]-1)/10;0)+1)" office:value-type="string" office:string-value="10^19" calcext:value-type="string">
            <text:p>10^19</text:p>
          </table:table-cell>
          <table:table-cell office:value-type="float" office:value="2.69187" calcext:value-type="float">
            <text:p>2.69187</text:p>
          </table:table-cell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style-name="ce1" table:formula="of:=CONCATENATE(&quot;10^&quot;;ROUNDDOWN(([.A183]-1)/10;0)+1)" office:value-type="string" office:string-value="10^19" calcext:value-type="string">
            <text:p>10^19</text:p>
          </table:table-cell>
          <table:table-cell office:value-type="float" office:value="2.69195" calcext:value-type="float">
            <text:p>2.69195</text:p>
          </table:table-cell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table:formula="of:=CONCATENATE(&quot;10^&quot;;ROUNDDOWN(([.A184]-1)/10;0)+1)" office:value-type="string" office:string-value="10^19" calcext:value-type="string">
            <text:p>10^19</text:p>
          </table:table-cell>
          <table:table-cell office:value-type="float" office:value="2.69195" calcext:value-type="float">
            <text:p>2.69195</text:p>
          </table:table-cell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style-name="ce1" table:formula="of:=CONCATENATE(&quot;10^&quot;;ROUNDDOWN(([.A185]-1)/10;0)+1)" office:value-type="string" office:string-value="10^19" calcext:value-type="string">
            <text:p>10^19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style-name="ce1" table:formula="of:=CONCATENATE(&quot;10^&quot;;ROUNDDOWN(([.A186]-1)/10;0)+1)" office:value-type="string" office:string-value="10^19" calcext:value-type="string">
            <text:p>10^19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style-name="ce1" table:formula="of:=CONCATENATE(&quot;10^&quot;;ROUNDDOWN(([.A187]-1)/10;0)+1)" office:value-type="string" office:string-value="10^19" calcext:value-type="string">
            <text:p>10^19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table:formula="of:=CONCATENATE(&quot;10^&quot;;ROUNDDOWN(([.A188]-1)/10;0)+1)" office:value-type="string" office:string-value="10^19" calcext:value-type="string">
            <text:p>10^19</text:p>
          </table:table-cell>
          <table:table-cell office:value-type="float" office:value="2.692" calcext:value-type="float">
            <text:p>2.692</text:p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table:formula="of:=CONCATENATE(&quot;10^&quot;;ROUNDDOWN(([.A189]-1)/10;0)+1)" office:value-type="string" office:string-value="10^19" calcext:value-type="string">
            <text:p>10^19</text:p>
          </table:table-cell>
          <table:table-cell office:value-type="float" office:value="2.692" calcext:value-type="float">
            <text:p>2.692</text:p>
          </table:table-cell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table:formula="of:=CONCATENATE(&quot;10^&quot;;ROUNDDOWN(([.A190]-1)/10;0)+1)" office:value-type="string" office:string-value="10^19" calcext:value-type="string">
            <text:p>10^19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table:formula="of:=CONCATENATE(&quot;10^&quot;;ROUNDDOWN(([.A191]-1)/10;0)+1)" office:value-type="string" office:string-value="10^19" calcext:value-type="string">
            <text:p>10^19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table:formula="of:=CONCATENATE(&quot;10^&quot;;ROUNDDOWN(([.A192]-1)/10;0)+1)" office:value-type="string" office:string-value="10^20" calcext:value-type="string">
            <text:p>10^20</text:p>
          </table:table-cell>
          <table:table-cell office:value-type="float" office:value="2.69202" calcext:value-type="float">
            <text:p>2.69202</text:p>
          </table:table-cell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table:formula="of:=CONCATENATE(&quot;10^&quot;;ROUNDDOWN(([.A193]-1)/10;0)+1)" office:value-type="string" office:string-value="10^20" calcext:value-type="string">
            <text:p>10^20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table:formula="of:=CONCATENATE(&quot;10^&quot;;ROUNDDOWN(([.A194]-1)/10;0)+1)" office:value-type="string" office:string-value="10^20" calcext:value-type="string">
            <text:p>10^20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table:formula="of:=CONCATENATE(&quot;10^&quot;;ROUNDDOWN(([.A195]-1)/10;0)+1)" office:value-type="string" office:string-value="10^20" calcext:value-type="string">
            <text:p>10^20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table:formula="of:=CONCATENATE(&quot;10^&quot;;ROUNDDOWN(([.A196]-1)/10;0)+1)" office:value-type="string" office:string-value="10^20" calcext:value-type="string">
            <text:p>10^20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table:formula="of:=CONCATENATE(&quot;10^&quot;;ROUNDDOWN(([.A197]-1)/10;0)+1)" office:value-type="string" office:string-value="10^20" calcext:value-type="string">
            <text:p>10^20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table:formula="of:=CONCATENATE(&quot;10^&quot;;ROUNDDOWN(([.A198]-1)/10;0)+1)" office:value-type="string" office:string-value="10^20" calcext:value-type="string">
            <text:p>10^20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table:formula="of:=CONCATENATE(&quot;10^&quot;;ROUNDDOWN(([.A199]-1)/10;0)+1)" office:value-type="string" office:string-value="10^20" calcext:value-type="string">
            <text:p>10^20</text:p>
          </table:table-cell>
          <table:table-cell office:value-type="float" office:value="2.692" calcext:value-type="float">
            <text:p>2.692</text:p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table:formula="of:=CONCATENATE(&quot;10^&quot;;ROUNDDOWN(([.A200]-1)/10;0)+1)" office:value-type="string" office:string-value="10^20" calcext:value-type="string">
            <text:p>10^20</text:p>
          </table:table-cell>
          <table:table-cell office:value-type="float" office:value="2.69196" calcext:value-type="float">
            <text:p>2.69196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table:formula="of:=CONCATENATE(&quot;10^&quot;;ROUNDDOWN(([.A201]-1)/10;0)+1)" office:value-type="string" office:string-value="10^20" calcext:value-type="string">
            <text:p>10^20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table:formula="of:=CONCATENATE(&quot;10^&quot;;ROUNDDOWN(([.A202]-1)/10;0)+1)" office:value-type="string" office:string-value="10^21" calcext:value-type="string">
            <text:p>10^21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table:formula="of:=CONCATENATE(&quot;10^&quot;;ROUNDDOWN(([.A203]-1)/10;0)+1)" office:value-type="string" office:string-value="10^21" calcext:value-type="string">
            <text:p>10^21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table:formula="of:=CONCATENATE(&quot;10^&quot;;ROUNDDOWN(([.A204]-1)/10;0)+1)" office:value-type="string" office:string-value="10^21" calcext:value-type="string">
            <text:p>10^21</text:p>
          </table:table-cell>
          <table:table-cell office:value-type="float" office:value="2.69196" calcext:value-type="float">
            <text:p>2.69196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table:formula="of:=CONCATENATE(&quot;10^&quot;;ROUNDDOWN(([.A205]-1)/10;0)+1)" office:value-type="string" office:string-value="10^21" calcext:value-type="string">
            <text:p>10^21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table:formula="of:=CONCATENATE(&quot;10^&quot;;ROUNDDOWN(([.A206]-1)/10;0)+1)" office:value-type="string" office:string-value="10^21" calcext:value-type="string">
            <text:p>10^21</text:p>
          </table:table-cell>
          <table:table-cell office:value-type="float" office:value="2.692" calcext:value-type="float">
            <text:p>2.692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table:formula="of:=CONCATENATE(&quot;10^&quot;;ROUNDDOWN(([.A207]-1)/10;0)+1)" office:value-type="string" office:string-value="10^21" calcext:value-type="string">
            <text:p>10^21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table:formula="of:=CONCATENATE(&quot;10^&quot;;ROUNDDOWN(([.A208]-1)/10;0)+1)" office:value-type="string" office:string-value="10^21" calcext:value-type="string">
            <text:p>10^21</text:p>
          </table:table-cell>
          <table:table-cell office:value-type="float" office:value="2.69201" calcext:value-type="float">
            <text:p>2.69201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table:formula="of:=CONCATENATE(&quot;10^&quot;;ROUNDDOWN(([.A209]-1)/10;0)+1)" office:value-type="string" office:string-value="10^21" calcext:value-type="string">
            <text:p>10^21</text:p>
          </table:table-cell>
          <table:table-cell office:value-type="float" office:value="2.69196" calcext:value-type="float">
            <text:p>2.69196</text:p>
          </table:table-cell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table:formula="of:=CONCATENATE(&quot;10^&quot;;ROUNDDOWN(([.A210]-1)/10;0)+1)" office:value-type="string" office:string-value="10^21" calcext:value-type="string">
            <text:p>10^21</text:p>
          </table:table-cell>
          <table:table-cell office:value-type="float" office:value="2.69195" calcext:value-type="float">
            <text:p>2.69195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table:formula="of:=CONCATENATE(&quot;10^&quot;;ROUNDDOWN(([.A211]-1)/10;0)+1)" office:value-type="string" office:string-value="10^21" calcext:value-type="string">
            <text:p>10^21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table:formula="of:=CONCATENATE(&quot;10^&quot;;ROUNDDOWN(([.A212]-1)/10;0)+1)" office:value-type="string" office:string-value="10^22" calcext:value-type="string">
            <text:p>10^22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table:formula="of:=CONCATENATE(&quot;10^&quot;;ROUNDDOWN(([.A213]-1)/10;0)+1)" office:value-type="string" office:string-value="10^22" calcext:value-type="string">
            <text:p>10^22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table:formula="of:=CONCATENATE(&quot;10^&quot;;ROUNDDOWN(([.A214]-1)/10;0)+1)" office:value-type="string" office:string-value="10^22" calcext:value-type="string">
            <text:p>10^22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table:formula="of:=CONCATENATE(&quot;10^&quot;;ROUNDDOWN(([.A215]-1)/10;0)+1)" office:value-type="string" office:string-value="10^22" calcext:value-type="string">
            <text:p>10^22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table:formula="of:=CONCATENATE(&quot;10^&quot;;ROUNDDOWN(([.A216]-1)/10;0)+1)" office:value-type="string" office:string-value="10^22" calcext:value-type="string">
            <text:p>10^22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table:formula="of:=CONCATENATE(&quot;10^&quot;;ROUNDDOWN(([.A217]-1)/10;0)+1)" office:value-type="string" office:string-value="10^22" calcext:value-type="string">
            <text:p>10^22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table:formula="of:=CONCATENATE(&quot;10^&quot;;ROUNDDOWN(([.A218]-1)/10;0)+1)" office:value-type="string" office:string-value="10^22" calcext:value-type="string">
            <text:p>10^22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table:formula="of:=CONCATENATE(&quot;10^&quot;;ROUNDDOWN(([.A219]-1)/10;0)+1)" office:value-type="string" office:string-value="10^22" calcext:value-type="string">
            <text:p>10^22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table:formula="of:=CONCATENATE(&quot;10^&quot;;ROUNDDOWN(([.A220]-1)/10;0)+1)" office:value-type="string" office:string-value="10^22" calcext:value-type="string">
            <text:p>10^22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table:formula="of:=CONCATENATE(&quot;10^&quot;;ROUNDDOWN(([.A221]-1)/10;0)+1)" office:value-type="string" office:string-value="10^22" calcext:value-type="string">
            <text:p>10^22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table:formula="of:=CONCATENATE(&quot;10^&quot;;ROUNDDOWN(([.A222]-1)/10;0)+1)" office:value-type="string" office:string-value="10^23" calcext:value-type="string">
            <text:p>10^23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table:formula="of:=CONCATENATE(&quot;10^&quot;;ROUNDDOWN(([.A223]-1)/10;0)+1)" office:value-type="string" office:string-value="10^23" calcext:value-type="string">
            <text:p>10^23</text:p>
          </table:table-cell>
          <table:table-cell office:value-type="float" office:value="2.69186" calcext:value-type="float">
            <text:p>2.69186</text:p>
          </table:table-cell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table:formula="of:=CONCATENATE(&quot;10^&quot;;ROUNDDOWN(([.A224]-1)/10;0)+1)" office:value-type="string" office:string-value="10^23" calcext:value-type="string">
            <text:p>10^23</text:p>
          </table:table-cell>
          <table:table-cell office:value-type="float" office:value="2.69188" calcext:value-type="float">
            <text:p>2.69188</text:p>
          </table:table-cell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table:formula="of:=CONCATENATE(&quot;10^&quot;;ROUNDDOWN(([.A225]-1)/10;0)+1)" office:value-type="string" office:string-value="10^23" calcext:value-type="string">
            <text:p>10^23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table:formula="of:=CONCATENATE(&quot;10^&quot;;ROUNDDOWN(([.A226]-1)/10;0)+1)" office:value-type="string" office:string-value="10^23" calcext:value-type="string">
            <text:p>10^23</text:p>
          </table:table-cell>
          <table:table-cell office:value-type="float" office:value="2.69188" calcext:value-type="float">
            <text:p>2.69188</text:p>
          </table:table-cell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table:formula="of:=CONCATENATE(&quot;10^&quot;;ROUNDDOWN(([.A227]-1)/10;0)+1)" office:value-type="string" office:string-value="10^23" calcext:value-type="string">
            <text:p>10^23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table:formula="of:=CONCATENATE(&quot;10^&quot;;ROUNDDOWN(([.A228]-1)/10;0)+1)" office:value-type="string" office:string-value="10^23" calcext:value-type="string">
            <text:p>10^23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table:formula="of:=CONCATENATE(&quot;10^&quot;;ROUNDDOWN(([.A229]-1)/10;0)+1)" office:value-type="string" office:string-value="10^23" calcext:value-type="string">
            <text:p>10^23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table:formula="of:=CONCATENATE(&quot;10^&quot;;ROUNDDOWN(([.A230]-1)/10;0)+1)" office:value-type="string" office:string-value="10^23" calcext:value-type="string">
            <text:p>10^23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table:formula="of:=CONCATENATE(&quot;10^&quot;;ROUNDDOWN(([.A231]-1)/10;0)+1)" office:value-type="string" office:string-value="10^23" calcext:value-type="string">
            <text:p>10^23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table:formula="of:=CONCATENATE(&quot;10^&quot;;ROUNDDOWN(([.A232]-1)/10;0)+1)" office:value-type="string" office:string-value="10^24" calcext:value-type="string">
            <text:p>10^24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table:formula="of:=CONCATENATE(&quot;10^&quot;;ROUNDDOWN(([.A233]-1)/10;0)+1)" office:value-type="string" office:string-value="10^24" calcext:value-type="string">
            <text:p>10^24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table:formula="of:=CONCATENATE(&quot;10^&quot;;ROUNDDOWN(([.A234]-1)/10;0)+1)" office:value-type="string" office:string-value="10^24" calcext:value-type="string">
            <text:p>10^24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table:formula="of:=CONCATENATE(&quot;10^&quot;;ROUNDDOWN(([.A235]-1)/10;0)+1)" office:value-type="string" office:string-value="10^24" calcext:value-type="string">
            <text:p>10^24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table:formula="of:=CONCATENATE(&quot;10^&quot;;ROUNDDOWN(([.A236]-1)/10;0)+1)" office:value-type="string" office:string-value="10^24" calcext:value-type="string">
            <text:p>10^24</text:p>
          </table:table-cell>
          <table:table-cell office:value-type="float" office:value="2.69187" calcext:value-type="float">
            <text:p>2.69187</text:p>
          </table:table-cell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style-name="ce1" table:formula="of:=CONCATENATE(&quot;10^&quot;;ROUNDDOWN(([.A237]-1)/10;0)+1)" office:value-type="string" office:string-value="10^24" calcext:value-type="string">
            <text:p>10^24</text:p>
          </table:table-cell>
          <table:table-cell office:value-type="float" office:value="2.69187" calcext:value-type="float">
            <text:p>2.69187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table:formula="of:=CONCATENATE(&quot;10^&quot;;ROUNDDOWN(([.A238]-1)/10;0)+1)" office:value-type="string" office:string-value="10^24" calcext:value-type="string">
            <text:p>10^24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style-name="ce1" table:formula="of:=CONCATENATE(&quot;10^&quot;;ROUNDDOWN(([.A239]-1)/10;0)+1)" office:value-type="string" office:string-value="10^24" calcext:value-type="string">
            <text:p>10^24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style-name="ce1" table:formula="of:=CONCATENATE(&quot;10^&quot;;ROUNDDOWN(([.A240]-1)/10;0)+1)" office:value-type="string" office:string-value="10^24" calcext:value-type="string">
            <text:p>10^24</text:p>
          </table:table-cell>
          <table:table-cell office:value-type="float" office:value="2.69188" calcext:value-type="float">
            <text:p>2.69188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table:formula="of:=CONCATENATE(&quot;10^&quot;;ROUNDDOWN(([.A241]-1)/10;0)+1)" office:value-type="string" office:string-value="10^24" calcext:value-type="string">
            <text:p>10^24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table:formula="of:=CONCATENATE(&quot;10^&quot;;ROUNDDOWN(([.A242]-1)/10;0)+1)" office:value-type="string" office:string-value="10^25" calcext:value-type="string">
            <text:p>10^25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table:formula="of:=CONCATENATE(&quot;10^&quot;;ROUNDDOWN(([.A243]-1)/10;0)+1)" office:value-type="string" office:string-value="10^25" calcext:value-type="string">
            <text:p>10^25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table:formula="of:=CONCATENATE(&quot;10^&quot;;ROUNDDOWN(([.A244]-1)/10;0)+1)" office:value-type="string" office:string-value="10^25" calcext:value-type="string">
            <text:p>10^25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style-name="ce1" table:formula="of:=CONCATENATE(&quot;10^&quot;;ROUNDDOWN(([.A245]-1)/10;0)+1)" office:value-type="string" office:string-value="10^25" calcext:value-type="string">
            <text:p>10^25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style-name="ce1" table:formula="of:=CONCATENATE(&quot;10^&quot;;ROUNDDOWN(([.A246]-1)/10;0)+1)" office:value-type="string" office:string-value="10^25" calcext:value-type="string">
            <text:p>10^25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1" table:formula="of:=CONCATENATE(&quot;10^&quot;;ROUNDDOWN(([.A247]-1)/10;0)+1)" office:value-type="string" office:string-value="10^25" calcext:value-type="string">
            <text:p>10^25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table:formula="of:=CONCATENATE(&quot;10^&quot;;ROUNDDOWN(([.A248]-1)/10;0)+1)" office:value-type="string" office:string-value="10^25" calcext:value-type="string">
            <text:p>10^25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style-name="ce1" table:formula="of:=CONCATENATE(&quot;10^&quot;;ROUNDDOWN(([.A249]-1)/10;0)+1)" office:value-type="string" office:string-value="10^25" calcext:value-type="string">
            <text:p>10^25</text:p>
          </table:table-cell>
          <table:table-cell office:value-type="float" office:value="2.69184" calcext:value-type="float">
            <text:p>2.69184</text:p>
          </table:table-cell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table:formula="of:=CONCATENATE(&quot;10^&quot;;ROUNDDOWN(([.A250]-1)/10;0)+1)" office:value-type="string" office:string-value="10^25" calcext:value-type="string">
            <text:p>10^25</text:p>
          </table:table-cell>
          <table:table-cell office:value-type="float" office:value="2.69186" calcext:value-type="float">
            <text:p>2.69186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table:formula="of:=CONCATENATE(&quot;10^&quot;;ROUNDDOWN(([.A251]-1)/10;0)+1)" office:value-type="string" office:string-value="10^25" calcext:value-type="string">
            <text:p>10^25</text:p>
          </table:table-cell>
          <table:table-cell office:value-type="float" office:value="2.69186" calcext:value-type="float">
            <text:p>2.69186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table:formula="of:=CONCATENATE(&quot;10^&quot;;ROUNDDOWN(([.A252]-1)/10;0)+1)" office:value-type="string" office:string-value="10^26" calcext:value-type="string">
            <text:p>10^26</text:p>
          </table:table-cell>
          <table:table-cell office:value-type="float" office:value="2.69187" calcext:value-type="float">
            <text:p>2.69187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table:formula="of:=CONCATENATE(&quot;10^&quot;;ROUNDDOWN(([.A253]-1)/10;0)+1)" office:value-type="string" office:string-value="10^26" calcext:value-type="string">
            <text:p>10^26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table:formula="of:=CONCATENATE(&quot;10^&quot;;ROUNDDOWN(([.A254]-1)/10;0)+1)" office:value-type="string" office:string-value="10^26" calcext:value-type="string">
            <text:p>10^26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table:formula="of:=CONCATENATE(&quot;10^&quot;;ROUNDDOWN(([.A255]-1)/10;0)+1)" office:value-type="string" office:string-value="10^26" calcext:value-type="string">
            <text:p>10^26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table:formula="of:=CONCATENATE(&quot;10^&quot;;ROUNDDOWN(([.A256]-1)/10;0)+1)" office:value-type="string" office:string-value="10^26" calcext:value-type="string">
            <text:p>10^26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table:formula="of:=CONCATENATE(&quot;10^&quot;;ROUNDDOWN(([.A257]-1)/10;0)+1)" office:value-type="string" office:string-value="10^26" calcext:value-type="string">
            <text:p>10^26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1" table:formula="of:=CONCATENATE(&quot;10^&quot;;ROUNDDOWN(([.A258]-1)/10;0)+1)" office:value-type="string" office:string-value="10^26" calcext:value-type="string">
            <text:p>10^26</text:p>
          </table:table-cell>
          <table:table-cell office:value-type="float" office:value="2.69185" calcext:value-type="float">
            <text:p>2.69185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table:formula="of:=CONCATENATE(&quot;10^&quot;;ROUNDDOWN(([.A259]-1)/10;0)+1)" office:value-type="string" office:string-value="10^26" calcext:value-type="string">
            <text:p>10^26</text:p>
          </table:table-cell>
          <table:table-cell office:value-type="float" office:value="2.69188" calcext:value-type="float">
            <text:p>2.69188</text:p>
          </table:table-cell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1" table:formula="of:=CONCATENATE(&quot;10^&quot;;ROUNDDOWN(([.A260]-1)/10;0)+1)" office:value-type="string" office:string-value="10^26" calcext:value-type="string">
            <text:p>10^26</text:p>
          </table:table-cell>
          <table:table-cell office:value-type="float" office:value="2.69188" calcext:value-type="float">
            <text:p>2.69188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table:formula="of:=CONCATENATE(&quot;10^&quot;;ROUNDDOWN(([.A261]-1)/10;0)+1)" office:value-type="string" office:string-value="10^26" calcext:value-type="string">
            <text:p>10^26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table:style-name="ce1" table:formula="of:=CONCATENATE(&quot;10^&quot;;ROUNDDOWN(([.A262]-1)/10;0)+1)" office:value-type="string" office:string-value="10^27" calcext:value-type="string">
            <text:p>10^27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table:formula="of:=CONCATENATE(&quot;10^&quot;;ROUNDDOWN(([.A263]-1)/10;0)+1)" office:value-type="string" office:string-value="10^27" calcext:value-type="string">
            <text:p>10^27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table:style-name="ce1" table:formula="of:=CONCATENATE(&quot;10^&quot;;ROUNDDOWN(([.A264]-1)/10;0)+1)" office:value-type="string" office:string-value="10^27" calcext:value-type="string">
            <text:p>10^27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table:style-name="ce1" table:formula="of:=CONCATENATE(&quot;10^&quot;;ROUNDDOWN(([.A265]-1)/10;0)+1)" office:value-type="string" office:string-value="10^27" calcext:value-type="string">
            <text:p>10^27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table:formula="of:=CONCATENATE(&quot;10^&quot;;ROUNDDOWN(([.A266]-1)/10;0)+1)" office:value-type="string" office:string-value="10^27" calcext:value-type="string">
            <text:p>10^27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1" table:formula="of:=CONCATENATE(&quot;10^&quot;;ROUNDDOWN(([.A267]-1)/10;0)+1)" office:value-type="string" office:string-value="10^27" calcext:value-type="string">
            <text:p>10^27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table:formula="of:=CONCATENATE(&quot;10^&quot;;ROUNDDOWN(([.A268]-1)/10;0)+1)" office:value-type="string" office:string-value="10^27" calcext:value-type="string">
            <text:p>10^27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table:formula="of:=CONCATENATE(&quot;10^&quot;;ROUNDDOWN(([.A269]-1)/10;0)+1)" office:value-type="string" office:string-value="10^27" calcext:value-type="string">
            <text:p>10^27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table:formula="of:=CONCATENATE(&quot;10^&quot;;ROUNDDOWN(([.A270]-1)/10;0)+1)" office:value-type="string" office:string-value="10^27" calcext:value-type="string">
            <text:p>10^27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table:formula="of:=CONCATENATE(&quot;10^&quot;;ROUNDDOWN(([.A271]-1)/10;0)+1)" office:value-type="string" office:string-value="10^27" calcext:value-type="string">
            <text:p>10^27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table:formula="of:=CONCATENATE(&quot;10^&quot;;ROUNDDOWN(([.A272]-1)/10;0)+1)" office:value-type="string" office:string-value="10^28" calcext:value-type="string">
            <text:p>10^28</text:p>
          </table:table-cell>
          <table:table-cell office:value-type="float" office:value="2.69193" calcext:value-type="float">
            <text:p>2.69193</text:p>
          </table:table-cell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1" table:formula="of:=CONCATENATE(&quot;10^&quot;;ROUNDDOWN(([.A273]-1)/10;0)+1)" office:value-type="string" office:string-value="10^28" calcext:value-type="string">
            <text:p>10^28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1" table:formula="of:=CONCATENATE(&quot;10^&quot;;ROUNDDOWN(([.A274]-1)/10;0)+1)" office:value-type="string" office:string-value="10^28" calcext:value-type="string">
            <text:p>10^28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table:style-name="ce1" table:formula="of:=CONCATENATE(&quot;10^&quot;;ROUNDDOWN(([.A275]-1)/10;0)+1)" office:value-type="string" office:string-value="10^28" calcext:value-type="string">
            <text:p>10^28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table:formula="of:=CONCATENATE(&quot;10^&quot;;ROUNDDOWN(([.A276]-1)/10;0)+1)" office:value-type="string" office:string-value="10^28" calcext:value-type="string">
            <text:p>10^28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table:formula="of:=CONCATENATE(&quot;10^&quot;;ROUNDDOWN(([.A277]-1)/10;0)+1)" office:value-type="string" office:string-value="10^28" calcext:value-type="string">
            <text:p>10^28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1" table:formula="of:=CONCATENATE(&quot;10^&quot;;ROUNDDOWN(([.A278]-1)/10;0)+1)" office:value-type="string" office:string-value="10^28" calcext:value-type="string">
            <text:p>10^28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1" table:formula="of:=CONCATENATE(&quot;10^&quot;;ROUNDDOWN(([.A279]-1)/10;0)+1)" office:value-type="string" office:string-value="10^28" calcext:value-type="string">
            <text:p>10^28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table:formula="of:=CONCATENATE(&quot;10^&quot;;ROUNDDOWN(([.A280]-1)/10;0)+1)" office:value-type="string" office:string-value="10^28" calcext:value-type="string">
            <text:p>10^28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table:formula="of:=CONCATENATE(&quot;10^&quot;;ROUNDDOWN(([.A281]-1)/10;0)+1)" office:value-type="string" office:string-value="10^28" calcext:value-type="string">
            <text:p>10^28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table:formula="of:=CONCATENATE(&quot;10^&quot;;ROUNDDOWN(([.A282]-1)/10;0)+1)" office:value-type="string" office:string-value="10^29" calcext:value-type="string">
            <text:p>10^29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table:formula="of:=CONCATENATE(&quot;10^&quot;;ROUNDDOWN(([.A283]-1)/10;0)+1)" office:value-type="string" office:string-value="10^29" calcext:value-type="string">
            <text:p>10^29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1" table:formula="of:=CONCATENATE(&quot;10^&quot;;ROUNDDOWN(([.A284]-1)/10;0)+1)" office:value-type="string" office:string-value="10^29" calcext:value-type="string">
            <text:p>10^29</text:p>
          </table:table-cell>
          <table:table-cell office:value-type="float" office:value="2.69189" calcext:value-type="float">
            <text:p>2.69189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table:formula="of:=CONCATENATE(&quot;10^&quot;;ROUNDDOWN(([.A285]-1)/10;0)+1)" office:value-type="string" office:string-value="10^29" calcext:value-type="string">
            <text:p>10^29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table:formula="of:=CONCATENATE(&quot;10^&quot;;ROUNDDOWN(([.A286]-1)/10;0)+1)" office:value-type="string" office:string-value="10^29" calcext:value-type="string">
            <text:p>10^29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table:formula="of:=CONCATENATE(&quot;10^&quot;;ROUNDDOWN(([.A287]-1)/10;0)+1)" office:value-type="string" office:string-value="10^29" calcext:value-type="string">
            <text:p>10^29</text:p>
          </table:table-cell>
          <table:table-cell office:value-type="float" office:value="2.69191" calcext:value-type="float">
            <text:p>2.69191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table:formula="of:=CONCATENATE(&quot;10^&quot;;ROUNDDOWN(([.A288]-1)/10;0)+1)" office:value-type="string" office:string-value="10^29" calcext:value-type="string">
            <text:p>10^29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table:formula="of:=CONCATENATE(&quot;10^&quot;;ROUNDDOWN(([.A289]-1)/10;0)+1)" office:value-type="string" office:string-value="10^29" calcext:value-type="string">
            <text:p>10^29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89" calcext:value-type="float">
            <text:p>289</text:p>
          </table:table-cell>
          <table:table-cell table:style-name="ce1" table:formula="of:=CONCATENATE(&quot;10^&quot;;ROUNDDOWN(([.A290]-1)/10;0)+1)" office:value-type="string" office:string-value="10^29" calcext:value-type="string">
            <text:p>10^29</text:p>
          </table:table-cell>
          <table:table-cell office:value-type="float" office:value="2.69188" calcext:value-type="float">
            <text:p>2.69188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table:formula="of:=CONCATENATE(&quot;10^&quot;;ROUNDDOWN(([.A291]-1)/10;0)+1)" office:value-type="string" office:string-value="10^29" calcext:value-type="string">
            <text:p>10^29</text:p>
          </table:table-cell>
          <table:table-cell office:value-type="float" office:value="2.6919" calcext:value-type="float">
            <text:p>2.6919</text:p>
          </table:table-cell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table:formula="of:=CONCATENATE(&quot;10^&quot;;ROUNDDOWN(([.A292]-1)/10;0)+1)" office:value-type="string" office:string-value="10^30" calcext:value-type="string">
            <text:p>10^30</text:p>
          </table:table-cell>
          <table:table-cell office:value-type="float" office:value="2.69192" calcext:value-type="float">
            <text:p>2.69192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table:formula="of:=CONCATENATE(&quot;10^&quot;;ROUNDDOWN(([.A293]-1)/10;0)+1)" office:value-type="string" office:string-value="10^30" calcext:value-type="string">
            <text:p>10^30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table:formula="of:=CONCATENATE(&quot;10^&quot;;ROUNDDOWN(([.A294]-1)/10;0)+1)" office:value-type="string" office:string-value="10^30" calcext:value-type="string">
            <text:p>10^30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table:formula="of:=CONCATENATE(&quot;10^&quot;;ROUNDDOWN(([.A295]-1)/10;0)+1)" office:value-type="string" office:string-value="10^30" calcext:value-type="string">
            <text:p>10^30</text:p>
          </table:table-cell>
          <table:table-cell office:value-type="float" office:value="2.69197" calcext:value-type="float">
            <text:p>2.69197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table:formula="of:=CONCATENATE(&quot;10^&quot;;ROUNDDOWN(([.A296]-1)/10;0)+1)" office:value-type="string" office:string-value="10^30" calcext:value-type="string">
            <text:p>10^30</text:p>
          </table:table-cell>
          <table:table-cell office:value-type="float" office:value="2.69195" calcext:value-type="float">
            <text:p>2.69195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table:formula="of:=CONCATENATE(&quot;10^&quot;;ROUNDDOWN(([.A297]-1)/10;0)+1)" office:value-type="string" office:string-value="10^30" calcext:value-type="string">
            <text:p>10^30</text:p>
          </table:table-cell>
          <table:table-cell office:value-type="float" office:value="2.69195" calcext:value-type="float">
            <text:p>2.69195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table:formula="of:=CONCATENATE(&quot;10^&quot;;ROUNDDOWN(([.A298]-1)/10;0)+1)" office:value-type="string" office:string-value="10^30" calcext:value-type="string">
            <text:p>10^30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1" table:formula="of:=CONCATENATE(&quot;10^&quot;;ROUNDDOWN(([.A299]-1)/10;0)+1)" office:value-type="string" office:string-value="10^30" calcext:value-type="string">
            <text:p>10^30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table:formula="of:=CONCATENATE(&quot;10^&quot;;ROUNDDOWN(([.A300]-1)/10;0)+1)" office:value-type="string" office:string-value="10^30" calcext:value-type="string">
            <text:p>10^30</text:p>
          </table:table-cell>
          <table:table-cell office:value-type="float" office:value="2.69194" calcext:value-type="float">
            <text:p>2.69194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table:formula="of:=CONCATENATE(&quot;10^&quot;;ROUNDDOWN(([.A301]-1)/10;0)+1)" office:value-type="string" office:string-value="10^30" calcext:value-type="string">
            <text:p>10^30</text:p>
          </table:table-cell>
          <table:table-cell office:value-type="float" office:value="2.69195" calcext:value-type="float">
            <text:p>2.69195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table:formula="of:=CONCATENATE(&quot;10^&quot;;ROUNDDOWN(([.A302]-1)/10;0)+1)" office:value-type="string" office:string-value="10^31" calcext:value-type="string">
            <text:p>10^31</text:p>
          </table:table-cell>
          <table:table-cell office:value-type="float" office:value="2.69196" calcext:value-type="float">
            <text:p>2.69196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table:formula="of:=CONCATENATE(&quot;10^&quot;;ROUNDDOWN(([.A303]-1)/10;0)+1)" office:value-type="string" office:string-value="10^31" calcext:value-type="string">
            <text:p>10^31</text:p>
          </table:table-cell>
          <table:table-cell office:value-type="float" office:value="2.69196" calcext:value-type="float">
            <text:p>2.69196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table:formula="of:=CONCATENATE(&quot;10^&quot;;ROUNDDOWN(([.A304]-1)/10;0)+1)" office:value-type="string" office:string-value="10^31" calcext:value-type="string">
            <text:p>10^31</text:p>
          </table:table-cell>
          <table:table-cell office:value-type="float" office:value="2.69196" calcext:value-type="float">
            <text:p>2.69196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table:formula="of:=CONCATENATE(&quot;10^&quot;;ROUNDDOWN(([.A305]-1)/10;0)+1)" office:value-type="string" office:string-value="10^31" calcext:value-type="string">
            <text:p>10^31</text:p>
          </table:table-cell>
          <table:table-cell office:value-type="float" office:value="2.69197" calcext:value-type="float">
            <text:p>2.69197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table:formula="of:=CONCATENATE(&quot;10^&quot;;ROUNDDOWN(([.A306]-1)/10;0)+1)" office:value-type="string" office:string-value="10^31" calcext:value-type="string">
            <text:p>10^31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table:formula="of:=CONCATENATE(&quot;10^&quot;;ROUNDDOWN(([.A307]-1)/10;0)+1)" office:value-type="string" office:string-value="10^31" calcext:value-type="string">
            <text:p>10^31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table:formula="of:=CONCATENATE(&quot;10^&quot;;ROUNDDOWN(([.A308]-1)/10;0)+1)" office:value-type="string" office:string-value="10^31" calcext:value-type="string">
            <text:p>10^31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table:formula="of:=CONCATENATE(&quot;10^&quot;;ROUNDDOWN(([.A309]-1)/10;0)+1)" office:value-type="string" office:string-value="10^31" calcext:value-type="string">
            <text:p>10^31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table:formula="of:=CONCATENATE(&quot;10^&quot;;ROUNDDOWN(([.A310]-1)/10;0)+1)" office:value-type="string" office:string-value="10^31" calcext:value-type="string">
            <text:p>10^31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table:formula="of:=CONCATENATE(&quot;10^&quot;;ROUNDDOWN(([.A311]-1)/10;0)+1)" office:value-type="string" office:string-value="10^31" calcext:value-type="string">
            <text:p>10^31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table:formula="of:=CONCATENATE(&quot;10^&quot;;ROUNDDOWN(([.A312]-1)/10;0)+1)" office:value-type="string" office:string-value="10^32" calcext:value-type="string">
            <text:p>10^32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table:formula="of:=CONCATENATE(&quot;10^&quot;;ROUNDDOWN(([.A313]-1)/10;0)+1)" office:value-type="string" office:string-value="10^32" calcext:value-type="string">
            <text:p>10^32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table:formula="of:=CONCATENATE(&quot;10^&quot;;ROUNDDOWN(([.A314]-1)/10;0)+1)" office:value-type="string" office:string-value="10^32" calcext:value-type="string">
            <text:p>10^32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table:formula="of:=CONCATENATE(&quot;10^&quot;;ROUNDDOWN(([.A315]-1)/10;0)+1)" office:value-type="string" office:string-value="10^32" calcext:value-type="string">
            <text:p>10^32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table:formula="of:=CONCATENATE(&quot;10^&quot;;ROUNDDOWN(([.A316]-1)/10;0)+1)" office:value-type="string" office:string-value="10^32" calcext:value-type="string">
            <text:p>10^32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table:formula="of:=CONCATENATE(&quot;10^&quot;;ROUNDDOWN(([.A317]-1)/10;0)+1)" office:value-type="string" office:string-value="10^32" calcext:value-type="string">
            <text:p>10^32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table:formula="of:=CONCATENATE(&quot;10^&quot;;ROUNDDOWN(([.A318]-1)/10;0)+1)" office:value-type="string" office:string-value="10^32" calcext:value-type="string">
            <text:p>10^32</text:p>
          </table:table-cell>
          <table:table-cell office:value-type="float" office:value="2.69198" calcext:value-type="float">
            <text:p>2.69198</text:p>
          </table:table-cell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table:formula="of:=CONCATENATE(&quot;10^&quot;;ROUNDDOWN(([.A319]-1)/10;0)+1)" office:value-type="string" office:string-value="10^32" calcext:value-type="string">
            <text:p>10^32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table:formula="of:=CONCATENATE(&quot;10^&quot;;ROUNDDOWN(([.A320]-1)/10;0)+1)" office:value-type="string" office:string-value="10^32" calcext:value-type="string">
            <text:p>10^32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table:formula="of:=CONCATENATE(&quot;10^&quot;;ROUNDDOWN(([.A321]-1)/10;0)+1)" office:value-type="string" office:string-value="10^32" calcext:value-type="string">
            <text:p>10^32</text:p>
          </table:table-cell>
          <table:table-cell office:value-type="float" office:value="2.692" calcext:value-type="float">
            <text:p>2.692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table:formula="of:=CONCATENATE(&quot;10^&quot;;ROUNDDOWN(([.A322]-1)/10;0)+1)" office:value-type="string" office:string-value="10^33" calcext:value-type="string">
            <text:p>10^33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table:formula="of:=CONCATENATE(&quot;10^&quot;;ROUNDDOWN(([.A323]-1)/10;0)+1)" office:value-type="string" office:string-value="10^33" calcext:value-type="string">
            <text:p>10^33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table:formula="of:=CONCATENATE(&quot;10^&quot;;ROUNDDOWN(([.A324]-1)/10;0)+1)" office:value-type="string" office:string-value="10^33" calcext:value-type="string">
            <text:p>10^33</text:p>
          </table:table-cell>
          <table:table-cell office:value-type="float" office:value="2.692" calcext:value-type="float">
            <text:p>2.692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table:formula="of:=CONCATENATE(&quot;10^&quot;;ROUNDDOWN(([.A325]-1)/10;0)+1)" office:value-type="string" office:string-value="10^33" calcext:value-type="string">
            <text:p>10^33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table:formula="of:=CONCATENATE(&quot;10^&quot;;ROUNDDOWN(([.A326]-1)/10;0)+1)" office:value-type="string" office:string-value="10^33" calcext:value-type="string">
            <text:p>10^33</text:p>
          </table:table-cell>
          <table:table-cell office:value-type="float" office:value="2.692" calcext:value-type="float">
            <text:p>2.692</text:p>
          </table:table-cell>
        </table:table-row>
        <table:table-row table:style-name="ro1">
          <table:table-cell table:style-name="ce1" office:value-type="float" office:value="326" calcext:value-type="float">
            <text:p>326</text:p>
          </table:table-cell>
          <table:table-cell table:style-name="ce1" table:formula="of:=CONCATENATE(&quot;10^&quot;;ROUNDDOWN(([.A327]-1)/10;0)+1)" office:value-type="string" office:string-value="10^33" calcext:value-type="string">
            <text:p>10^33</text:p>
          </table:table-cell>
          <table:table-cell office:value-type="float" office:value="2.69199" calcext:value-type="float">
            <text:p>2.69199</text:p>
          </table:table-cell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1" table:formula="of:=CONCATENATE(&quot;10^&quot;;ROUNDDOWN(([.A328]-1)/10;0)+1)" office:value-type="string" office:string-value="10^33" calcext:value-type="string">
            <text:p>10^33</text:p>
          </table:table-cell>
          <table:table-cell office:value-type="float" office:value="2.692" calcext:value-type="float">
            <text:p>2.692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table:formula="of:=CONCATENATE(&quot;10^&quot;;ROUNDDOWN(([.A329]-1)/10;0)+1)" office:value-type="string" office:string-value="10^33" calcext:value-type="string">
            <text:p>10^33</text:p>
          </table:table-cell>
          <table:table-cell office:value-type="float" office:value="2.69201" calcext:value-type="float">
            <text:p>2.69201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table:formula="of:=CONCATENATE(&quot;10^&quot;;ROUNDDOWN(([.A330]-1)/10;0)+1)" office:value-type="string" office:string-value="10^33" calcext:value-type="string">
            <text:p>10^33</text:p>
          </table:table-cell>
          <table:table-cell office:value-type="float" office:value="2.69202" calcext:value-type="float">
            <text:p>2.69202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table:formula="of:=CONCATENATE(&quot;10^&quot;;ROUNDDOWN(([.A331]-1)/10;0)+1)" office:value-type="string" office:string-value="10^33" calcext:value-type="string">
            <text:p>10^33</text:p>
          </table:table-cell>
          <table:table-cell office:value-type="float" office:value="2.69201" calcext:value-type="float">
            <text:p>2.69201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table:formula="of:=CONCATENATE(&quot;10^&quot;;ROUNDDOWN(([.A332]-1)/10;0)+1)" office:value-type="string" office:string-value="10^34" calcext:value-type="string">
            <text:p>10^34</text:p>
          </table:table-cell>
          <table:table-cell office:value-type="float" office:value="2.69201" calcext:value-type="float">
            <text:p>2.69201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table:formula="of:=CONCATENATE(&quot;10^&quot;;ROUNDDOWN(([.A333]-1)/10;0)+1)" office:value-type="string" office:string-value="10^34" calcext:value-type="string">
            <text:p>10^34</text:p>
          </table:table-cell>
          <table:table-cell office:value-type="float" office:value="2.69202" calcext:value-type="float">
            <text:p>2.69202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1" table:formula="of:=CONCATENATE(&quot;10^&quot;;ROUNDDOWN(([.A334]-1)/10;0)+1)" office:value-type="string" office:string-value="10^34" calcext:value-type="string">
            <text:p>10^34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1" table:formula="of:=CONCATENATE(&quot;10^&quot;;ROUNDDOWN(([.A335]-1)/10;0)+1)" office:value-type="string" office:string-value="10^34" calcext:value-type="string">
            <text:p>10^34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1" table:formula="of:=CONCATENATE(&quot;10^&quot;;ROUNDDOWN(([.A336]-1)/10;0)+1)" office:value-type="string" office:string-value="10^34" calcext:value-type="string">
            <text:p>10^34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1" table:formula="of:=CONCATENATE(&quot;10^&quot;;ROUNDDOWN(([.A337]-1)/10;0)+1)" office:value-type="string" office:string-value="10^34" calcext:value-type="string">
            <text:p>10^34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1" table:formula="of:=CONCATENATE(&quot;10^&quot;;ROUNDDOWN(([.A338]-1)/10;0)+1)" office:value-type="string" office:string-value="10^34" calcext:value-type="string">
            <text:p>10^34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38" calcext:value-type="float">
            <text:p>338</text:p>
          </table:table-cell>
          <table:table-cell table:style-name="ce1" table:formula="of:=CONCATENATE(&quot;10^&quot;;ROUNDDOWN(([.A339]-1)/10;0)+1)" office:value-type="string" office:string-value="10^34" calcext:value-type="string">
            <text:p>10^34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1" table:formula="of:=CONCATENATE(&quot;10^&quot;;ROUNDDOWN(([.A340]-1)/10;0)+1)" office:value-type="string" office:string-value="10^34" calcext:value-type="string">
            <text:p>10^34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table:formula="of:=CONCATENATE(&quot;10^&quot;;ROUNDDOWN(([.A341]-1)/10;0)+1)" office:value-type="string" office:string-value="10^34" calcext:value-type="string">
            <text:p>10^34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table:style-name="ce1" table:formula="of:=CONCATENATE(&quot;10^&quot;;ROUNDDOWN(([.A342]-1)/10;0)+1)" office:value-type="string" office:string-value="10^35" calcext:value-type="string">
            <text:p>10^35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table:style-name="ce1" table:formula="of:=CONCATENATE(&quot;10^&quot;;ROUNDDOWN(([.A343]-1)/10;0)+1)" office:value-type="string" office:string-value="10^35" calcext:value-type="string">
            <text:p>10^35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table:formula="of:=CONCATENATE(&quot;10^&quot;;ROUNDDOWN(([.A344]-1)/10;0)+1)" office:value-type="string" office:string-value="10^35" calcext:value-type="string">
            <text:p>10^35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table:formula="of:=CONCATENATE(&quot;10^&quot;;ROUNDDOWN(([.A345]-1)/10;0)+1)" office:value-type="string" office:string-value="10^35" calcext:value-type="string">
            <text:p>10^35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table:style-name="ce1" table:formula="of:=CONCATENATE(&quot;10^&quot;;ROUNDDOWN(([.A346]-1)/10;0)+1)" office:value-type="string" office:string-value="10^35" calcext:value-type="string">
            <text:p>10^35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table:style-name="ce1" table:formula="of:=CONCATENATE(&quot;10^&quot;;ROUNDDOWN(([.A347]-1)/10;0)+1)" office:value-type="string" office:string-value="10^35" calcext:value-type="string">
            <text:p>10^35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table:style-name="ce1" table:formula="of:=CONCATENATE(&quot;10^&quot;;ROUNDDOWN(([.A348]-1)/10;0)+1)" office:value-type="string" office:string-value="10^35" calcext:value-type="string">
            <text:p>10^35</text:p>
          </table:table-cell>
          <table:table-cell office:value-type="float" office:value="2.69203" calcext:value-type="float">
            <text:p>2.69203</text:p>
          </table:table-cell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table:style-name="ce1" table:formula="of:=CONCATENATE(&quot;10^&quot;;ROUNDDOWN(([.A349]-1)/10;0)+1)" office:value-type="string" office:string-value="10^35" calcext:value-type="string">
            <text:p>10^35</text:p>
          </table:table-cell>
          <table:table-cell office:value-type="float" office:value="2.69204" calcext:value-type="float">
            <text:p>2.69204</text:p>
          </table:table-cell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table:style-name="ce1" table:formula="of:=CONCATENATE(&quot;10^&quot;;ROUNDDOWN(([.A350]-1)/10;0)+1)" office:value-type="string" office:string-value="10^35" calcext:value-type="string">
            <text:p>10^35</text:p>
          </table:table-cell>
          <table:table-cell office:value-type="float" office:value="2.69205" calcext:value-type="float">
            <text:p>2.69205</text:p>
          </table:table-cell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table:formula="of:=CONCATENATE(&quot;10^&quot;;ROUNDDOWN(([.A351]-1)/10;0)+1)" office:value-type="string" office:string-value="10^35" calcext:value-type="string">
            <text:p>10^35</text:p>
          </table:table-cell>
          <table:table-cell office:value-type="float" office:value="2.69205" calcext:value-type="float">
            <text:p>2.69205</text:p>
          </table:table-cell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table:style-name="ce1" table:formula="of:=CONCATENATE(&quot;10^&quot;;ROUNDDOWN(([.A352]-1)/10;0)+1)" office:value-type="string" office:string-value="10^36" calcext:value-type="string">
            <text:p>10^36</text:p>
          </table:table-cell>
          <table:table-cell office:value-type="float" office:value="2.69205" calcext:value-type="float">
            <text:p>2.69205</text:p>
          </table:table-cell>
        </table:table-row>
        <table:table-row table:style-name="ro1">
          <table:table-cell table:style-name="ce1" office:value-type="float" office:value="352" calcext:value-type="float">
            <text:p>352</text:p>
          </table:table-cell>
          <table:table-cell table:style-name="ce1" table:formula="of:=CONCATENATE(&quot;10^&quot;;ROUNDDOWN(([.A353]-1)/10;0)+1)" office:value-type="string" office:string-value="10^36" calcext:value-type="string">
            <text:p>10^36</text:p>
          </table:table-cell>
          <table:table-cell office:value-type="float" office:value="2.69205" calcext:value-type="float">
            <text:p>2.69205</text:p>
          </table:table-cell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table:style-name="ce1" table:formula="of:=CONCATENATE(&quot;10^&quot;;ROUNDDOWN(([.A354]-1)/10;0)+1)" office:value-type="string" office:string-value="10^36" calcext:value-type="string">
            <text:p>10^36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table:style-name="ce1" table:formula="of:=CONCATENATE(&quot;10^&quot;;ROUNDDOWN(([.A355]-1)/10;0)+1)" office:value-type="string" office:string-value="10^36" calcext:value-type="string">
            <text:p>10^36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table:style-name="ce1" table:formula="of:=CONCATENATE(&quot;10^&quot;;ROUNDDOWN(([.A356]-1)/10;0)+1)" office:value-type="string" office:string-value="10^36" calcext:value-type="string">
            <text:p>10^36</text:p>
          </table:table-cell>
          <table:table-cell office:value-type="float" office:value="2.69205" calcext:value-type="float">
            <text:p>2.69205</text:p>
          </table:table-cell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table:style-name="ce1" table:formula="of:=CONCATENATE(&quot;10^&quot;;ROUNDDOWN(([.A357]-1)/10;0)+1)" office:value-type="string" office:string-value="10^36" calcext:value-type="string">
            <text:p>10^36</text:p>
          </table:table-cell>
          <table:table-cell office:value-type="float" office:value="2.69205" calcext:value-type="float">
            <text:p>2.69205</text:p>
          </table:table-cell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table:formula="of:=CONCATENATE(&quot;10^&quot;;ROUNDDOWN(([.A358]-1)/10;0)+1)" office:value-type="string" office:string-value="10^36" calcext:value-type="string">
            <text:p>10^36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table:formula="of:=CONCATENATE(&quot;10^&quot;;ROUNDDOWN(([.A359]-1)/10;0)+1)" office:value-type="string" office:string-value="10^36" calcext:value-type="string">
            <text:p>10^36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table:style-name="ce1" table:formula="of:=CONCATENATE(&quot;10^&quot;;ROUNDDOWN(([.A360]-1)/10;0)+1)" office:value-type="string" office:string-value="10^36" calcext:value-type="string">
            <text:p>10^36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table:formula="of:=CONCATENATE(&quot;10^&quot;;ROUNDDOWN(([.A361]-1)/10;0)+1)" office:value-type="string" office:string-value="10^36" calcext:value-type="string">
            <text:p>10^36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table:style-name="ce1" table:formula="of:=CONCATENATE(&quot;10^&quot;;ROUNDDOWN(([.A362]-1)/10;0)+1)" office:value-type="string" office:string-value="10^37" calcext:value-type="string">
            <text:p>10^37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1" table:formula="of:=CONCATENATE(&quot;10^&quot;;ROUNDDOWN(([.A363]-1)/10;0)+1)" office:value-type="string" office:string-value="10^37" calcext:value-type="string">
            <text:p>10^37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63" calcext:value-type="float">
            <text:p>363</text:p>
          </table:table-cell>
          <table:table-cell table:style-name="ce1" table:formula="of:=CONCATENATE(&quot;10^&quot;;ROUNDDOWN(([.A364]-1)/10;0)+1)" office:value-type="string" office:string-value="10^37" calcext:value-type="string">
            <text:p>10^37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 table:formula="of:=CONCATENATE(&quot;10^&quot;;ROUNDDOWN(([.A365]-1)/10;0)+1)" office:value-type="string" office:string-value="10^37" calcext:value-type="string">
            <text:p>10^37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 table:formula="of:=CONCATENATE(&quot;10^&quot;;ROUNDDOWN(([.A366]-1)/10;0)+1)" office:value-type="string" office:string-value="10^37" calcext:value-type="string">
            <text:p>10^37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table:style-name="ce1" table:formula="of:=CONCATENATE(&quot;10^&quot;;ROUNDDOWN(([.A367]-1)/10;0)+1)" office:value-type="string" office:string-value="10^37" calcext:value-type="string">
            <text:p>10^37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table:style-name="ce1" table:formula="of:=CONCATENATE(&quot;10^&quot;;ROUNDDOWN(([.A368]-1)/10;0)+1)" office:value-type="string" office:string-value="10^37" calcext:value-type="string">
            <text:p>10^37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table:style-name="ce1" table:formula="of:=CONCATENATE(&quot;10^&quot;;ROUNDDOWN(([.A369]-1)/10;0)+1)" office:value-type="string" office:string-value="10^37" calcext:value-type="string">
            <text:p>10^37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table:style-name="ce1" table:formula="of:=CONCATENATE(&quot;10^&quot;;ROUNDDOWN(([.A370]-1)/10;0)+1)" office:value-type="string" office:string-value="10^37" calcext:value-type="string">
            <text:p>10^37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table:formula="of:=CONCATENATE(&quot;10^&quot;;ROUNDDOWN(([.A371]-1)/10;0)+1)" office:value-type="string" office:string-value="10^37" calcext:value-type="string">
            <text:p>10^37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1" table:formula="of:=CONCATENATE(&quot;10^&quot;;ROUNDDOWN(([.A372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table:style-name="ce1" table:formula="of:=CONCATENATE(&quot;10^&quot;;ROUNDDOWN(([.A373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table:style-name="ce1" table:formula="of:=CONCATENATE(&quot;10^&quot;;ROUNDDOWN(([.A374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table:style-name="ce1" table:formula="of:=CONCATENATE(&quot;10^&quot;;ROUNDDOWN(([.A375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table:formula="of:=CONCATENATE(&quot;10^&quot;;ROUNDDOWN(([.A376]-1)/10;0)+1)" office:value-type="string" office:string-value="10^38" calcext:value-type="string">
            <text:p>10^38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376" calcext:value-type="float">
            <text:p>376</text:p>
          </table:table-cell>
          <table:table-cell table:style-name="ce1" table:formula="of:=CONCATENATE(&quot;10^&quot;;ROUNDDOWN(([.A377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7" calcext:value-type="float">
            <text:p>377</text:p>
          </table:table-cell>
          <table:table-cell table:style-name="ce1" table:formula="of:=CONCATENATE(&quot;10^&quot;;ROUNDDOWN(([.A378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table:formula="of:=CONCATENATE(&quot;10^&quot;;ROUNDDOWN(([.A379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79" calcext:value-type="float">
            <text:p>379</text:p>
          </table:table-cell>
          <table:table-cell table:style-name="ce1" table:formula="of:=CONCATENATE(&quot;10^&quot;;ROUNDDOWN(([.A380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table:formula="of:=CONCATENATE(&quot;10^&quot;;ROUNDDOWN(([.A381]-1)/10;0)+1)" office:value-type="string" office:string-value="10^38" calcext:value-type="string">
            <text:p>10^38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 table:formula="of:=CONCATENATE(&quot;10^&quot;;ROUNDDOWN(([.A382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table:style-name="ce1" table:formula="of:=CONCATENATE(&quot;10^&quot;;ROUNDDOWN(([.A383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1" table:formula="of:=CONCATENATE(&quot;10^&quot;;ROUNDDOWN(([.A384]-1)/10;0)+1)" office:value-type="string" office:string-value="10^39" calcext:value-type="string">
            <text:p>10^39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table:style-name="ce1" table:formula="of:=CONCATENATE(&quot;10^&quot;;ROUNDDOWN(([.A385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table:style-name="ce1" table:formula="of:=CONCATENATE(&quot;10^&quot;;ROUNDDOWN(([.A386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table:style-name="ce1" table:formula="of:=CONCATENATE(&quot;10^&quot;;ROUNDDOWN(([.A387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7" calcext:value-type="float">
            <text:p>387</text:p>
          </table:table-cell>
          <table:table-cell table:style-name="ce1" table:formula="of:=CONCATENATE(&quot;10^&quot;;ROUNDDOWN(([.A388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 table:formula="of:=CONCATENATE(&quot;10^&quot;;ROUNDDOWN(([.A389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table:formula="of:=CONCATENATE(&quot;10^&quot;;ROUNDDOWN(([.A390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table:formula="of:=CONCATENATE(&quot;10^&quot;;ROUNDDOWN(([.A391]-1)/10;0)+1)" office:value-type="string" office:string-value="10^39" calcext:value-type="string">
            <text:p>10^39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91" calcext:value-type="float">
            <text:p>391</text:p>
          </table:table-cell>
          <table:table-cell table:style-name="ce1" table:formula="of:=CONCATENATE(&quot;10^&quot;;ROUNDDOWN(([.A392]-1)/10;0)+1)" office:value-type="string" office:string-value="10^40" calcext:value-type="string">
            <text:p>10^40</text:p>
          </table:table-cell>
          <table:table-cell office:value-type="float" office:value="2.69207" calcext:value-type="float">
            <text:p>2.69207</text:p>
          </table:table-cell>
        </table:table-row>
        <table:table-row table:style-name="ro1">
          <table:table-cell table:style-name="ce1" office:value-type="float" office:value="392" calcext:value-type="float">
            <text:p>392</text:p>
          </table:table-cell>
          <table:table-cell table:style-name="ce1" table:formula="of:=CONCATENATE(&quot;10^&quot;;ROUNDDOWN(([.A393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393" calcext:value-type="float">
            <text:p>393</text:p>
          </table:table-cell>
          <table:table-cell table:style-name="ce1" table:formula="of:=CONCATENATE(&quot;10^&quot;;ROUNDDOWN(([.A394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table:style-name="ce1" table:formula="of:=CONCATENATE(&quot;10^&quot;;ROUNDDOWN(([.A395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395" calcext:value-type="float">
            <text:p>395</text:p>
          </table:table-cell>
          <table:table-cell table:style-name="ce1" table:formula="of:=CONCATENATE(&quot;10^&quot;;ROUNDDOWN(([.A396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table:formula="of:=CONCATENATE(&quot;10^&quot;;ROUNDDOWN(([.A397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397" calcext:value-type="float">
            <text:p>397</text:p>
          </table:table-cell>
          <table:table-cell table:style-name="ce1" table:formula="of:=CONCATENATE(&quot;10^&quot;;ROUNDDOWN(([.A398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398" calcext:value-type="float">
            <text:p>398</text:p>
          </table:table-cell>
          <table:table-cell table:style-name="ce1" table:formula="of:=CONCATENATE(&quot;10^&quot;;ROUNDDOWN(([.A399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399" calcext:value-type="float">
            <text:p>399</text:p>
          </table:table-cell>
          <table:table-cell table:style-name="ce1" table:formula="of:=CONCATENATE(&quot;10^&quot;;ROUNDDOWN(([.A400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table:formula="of:=CONCATENATE(&quot;10^&quot;;ROUNDDOWN(([.A401]-1)/10;0)+1)" office:value-type="string" office:string-value="10^40" calcext:value-type="string">
            <text:p>10^40</text:p>
          </table:table-cell>
          <table:table-cell office:value-type="float" office:value="2.69208" calcext:value-type="float">
            <text:p>2.69208</text:p>
          </table:table-cell>
        </table:table-row>
        <table:table-row table:style-name="ro1" table:number-rows-repeated="10481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tem - Limites" table:style-name="ta1">
        <table:shapes>
          <draw:frame draw:z-index="0" draw:style-name="gr1" draw:text-style-name="P1" svg:width="6.5984in" svg:height="3.5441in" svg:x="4.7862in" svg:y="2.8555in">
            <draw:object draw:notify-on-update-of-ranges="'Item - Limites'.A1:'Item - Limites'.A1 'Item - Limites'.A2:'Item - Limites'.A401 'Item - Limites'.D1:'Item - Limites'.D1 'Item - Limites'.D2:'Item - Limites'.D4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ce4"/>
        <table:table-column table:style-name="co2" table:default-cell-style-name="Default"/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Categoria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CONCATENATE([.A2];&quot;-&quot;;[.B2])" office:value-type="string" office:string-value="1-1" calcext:value-type="string">
            <text:p>1-1</text:p>
          </table:table-cell>
          <table:table-cell office:value-type="float" office:value="3.15313" calcext:value-type="float">
            <text:p>3.1531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3];&quot;-&quot;;[.B3])" office:value-type="string" office:string-value="1-2" calcext:value-type="string">
            <text:p>1-2</text:p>
          </table:table-cell>
          <table:table-cell office:value-type="float" office:value="3.11156" calcext:value-type="float">
            <text:p>3.1115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4];&quot;-&quot;;[.B4])" office:value-type="string" office:string-value="1-3" calcext:value-type="string">
            <text:p>1-3</text:p>
          </table:table-cell>
          <table:table-cell office:value-type="float" office:value="3.07357" calcext:value-type="float">
            <text:p>3.0735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5];&quot;-&quot;;[.B5])" office:value-type="string" office:string-value="1-4" calcext:value-type="string">
            <text:p>1-4</text:p>
          </table:table-cell>
          <table:table-cell office:value-type="float" office:value="3.04371" calcext:value-type="float">
            <text:p>3.0437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6];&quot;-&quot;;[.B6])" office:value-type="string" office:string-value="1-5" calcext:value-type="string">
            <text:p>1-5</text:p>
          </table:table-cell>
          <table:table-cell office:value-type="float" office:value="3.01809" calcext:value-type="float">
            <text:p>3.018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7];&quot;-&quot;;[.B7])" office:value-type="string" office:string-value="1-6" calcext:value-type="string">
            <text:p>1-6</text:p>
          </table:table-cell>
          <table:table-cell office:value-type="float" office:value="2.99107" calcext:value-type="float">
            <text:p>2.9910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8];&quot;-&quot;;[.B8])" office:value-type="string" office:string-value="1-7" calcext:value-type="string">
            <text:p>1-7</text:p>
          </table:table-cell>
          <table:table-cell office:value-type="float" office:value="2.96686" calcext:value-type="float">
            <text:p>2.9668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9];&quot;-&quot;;[.B9])" office:value-type="string" office:string-value="1-8" calcext:value-type="string">
            <text:p>1-8</text:p>
          </table:table-cell>
          <table:table-cell office:value-type="float" office:value="2.93756" calcext:value-type="float">
            <text:p>2.9375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10];&quot;-&quot;;[.B10])" office:value-type="string" office:string-value="1-9" calcext:value-type="string">
            <text:p>1-9</text:p>
          </table:table-cell>
          <table:table-cell office:value-type="float" office:value="2.91429" calcext:value-type="float">
            <text:p>2.9142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11];&quot;-&quot;;[.B11])" office:value-type="string" office:string-value="1-10" calcext:value-type="string">
            <text:p>1-10</text:p>
          </table:table-cell>
          <table:table-cell office:value-type="float" office:value="2.89405" calcext:value-type="float">
            <text:p>2.8940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12];&quot;-&quot;;[.B12])" office:value-type="string" office:string-value="1-11" calcext:value-type="string">
            <text:p>1-11</text:p>
          </table:table-cell>
          <table:table-cell office:value-type="float" office:value="2.8717" calcext:value-type="float">
            <text:p>2.871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13];&quot;-&quot;;[.B13])" office:value-type="string" office:string-value="1-12" calcext:value-type="string">
            <text:p>1-12</text:p>
          </table:table-cell>
          <table:table-cell office:value-type="float" office:value="2.85628" calcext:value-type="float">
            <text:p>2.8562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14];&quot;-&quot;;[.B14])" office:value-type="string" office:string-value="1-13" calcext:value-type="string">
            <text:p>1-13</text:p>
          </table:table-cell>
          <table:table-cell office:value-type="float" office:value="2.83988" calcext:value-type="float">
            <text:p>2.8398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15];&quot;-&quot;;[.B15])" office:value-type="string" office:string-value="1-14" calcext:value-type="string">
            <text:p>1-14</text:p>
          </table:table-cell>
          <table:table-cell office:value-type="float" office:value="2.82274" calcext:value-type="float">
            <text:p>2.8227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16];&quot;-&quot;;[.B16])" office:value-type="string" office:string-value="1-15" calcext:value-type="string">
            <text:p>1-15</text:p>
          </table:table-cell>
          <table:table-cell office:value-type="float" office:value="2.80928" calcext:value-type="float">
            <text:p>2.8092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17];&quot;-&quot;;[.B17])" office:value-type="string" office:string-value="1-16" calcext:value-type="string">
            <text:p>1-16</text:p>
          </table:table-cell>
          <table:table-cell office:value-type="float" office:value="2.79134" calcext:value-type="float">
            <text:p>2.7913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18];&quot;-&quot;;[.B18])" office:value-type="string" office:string-value="1-17" calcext:value-type="string">
            <text:p>1-17</text:p>
          </table:table-cell>
          <table:table-cell office:value-type="float" office:value="2.77155" calcext:value-type="float">
            <text:p>2.7715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19];&quot;-&quot;;[.B19])" office:value-type="string" office:string-value="1-18" calcext:value-type="string">
            <text:p>1-18</text:p>
          </table:table-cell>
          <table:table-cell office:value-type="float" office:value="2.74896" calcext:value-type="float">
            <text:p>2.7489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20];&quot;-&quot;;[.B20])" office:value-type="string" office:string-value="1-19" calcext:value-type="string">
            <text:p>1-19</text:p>
          </table:table-cell>
          <table:table-cell office:value-type="float" office:value="2.73294" calcext:value-type="float">
            <text:p>2.7329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21];&quot;-&quot;;[.B21])" office:value-type="string" office:string-value="1-20" calcext:value-type="string">
            <text:p>1-20</text:p>
          </table:table-cell>
          <table:table-cell office:value-type="float" office:value="2.71583" calcext:value-type="float">
            <text:p>2.7158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22];&quot;-&quot;;[.B22])" office:value-type="string" office:string-value="1-21" calcext:value-type="string">
            <text:p>1-21</text:p>
          </table:table-cell>
          <table:table-cell office:value-type="float" office:value="2.70281" calcext:value-type="float">
            <text:p>2.7028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23];&quot;-&quot;;[.B23])" office:value-type="string" office:string-value="1-22" calcext:value-type="string">
            <text:p>1-22</text:p>
          </table:table-cell>
          <table:table-cell office:value-type="float" office:value="2.69093" calcext:value-type="float">
            <text:p>2.6909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24];&quot;-&quot;;[.B24])" office:value-type="string" office:string-value="1-23" calcext:value-type="string">
            <text:p>1-23</text:p>
          </table:table-cell>
          <table:table-cell office:value-type="float" office:value="2.67527" calcext:value-type="float">
            <text:p>2.6752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25];&quot;-&quot;;[.B25])" office:value-type="string" office:string-value="1-24" calcext:value-type="string">
            <text:p>1-24</text:p>
          </table:table-cell>
          <table:table-cell office:value-type="float" office:value="2.66225" calcext:value-type="float">
            <text:p>2.6622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26];&quot;-&quot;;[.B26])" office:value-type="string" office:string-value="1-25" calcext:value-type="string">
            <text:p>1-25</text:p>
          </table:table-cell>
          <table:table-cell office:value-type="float" office:value="2.64939" calcext:value-type="float">
            <text:p>2.6493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27];&quot;-&quot;;[.B27])" office:value-type="string" office:string-value="1-26" calcext:value-type="string">
            <text:p>1-26</text:p>
          </table:table-cell>
          <table:table-cell office:value-type="float" office:value="2.63488" calcext:value-type="float">
            <text:p>2.6348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28];&quot;-&quot;;[.B28])" office:value-type="string" office:string-value="1-27" calcext:value-type="string">
            <text:p>1-27</text:p>
          </table:table-cell>
          <table:table-cell office:value-type="float" office:value="2.62239" calcext:value-type="float">
            <text:p>2.6223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29];&quot;-&quot;;[.B29])" office:value-type="string" office:string-value="1-28" calcext:value-type="string">
            <text:p>1-28</text:p>
          </table:table-cell>
          <table:table-cell office:value-type="float" office:value="2.60859" calcext:value-type="float">
            <text:p>2.6085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30];&quot;-&quot;;[.B30])" office:value-type="string" office:string-value="1-29" calcext:value-type="string">
            <text:p>1-29</text:p>
          </table:table-cell>
          <table:table-cell office:value-type="float" office:value="2.59797" calcext:value-type="float">
            <text:p>2.5979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31];&quot;-&quot;;[.B31])" office:value-type="string" office:string-value="1-30" calcext:value-type="string">
            <text:p>1-30</text:p>
          </table:table-cell>
          <table:table-cell office:value-type="float" office:value="2.58137" calcext:value-type="float">
            <text:p>2.5813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32];&quot;-&quot;;[.B32])" office:value-type="string" office:string-value="1-31" calcext:value-type="string">
            <text:p>1-31</text:p>
          </table:table-cell>
          <table:table-cell office:value-type="float" office:value="2.57272" calcext:value-type="float">
            <text:p>2.5727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33];&quot;-&quot;;[.B33])" office:value-type="string" office:string-value="1-32" calcext:value-type="string">
            <text:p>1-32</text:p>
          </table:table-cell>
          <table:table-cell office:value-type="float" office:value="2.55928" calcext:value-type="float">
            <text:p>2.55928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34];&quot;-&quot;;[.B34])" office:value-type="string" office:string-value="1-33" calcext:value-type="string">
            <text:p>1-33</text:p>
          </table:table-cell>
          <table:table-cell office:value-type="float" office:value="2.55181" calcext:value-type="float">
            <text:p>2.5518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35];&quot;-&quot;;[.B35])" office:value-type="string" office:string-value="1-34" calcext:value-type="string">
            <text:p>1-34</text:p>
          </table:table-cell>
          <table:table-cell office:value-type="float" office:value="2.5397" calcext:value-type="float">
            <text:p>2.5397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36];&quot;-&quot;;[.B36])" office:value-type="string" office:string-value="1-35" calcext:value-type="string">
            <text:p>1-35</text:p>
          </table:table-cell>
          <table:table-cell office:value-type="float" office:value="2.53209" calcext:value-type="float">
            <text:p>2.53209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37];&quot;-&quot;;[.B37])" office:value-type="string" office:string-value="1-36" calcext:value-type="string">
            <text:p>1-36</text:p>
          </table:table-cell>
          <table:table-cell office:value-type="float" office:value="2.524" calcext:value-type="float">
            <text:p>2.524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38];&quot;-&quot;;[.B38])" office:value-type="string" office:string-value="1-37" calcext:value-type="string">
            <text:p>1-37</text:p>
          </table:table-cell>
          <table:table-cell office:value-type="float" office:value="2.51241" calcext:value-type="float">
            <text:p>2.5124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39];&quot;-&quot;;[.B39])" office:value-type="string" office:string-value="1-38" calcext:value-type="string">
            <text:p>1-38</text:p>
          </table:table-cell>
          <table:table-cell office:value-type="float" office:value="2.50045" calcext:value-type="float">
            <text:p>2.5004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40];&quot;-&quot;;[.B40])" office:value-type="string" office:string-value="1-39" calcext:value-type="string">
            <text:p>1-39</text:p>
          </table:table-cell>
          <table:table-cell office:value-type="float" office:value="2.49266" calcext:value-type="float">
            <text:p>2.4926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41];&quot;-&quot;;[.B41])" office:value-type="string" office:string-value="1-40" calcext:value-type="string">
            <text:p>1-40</text:p>
          </table:table-cell>
          <table:table-cell office:value-type="float" office:value="2.47697" calcext:value-type="float">
            <text:p>2.4769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42];&quot;-&quot;;[.B42])" office:value-type="string" office:string-value="2-1" calcext:value-type="string">
            <text:p>2-1</text:p>
          </table:table-cell>
          <table:table-cell office:value-type="float" office:value="3.10365" calcext:value-type="float">
            <text:p>3.10365</text:p>
          </table:table-cell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table:formula="of:=CONCATENATE([.A43];&quot;-&quot;;[.B43])" office:value-type="string" office:string-value="2-2" calcext:value-type="string">
            <text:p>2-2</text:p>
          </table:table-cell>
          <table:table-cell office:value-type="float" office:value="3.06279" calcext:value-type="float">
            <text:p>3.0627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44];&quot;-&quot;;[.B44])" office:value-type="string" office:string-value="2-3" calcext:value-type="string">
            <text:p>2-3</text:p>
          </table:table-cell>
          <table:table-cell office:value-type="float" office:value="3.02553" calcext:value-type="float">
            <text:p>3.0255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45];&quot;-&quot;;[.B45])" office:value-type="string" office:string-value="2-4" calcext:value-type="string">
            <text:p>2-4</text:p>
          </table:table-cell>
          <table:table-cell office:value-type="float" office:value="2.99635" calcext:value-type="float">
            <text:p>2.9963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46];&quot;-&quot;;[.B46])" office:value-type="string" office:string-value="2-5" calcext:value-type="string">
            <text:p>2-5</text:p>
          </table:table-cell>
          <table:table-cell office:value-type="float" office:value="2.97158" calcext:value-type="float">
            <text:p>2.9715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47];&quot;-&quot;;[.B47])" office:value-type="string" office:string-value="2-6" calcext:value-type="string">
            <text:p>2-6</text:p>
          </table:table-cell>
          <table:table-cell office:value-type="float" office:value="2.94504" calcext:value-type="float">
            <text:p>2.9450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48];&quot;-&quot;;[.B48])" office:value-type="string" office:string-value="2-7" calcext:value-type="string">
            <text:p>2-7</text:p>
          </table:table-cell>
          <table:table-cell office:value-type="float" office:value="2.9218" calcext:value-type="float">
            <text:p>2.921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49];&quot;-&quot;;[.B49])" office:value-type="string" office:string-value="2-8" calcext:value-type="string">
            <text:p>2-8</text:p>
          </table:table-cell>
          <table:table-cell office:value-type="float" office:value="2.8932" calcext:value-type="float">
            <text:p>2.893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50];&quot;-&quot;;[.B50])" office:value-type="string" office:string-value="2-9" calcext:value-type="string">
            <text:p>2-9</text:p>
          </table:table-cell>
          <table:table-cell office:value-type="float" office:value="2.87023" calcext:value-type="float">
            <text:p>2.8702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51];&quot;-&quot;;[.B51])" office:value-type="string" office:string-value="2-10" calcext:value-type="string">
            <text:p>2-10</text:p>
          </table:table-cell>
          <table:table-cell office:value-type="float" office:value="2.8502" calcext:value-type="float">
            <text:p>2.850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52];&quot;-&quot;;[.B52])" office:value-type="string" office:string-value="2-11" calcext:value-type="string">
            <text:p>2-11</text:p>
          </table:table-cell>
          <table:table-cell office:value-type="float" office:value="2.8283" calcext:value-type="float">
            <text:p>2.828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53];&quot;-&quot;;[.B53])" office:value-type="string" office:string-value="2-12" calcext:value-type="string">
            <text:p>2-12</text:p>
          </table:table-cell>
          <table:table-cell office:value-type="float" office:value="2.81269" calcext:value-type="float">
            <text:p>2.8126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54];&quot;-&quot;;[.B54])" office:value-type="string" office:string-value="2-13" calcext:value-type="string">
            <text:p>2-13</text:p>
          </table:table-cell>
          <table:table-cell office:value-type="float" office:value="2.79655" calcext:value-type="float">
            <text:p>2.7965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55];&quot;-&quot;;[.B55])" office:value-type="string" office:string-value="2-14" calcext:value-type="string">
            <text:p>2-14</text:p>
          </table:table-cell>
          <table:table-cell office:value-type="float" office:value="2.77961" calcext:value-type="float">
            <text:p>2.7796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56];&quot;-&quot;;[.B56])" office:value-type="string" office:string-value="2-15" calcext:value-type="string">
            <text:p>2-15</text:p>
          </table:table-cell>
          <table:table-cell office:value-type="float" office:value="2.76647" calcext:value-type="float">
            <text:p>2.7664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57];&quot;-&quot;;[.B57])" office:value-type="string" office:string-value="2-16" calcext:value-type="string">
            <text:p>2-16</text:p>
          </table:table-cell>
          <table:table-cell office:value-type="float" office:value="2.74865" calcext:value-type="float">
            <text:p>2.7486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58];&quot;-&quot;;[.B58])" office:value-type="string" office:string-value="2-17" calcext:value-type="string">
            <text:p>2-17</text:p>
          </table:table-cell>
          <table:table-cell office:value-type="float" office:value="2.72936" calcext:value-type="float">
            <text:p>2.7293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59];&quot;-&quot;;[.B59])" office:value-type="string" office:string-value="2-18" calcext:value-type="string">
            <text:p>2-18</text:p>
          </table:table-cell>
          <table:table-cell office:value-type="float" office:value="2.70688" calcext:value-type="float">
            <text:p>2.7068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60];&quot;-&quot;;[.B60])" office:value-type="string" office:string-value="2-19" calcext:value-type="string">
            <text:p>2-19</text:p>
          </table:table-cell>
          <table:table-cell office:value-type="float" office:value="2.69102" calcext:value-type="float">
            <text:p>2.6910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61];&quot;-&quot;;[.B61])" office:value-type="string" office:string-value="2-20" calcext:value-type="string">
            <text:p>2-20</text:p>
          </table:table-cell>
          <table:table-cell office:value-type="float" office:value="2.67395" calcext:value-type="float">
            <text:p>2.6739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62];&quot;-&quot;;[.B62])" office:value-type="string" office:string-value="2-21" calcext:value-type="string">
            <text:p>2-21</text:p>
          </table:table-cell>
          <table:table-cell office:value-type="float" office:value="2.66107" calcext:value-type="float">
            <text:p>2.6610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63];&quot;-&quot;;[.B63])" office:value-type="string" office:string-value="2-22" calcext:value-type="string">
            <text:p>2-22</text:p>
          </table:table-cell>
          <table:table-cell office:value-type="float" office:value="2.64928" calcext:value-type="float">
            <text:p>2.6492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64];&quot;-&quot;;[.B64])" office:value-type="string" office:string-value="2-23" calcext:value-type="string">
            <text:p>2-23</text:p>
          </table:table-cell>
          <table:table-cell office:value-type="float" office:value="2.6338" calcext:value-type="float">
            <text:p>2.633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65];&quot;-&quot;;[.B65])" office:value-type="string" office:string-value="2-24" calcext:value-type="string">
            <text:p>2-24</text:p>
          </table:table-cell>
          <table:table-cell office:value-type="float" office:value="2.62071" calcext:value-type="float">
            <text:p>2.6207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66];&quot;-&quot;;[.B66])" office:value-type="string" office:string-value="2-25" calcext:value-type="string">
            <text:p>2-25</text:p>
          </table:table-cell>
          <table:table-cell office:value-type="float" office:value="2.60788" calcext:value-type="float">
            <text:p>2.6078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67];&quot;-&quot;;[.B67])" office:value-type="string" office:string-value="2-26" calcext:value-type="string">
            <text:p>2-26</text:p>
          </table:table-cell>
          <table:table-cell office:value-type="float" office:value="2.59358" calcext:value-type="float">
            <text:p>2.5935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68];&quot;-&quot;;[.B68])" office:value-type="string" office:string-value="2-27" calcext:value-type="string">
            <text:p>2-27</text:p>
          </table:table-cell>
          <table:table-cell office:value-type="float" office:value="2.58145" calcext:value-type="float">
            <text:p>2.5814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69];&quot;-&quot;;[.B69])" office:value-type="string" office:string-value="2-28" calcext:value-type="string">
            <text:p>2-28</text:p>
          </table:table-cell>
          <table:table-cell office:value-type="float" office:value="2.5674" calcext:value-type="float">
            <text:p>2.567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70];&quot;-&quot;;[.B70])" office:value-type="string" office:string-value="2-29" calcext:value-type="string">
            <text:p>2-29</text:p>
          </table:table-cell>
          <table:table-cell office:value-type="float" office:value="2.55697" calcext:value-type="float">
            <text:p>2.55697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71];&quot;-&quot;;[.B71])" office:value-type="string" office:string-value="2-30" calcext:value-type="string">
            <text:p>2-30</text:p>
          </table:table-cell>
          <table:table-cell office:value-type="float" office:value="2.54093" calcext:value-type="float">
            <text:p>2.5409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72];&quot;-&quot;;[.B72])" office:value-type="string" office:string-value="2-31" calcext:value-type="string">
            <text:p>2-31</text:p>
          </table:table-cell>
          <table:table-cell office:value-type="float" office:value="2.53233" calcext:value-type="float">
            <text:p>2.5323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73];&quot;-&quot;;[.B73])" office:value-type="string" office:string-value="2-32" calcext:value-type="string">
            <text:p>2-32</text:p>
          </table:table-cell>
          <table:table-cell office:value-type="float" office:value="2.51915" calcext:value-type="float">
            <text:p>2.5191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74];&quot;-&quot;;[.B74])" office:value-type="string" office:string-value="2-33" calcext:value-type="string">
            <text:p>2-33</text:p>
          </table:table-cell>
          <table:table-cell office:value-type="float" office:value="2.5118" calcext:value-type="float">
            <text:p>2.511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75];&quot;-&quot;;[.B75])" office:value-type="string" office:string-value="2-34" calcext:value-type="string">
            <text:p>2-34</text:p>
          </table:table-cell>
          <table:table-cell office:value-type="float" office:value="2.49991" calcext:value-type="float">
            <text:p>2.4999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76];&quot;-&quot;;[.B76])" office:value-type="string" office:string-value="2-35" calcext:value-type="string">
            <text:p>2-35</text:p>
          </table:table-cell>
          <table:table-cell office:value-type="float" office:value="2.49224" calcext:value-type="float">
            <text:p>2.4922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77];&quot;-&quot;;[.B77])" office:value-type="string" office:string-value="2-36" calcext:value-type="string">
            <text:p>2-36</text:p>
          </table:table-cell>
          <table:table-cell office:value-type="float" office:value="2.4842" calcext:value-type="float">
            <text:p>2.484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78];&quot;-&quot;;[.B78])" office:value-type="string" office:string-value="2-37" calcext:value-type="string">
            <text:p>2-37</text:p>
          </table:table-cell>
          <table:table-cell office:value-type="float" office:value="2.47304" calcext:value-type="float">
            <text:p>2.4730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79];&quot;-&quot;;[.B79])" office:value-type="string" office:string-value="2-38" calcext:value-type="string">
            <text:p>2-38</text:p>
          </table:table-cell>
          <table:table-cell office:value-type="float" office:value="2.46104" calcext:value-type="float">
            <text:p>2.46104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80];&quot;-&quot;;[.B80])" office:value-type="string" office:string-value="2-39" calcext:value-type="string">
            <text:p>2-39</text:p>
          </table:table-cell>
          <table:table-cell office:value-type="float" office:value="2.45332" calcext:value-type="float">
            <text:p>2.4533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81];&quot;-&quot;;[.B81])" office:value-type="string" office:string-value="2-40" calcext:value-type="string">
            <text:p>2-40</text:p>
          </table:table-cell>
          <table:table-cell office:value-type="float" office:value="2.43787" calcext:value-type="float">
            <text:p>2.4378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82];&quot;-&quot;;[.B82])" office:value-type="string" office:string-value="3-1" calcext:value-type="string">
            <text:p>3-1</text:p>
          </table:table-cell>
          <table:table-cell office:value-type="float" office:value="3.06874" calcext:value-type="float">
            <text:p>3.0687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83];&quot;-&quot;;[.B83])" office:value-type="string" office:string-value="3-2" calcext:value-type="string">
            <text:p>3-2</text:p>
          </table:table-cell>
          <table:table-cell office:value-type="float" office:value="3.02863" calcext:value-type="float">
            <text:p>3.02863</text:p>
          </table:table-cell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table:formula="of:=CONCATENATE([.A84];&quot;-&quot;;[.B84])" office:value-type="string" office:string-value="3-3" calcext:value-type="string">
            <text:p>3-3</text:p>
          </table:table-cell>
          <table:table-cell office:value-type="float" office:value="2.99187" calcext:value-type="float">
            <text:p>2.9918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85];&quot;-&quot;;[.B85])" office:value-type="string" office:string-value="3-4" calcext:value-type="string">
            <text:p>3-4</text:p>
          </table:table-cell>
          <table:table-cell office:value-type="float" office:value="2.96278" calcext:value-type="float">
            <text:p>2.9627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86];&quot;-&quot;;[.B86])" office:value-type="string" office:string-value="3-5" calcext:value-type="string">
            <text:p>3-5</text:p>
          </table:table-cell>
          <table:table-cell office:value-type="float" office:value="2.93825" calcext:value-type="float">
            <text:p>2.9382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87];&quot;-&quot;;[.B87])" office:value-type="string" office:string-value="3-6" calcext:value-type="string">
            <text:p>3-6</text:p>
          </table:table-cell>
          <table:table-cell office:value-type="float" office:value="2.91217" calcext:value-type="float">
            <text:p>2.9121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88];&quot;-&quot;;[.B88])" office:value-type="string" office:string-value="3-7" calcext:value-type="string">
            <text:p>3-7</text:p>
          </table:table-cell>
          <table:table-cell office:value-type="float" office:value="2.88939" calcext:value-type="float">
            <text:p>2.8893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89];&quot;-&quot;;[.B89])" office:value-type="string" office:string-value="3-8" calcext:value-type="string">
            <text:p>3-8</text:p>
          </table:table-cell>
          <table:table-cell office:value-type="float" office:value="2.86096" calcext:value-type="float">
            <text:p>2.8609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90];&quot;-&quot;;[.B90])" office:value-type="string" office:string-value="3-9" calcext:value-type="string">
            <text:p>3-9</text:p>
          </table:table-cell>
          <table:table-cell office:value-type="float" office:value="2.83818" calcext:value-type="float">
            <text:p>2.8381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91];&quot;-&quot;;[.B91])" office:value-type="string" office:string-value="3-10" calcext:value-type="string">
            <text:p>3-10</text:p>
          </table:table-cell>
          <table:table-cell office:value-type="float" office:value="2.81825" calcext:value-type="float">
            <text:p>2.8182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92];&quot;-&quot;;[.B92])" office:value-type="string" office:string-value="3-11" calcext:value-type="string">
            <text:p>3-11</text:p>
          </table:table-cell>
          <table:table-cell office:value-type="float" office:value="2.79634" calcext:value-type="float">
            <text:p>2.7963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93];&quot;-&quot;;[.B93])" office:value-type="string" office:string-value="3-12" calcext:value-type="string">
            <text:p>3-12</text:p>
          </table:table-cell>
          <table:table-cell office:value-type="float" office:value="2.78073" calcext:value-type="float">
            <text:p>2.7807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94];&quot;-&quot;;[.B94])" office:value-type="string" office:string-value="3-13" calcext:value-type="string">
            <text:p>3-13</text:p>
          </table:table-cell>
          <table:table-cell office:value-type="float" office:value="2.76517" calcext:value-type="float">
            <text:p>2.7651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95];&quot;-&quot;;[.B95])" office:value-type="string" office:string-value="3-14" calcext:value-type="string">
            <text:p>3-14</text:p>
          </table:table-cell>
          <table:table-cell office:value-type="float" office:value="2.74845" calcext:value-type="float">
            <text:p>2.7484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96];&quot;-&quot;;[.B96])" office:value-type="string" office:string-value="3-15" calcext:value-type="string">
            <text:p>3-15</text:p>
          </table:table-cell>
          <table:table-cell office:value-type="float" office:value="2.73547" calcext:value-type="float">
            <text:p>2.7354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97];&quot;-&quot;;[.B97])" office:value-type="string" office:string-value="3-16" calcext:value-type="string">
            <text:p>3-16</text:p>
          </table:table-cell>
          <table:table-cell office:value-type="float" office:value="2.71755" calcext:value-type="float">
            <text:p>2.7175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98];&quot;-&quot;;[.B98])" office:value-type="string" office:string-value="3-17" calcext:value-type="string">
            <text:p>3-17</text:p>
          </table:table-cell>
          <table:table-cell office:value-type="float" office:value="2.69859" calcext:value-type="float">
            <text:p>2.6985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99];&quot;-&quot;;[.B99])" office:value-type="string" office:string-value="3-18" calcext:value-type="string">
            <text:p>3-18</text:p>
          </table:table-cell>
          <table:table-cell office:value-type="float" office:value="2.67625" calcext:value-type="float">
            <text:p>2.6762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100];&quot;-&quot;;[.B100])" office:value-type="string" office:string-value="3-19" calcext:value-type="string">
            <text:p>3-19</text:p>
          </table:table-cell>
          <table:table-cell office:value-type="float" office:value="2.66056" calcext:value-type="float">
            <text:p>2.6605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101];&quot;-&quot;;[.B101])" office:value-type="string" office:string-value="3-20" calcext:value-type="string">
            <text:p>3-20</text:p>
          </table:table-cell>
          <table:table-cell office:value-type="float" office:value="2.64349" calcext:value-type="float">
            <text:p>2.6434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102];&quot;-&quot;;[.B102])" office:value-type="string" office:string-value="3-21" calcext:value-type="string">
            <text:p>3-21</text:p>
          </table:table-cell>
          <table:table-cell office:value-type="float" office:value="2.63075" calcext:value-type="float">
            <text:p>2.6307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103];&quot;-&quot;;[.B103])" office:value-type="string" office:string-value="3-22" calcext:value-type="string">
            <text:p>3-22</text:p>
          </table:table-cell>
          <table:table-cell office:value-type="float" office:value="2.61903" calcext:value-type="float">
            <text:p>2.6190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104];&quot;-&quot;;[.B104])" office:value-type="string" office:string-value="3-23" calcext:value-type="string">
            <text:p>3-23</text:p>
          </table:table-cell>
          <table:table-cell office:value-type="float" office:value="2.60374" calcext:value-type="float">
            <text:p>2.6037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105];&quot;-&quot;;[.B105])" office:value-type="string" office:string-value="3-24" calcext:value-type="string">
            <text:p>3-24</text:p>
          </table:table-cell>
          <table:table-cell office:value-type="float" office:value="2.59089" calcext:value-type="float">
            <text:p>2.5908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106];&quot;-&quot;;[.B106])" office:value-type="string" office:string-value="3-25" calcext:value-type="string">
            <text:p>3-25</text:p>
          </table:table-cell>
          <table:table-cell office:value-type="float" office:value="2.57811" calcext:value-type="float">
            <text:p>2.5781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107];&quot;-&quot;;[.B107])" office:value-type="string" office:string-value="3-26" calcext:value-type="string">
            <text:p>3-26</text:p>
          </table:table-cell>
          <table:table-cell office:value-type="float" office:value="2.56395" calcext:value-type="float">
            <text:p>2.5639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108];&quot;-&quot;;[.B108])" office:value-type="string" office:string-value="3-27" calcext:value-type="string">
            <text:p>3-27</text:p>
          </table:table-cell>
          <table:table-cell office:value-type="float" office:value="2.55194" calcext:value-type="float">
            <text:p>2.5519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109];&quot;-&quot;;[.B109])" office:value-type="string" office:string-value="3-28" calcext:value-type="string">
            <text:p>3-28</text:p>
          </table:table-cell>
          <table:table-cell office:value-type="float" office:value="2.53825" calcext:value-type="float">
            <text:p>2.5382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110];&quot;-&quot;;[.B110])" office:value-type="string" office:string-value="3-29" calcext:value-type="string">
            <text:p>3-29</text:p>
          </table:table-cell>
          <table:table-cell office:value-type="float" office:value="2.52792" calcext:value-type="float">
            <text:p>2.5279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111];&quot;-&quot;;[.B111])" office:value-type="string" office:string-value="3-30" calcext:value-type="string">
            <text:p>3-30</text:p>
          </table:table-cell>
          <table:table-cell office:value-type="float" office:value="2.51209" calcext:value-type="float">
            <text:p>2.5120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112];&quot;-&quot;;[.B112])" office:value-type="string" office:string-value="3-31" calcext:value-type="string">
            <text:p>3-31</text:p>
          </table:table-cell>
          <table:table-cell office:value-type="float" office:value="2.5035" calcext:value-type="float">
            <text:p>2.503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113];&quot;-&quot;;[.B113])" office:value-type="string" office:string-value="3-32" calcext:value-type="string">
            <text:p>3-32</text:p>
          </table:table-cell>
          <table:table-cell office:value-type="float" office:value="2.49048" calcext:value-type="float">
            <text:p>2.4904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114];&quot;-&quot;;[.B114])" office:value-type="string" office:string-value="3-33" calcext:value-type="string">
            <text:p>3-33</text:p>
          </table:table-cell>
          <table:table-cell office:value-type="float" office:value="2.48331" calcext:value-type="float">
            <text:p>2.48331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115];&quot;-&quot;;[.B115])" office:value-type="string" office:string-value="3-34" calcext:value-type="string">
            <text:p>3-34</text:p>
          </table:table-cell>
          <table:table-cell office:value-type="float" office:value="2.47175" calcext:value-type="float">
            <text:p>2.4717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116];&quot;-&quot;;[.B116])" office:value-type="string" office:string-value="3-35" calcext:value-type="string">
            <text:p>3-35</text:p>
          </table:table-cell>
          <table:table-cell office:value-type="float" office:value="2.46406" calcext:value-type="float">
            <text:p>2.4640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117];&quot;-&quot;;[.B117])" office:value-type="string" office:string-value="3-36" calcext:value-type="string">
            <text:p>3-36</text:p>
          </table:table-cell>
          <table:table-cell office:value-type="float" office:value="2.45618" calcext:value-type="float">
            <text:p>2.4561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118];&quot;-&quot;;[.B118])" office:value-type="string" office:string-value="3-37" calcext:value-type="string">
            <text:p>3-37</text:p>
          </table:table-cell>
          <table:table-cell office:value-type="float" office:value="2.44572" calcext:value-type="float">
            <text:p>2.4457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119];&quot;-&quot;;[.B119])" office:value-type="string" office:string-value="3-38" calcext:value-type="string">
            <text:p>3-38</text:p>
          </table:table-cell>
          <table:table-cell office:value-type="float" office:value="2.43393" calcext:value-type="float">
            <text:p>2.43393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120];&quot;-&quot;;[.B120])" office:value-type="string" office:string-value="3-39" calcext:value-type="string">
            <text:p>3-39</text:p>
          </table:table-cell>
          <table:table-cell office:value-type="float" office:value="2.42608" calcext:value-type="float">
            <text:p>2.4260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121];&quot;-&quot;;[.B121])" office:value-type="string" office:string-value="3-40" calcext:value-type="string">
            <text:p>3-40</text:p>
          </table:table-cell>
          <table:table-cell office:value-type="float" office:value="2.41084" calcext:value-type="float">
            <text:p>2.4108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122];&quot;-&quot;;[.B122])" office:value-type="string" office:string-value="4-1" calcext:value-type="string">
            <text:p>4-1</text:p>
          </table:table-cell>
          <table:table-cell office:value-type="float" office:value="3.0399" calcext:value-type="float">
            <text:p>3.039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123];&quot;-&quot;;[.B123])" office:value-type="string" office:string-value="4-2" calcext:value-type="string">
            <text:p>4-2</text:p>
          </table:table-cell>
          <table:table-cell office:value-type="float" office:value="3.00003" calcext:value-type="float">
            <text:p>3.0000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124];&quot;-&quot;;[.B124])" office:value-type="string" office:string-value="4-3" calcext:value-type="string">
            <text:p>4-3</text:p>
          </table:table-cell>
          <table:table-cell office:value-type="float" office:value="2.96369" calcext:value-type="float">
            <text:p>2.96369</text:p>
          </table:table-cell>
        </table:table-row>
        <table:table-row table:style-name="ro1">
          <table:table-cell table:number-columns-repeated="2" table:style-name="ce3" office:value-type="float" office:value="4" calcext:value-type="float">
            <text:p>4</text:p>
          </table:table-cell>
          <table:table-cell table:style-name="ce3" table:formula="of:=CONCATENATE([.A125];&quot;-&quot;;[.B125])" office:value-type="string" office:string-value="4-4" calcext:value-type="string">
            <text:p>4-4</text:p>
          </table:table-cell>
          <table:table-cell office:value-type="float" office:value="2.93493" calcext:value-type="float">
            <text:p>2.9349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126];&quot;-&quot;;[.B126])" office:value-type="string" office:string-value="4-5" calcext:value-type="string">
            <text:p>4-5</text:p>
          </table:table-cell>
          <table:table-cell office:value-type="float" office:value="2.91085" calcext:value-type="float">
            <text:p>2.9108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127];&quot;-&quot;;[.B127])" office:value-type="string" office:string-value="4-6" calcext:value-type="string">
            <text:p>4-6</text:p>
          </table:table-cell>
          <table:table-cell office:value-type="float" office:value="2.88544" calcext:value-type="float">
            <text:p>2.8854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128];&quot;-&quot;;[.B128])" office:value-type="string" office:string-value="4-7" calcext:value-type="string">
            <text:p>4-7</text:p>
          </table:table-cell>
          <table:table-cell office:value-type="float" office:value="2.86272" calcext:value-type="float">
            <text:p>2.8627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129];&quot;-&quot;;[.B129])" office:value-type="string" office:string-value="4-8" calcext:value-type="string">
            <text:p>4-8</text:p>
          </table:table-cell>
          <table:table-cell office:value-type="float" office:value="2.83457" calcext:value-type="float">
            <text:p>2.8345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130];&quot;-&quot;;[.B130])" office:value-type="string" office:string-value="4-9" calcext:value-type="string">
            <text:p>4-9</text:p>
          </table:table-cell>
          <table:table-cell office:value-type="float" office:value="2.8124" calcext:value-type="float">
            <text:p>2.812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131];&quot;-&quot;;[.B131])" office:value-type="string" office:string-value="4-10" calcext:value-type="string">
            <text:p>4-10</text:p>
          </table:table-cell>
          <table:table-cell office:value-type="float" office:value="2.79292" calcext:value-type="float">
            <text:p>2.7929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132];&quot;-&quot;;[.B132])" office:value-type="string" office:string-value="4-11" calcext:value-type="string">
            <text:p>4-11</text:p>
          </table:table-cell>
          <table:table-cell office:value-type="float" office:value="2.77133" calcext:value-type="float">
            <text:p>2.7713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133];&quot;-&quot;;[.B133])" office:value-type="string" office:string-value="4-12" calcext:value-type="string">
            <text:p>4-12</text:p>
          </table:table-cell>
          <table:table-cell office:value-type="float" office:value="2.75582" calcext:value-type="float">
            <text:p>2.7558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134];&quot;-&quot;;[.B134])" office:value-type="string" office:string-value="4-13" calcext:value-type="string">
            <text:p>4-13</text:p>
          </table:table-cell>
          <table:table-cell office:value-type="float" office:value="2.74034" calcext:value-type="float">
            <text:p>2.7403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135];&quot;-&quot;;[.B135])" office:value-type="string" office:string-value="4-14" calcext:value-type="string">
            <text:p>4-14</text:p>
          </table:table-cell>
          <table:table-cell office:value-type="float" office:value="2.72408" calcext:value-type="float">
            <text:p>2.7240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136];&quot;-&quot;;[.B136])" office:value-type="string" office:string-value="4-15" calcext:value-type="string">
            <text:p>4-15</text:p>
          </table:table-cell>
          <table:table-cell office:value-type="float" office:value="2.71146" calcext:value-type="float">
            <text:p>2.7114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137];&quot;-&quot;;[.B137])" office:value-type="string" office:string-value="4-16" calcext:value-type="string">
            <text:p>4-16</text:p>
          </table:table-cell>
          <table:table-cell office:value-type="float" office:value="2.69338" calcext:value-type="float">
            <text:p>2.6933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138];&quot;-&quot;;[.B138])" office:value-type="string" office:string-value="4-17" calcext:value-type="string">
            <text:p>4-17</text:p>
          </table:table-cell>
          <table:table-cell office:value-type="float" office:value="2.67453" calcext:value-type="float">
            <text:p>2.6745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139];&quot;-&quot;;[.B139])" office:value-type="string" office:string-value="4-18" calcext:value-type="string">
            <text:p>4-18</text:p>
          </table:table-cell>
          <table:table-cell office:value-type="float" office:value="2.65244" calcext:value-type="float">
            <text:p>2.6524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140];&quot;-&quot;;[.B140])" office:value-type="string" office:string-value="4-19" calcext:value-type="string">
            <text:p>4-19</text:p>
          </table:table-cell>
          <table:table-cell office:value-type="float" office:value="2.63704" calcext:value-type="float">
            <text:p>2.6370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141];&quot;-&quot;;[.B141])" office:value-type="string" office:string-value="4-20" calcext:value-type="string">
            <text:p>4-20</text:p>
          </table:table-cell>
          <table:table-cell office:value-type="float" office:value="2.6203" calcext:value-type="float">
            <text:p>2.620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142];&quot;-&quot;;[.B142])" office:value-type="string" office:string-value="4-21" calcext:value-type="string">
            <text:p>4-21</text:p>
          </table:table-cell>
          <table:table-cell office:value-type="float" office:value="2.60811" calcext:value-type="float">
            <text:p>2.6081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143];&quot;-&quot;;[.B143])" office:value-type="string" office:string-value="4-22" calcext:value-type="string">
            <text:p>4-22</text:p>
          </table:table-cell>
          <table:table-cell office:value-type="float" office:value="2.59649" calcext:value-type="float">
            <text:p>2.5964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144];&quot;-&quot;;[.B144])" office:value-type="string" office:string-value="4-23" calcext:value-type="string">
            <text:p>4-23</text:p>
          </table:table-cell>
          <table:table-cell office:value-type="float" office:value="2.58143" calcext:value-type="float">
            <text:p>2.5814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145];&quot;-&quot;;[.B145])" office:value-type="string" office:string-value="4-24" calcext:value-type="string">
            <text:p>4-24</text:p>
          </table:table-cell>
          <table:table-cell office:value-type="float" office:value="2.56904" calcext:value-type="float">
            <text:p>2.5690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146];&quot;-&quot;;[.B146])" office:value-type="string" office:string-value="4-25" calcext:value-type="string">
            <text:p>4-25</text:p>
          </table:table-cell>
          <table:table-cell office:value-type="float" office:value="2.55633" calcext:value-type="float">
            <text:p>2.5563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147];&quot;-&quot;;[.B147])" office:value-type="string" office:string-value="4-26" calcext:value-type="string">
            <text:p>4-26</text:p>
          </table:table-cell>
          <table:table-cell office:value-type="float" office:value="2.54242" calcext:value-type="float">
            <text:p>2.5424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148];&quot;-&quot;;[.B148])" office:value-type="string" office:string-value="4-27" calcext:value-type="string">
            <text:p>4-27</text:p>
          </table:table-cell>
          <table:table-cell office:value-type="float" office:value="2.53033" calcext:value-type="float">
            <text:p>2.5303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149];&quot;-&quot;;[.B149])" office:value-type="string" office:string-value="4-28" calcext:value-type="string">
            <text:p>4-28</text:p>
          </table:table-cell>
          <table:table-cell office:value-type="float" office:value="2.51649" calcext:value-type="float">
            <text:p>2.5164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150];&quot;-&quot;;[.B150])" office:value-type="string" office:string-value="4-29" calcext:value-type="string">
            <text:p>4-29</text:p>
          </table:table-cell>
          <table:table-cell office:value-type="float" office:value="2.50629" calcext:value-type="float">
            <text:p>2.5062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151];&quot;-&quot;;[.B151])" office:value-type="string" office:string-value="4-30" calcext:value-type="string">
            <text:p>4-30</text:p>
          </table:table-cell>
          <table:table-cell office:value-type="float" office:value="2.49039" calcext:value-type="float">
            <text:p>2.4903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152];&quot;-&quot;;[.B152])" office:value-type="string" office:string-value="4-31" calcext:value-type="string">
            <text:p>4-31</text:p>
          </table:table-cell>
          <table:table-cell office:value-type="float" office:value="2.48173" calcext:value-type="float">
            <text:p>2.48173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153];&quot;-&quot;;[.B153])" office:value-type="string" office:string-value="4-32" calcext:value-type="string">
            <text:p>4-32</text:p>
          </table:table-cell>
          <table:table-cell office:value-type="float" office:value="2.46908" calcext:value-type="float">
            <text:p>2.4690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154];&quot;-&quot;;[.B154])" office:value-type="string" office:string-value="4-33" calcext:value-type="string">
            <text:p>4-33</text:p>
          </table:table-cell>
          <table:table-cell office:value-type="float" office:value="2.46205" calcext:value-type="float">
            <text:p>2.4620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155];&quot;-&quot;;[.B155])" office:value-type="string" office:string-value="4-34" calcext:value-type="string">
            <text:p>4-34</text:p>
          </table:table-cell>
          <table:table-cell office:value-type="float" office:value="2.45058" calcext:value-type="float">
            <text:p>2.45058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156];&quot;-&quot;;[.B156])" office:value-type="string" office:string-value="4-35" calcext:value-type="string">
            <text:p>4-35</text:p>
          </table:table-cell>
          <table:table-cell office:value-type="float" office:value="2.4429" calcext:value-type="float">
            <text:p>2.442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157];&quot;-&quot;;[.B157])" office:value-type="string" office:string-value="4-36" calcext:value-type="string">
            <text:p>4-36</text:p>
          </table:table-cell>
          <table:table-cell office:value-type="float" office:value="2.43506" calcext:value-type="float">
            <text:p>2.4350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158];&quot;-&quot;;[.B158])" office:value-type="string" office:string-value="4-37" calcext:value-type="string">
            <text:p>4-37</text:p>
          </table:table-cell>
          <table:table-cell office:value-type="float" office:value="2.42486" calcext:value-type="float">
            <text:p>2.4248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159];&quot;-&quot;;[.B159])" office:value-type="string" office:string-value="4-38" calcext:value-type="string">
            <text:p>4-38</text:p>
          </table:table-cell>
          <table:table-cell office:value-type="float" office:value="2.41364" calcext:value-type="float">
            <text:p>2.4136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160];&quot;-&quot;;[.B160])" office:value-type="string" office:string-value="4-39" calcext:value-type="string">
            <text:p>4-39</text:p>
          </table:table-cell>
          <table:table-cell office:value-type="float" office:value="2.40574" calcext:value-type="float">
            <text:p>2.40574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161];&quot;-&quot;;[.B161])" office:value-type="string" office:string-value="4-40" calcext:value-type="string">
            <text:p>4-40</text:p>
          </table:table-cell>
          <table:table-cell office:value-type="float" office:value="2.39128" calcext:value-type="float">
            <text:p>2.3912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162];&quot;-&quot;;[.B162])" office:value-type="string" office:string-value="5-1" calcext:value-type="string">
            <text:p>5-1</text:p>
          </table:table-cell>
          <table:table-cell office:value-type="float" office:value="3.01602" calcext:value-type="float">
            <text:p>3.0160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163];&quot;-&quot;;[.B163])" office:value-type="string" office:string-value="5-2" calcext:value-type="string">
            <text:p>5-2</text:p>
          </table:table-cell>
          <table:table-cell office:value-type="float" office:value="2.97692" calcext:value-type="float">
            <text:p>2.9769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164];&quot;-&quot;;[.B164])" office:value-type="string" office:string-value="5-3" calcext:value-type="string">
            <text:p>5-3</text:p>
          </table:table-cell>
          <table:table-cell office:value-type="float" office:value="2.94148" calcext:value-type="float">
            <text:p>2.9414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165];&quot;-&quot;;[.B165])" office:value-type="string" office:string-value="5-4" calcext:value-type="string">
            <text:p>5-4</text:p>
          </table:table-cell>
          <table:table-cell office:value-type="float" office:value="2.91317" calcext:value-type="float">
            <text:p>2.91317</text:p>
          </table:table-cell>
        </table:table-row>
        <table:table-row table:style-name="ro1">
          <table:table-cell table:number-columns-repeated="2" table:style-name="ce3" office:value-type="float" office:value="5" calcext:value-type="float">
            <text:p>5</text:p>
          </table:table-cell>
          <table:table-cell table:style-name="ce3" table:formula="of:=CONCATENATE([.A166];&quot;-&quot;;[.B166])" office:value-type="string" office:string-value="5-5" calcext:value-type="string">
            <text:p>5-5</text:p>
          </table:table-cell>
          <table:table-cell office:value-type="float" office:value="2.88912" calcext:value-type="float">
            <text:p>2.8891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167];&quot;-&quot;;[.B167])" office:value-type="string" office:string-value="5-6" calcext:value-type="string">
            <text:p>5-6</text:p>
          </table:table-cell>
          <table:table-cell office:value-type="float" office:value="2.86393" calcext:value-type="float">
            <text:p>2.863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168];&quot;-&quot;;[.B168])" office:value-type="string" office:string-value="5-7" calcext:value-type="string">
            <text:p>5-7</text:p>
          </table:table-cell>
          <table:table-cell office:value-type="float" office:value="2.84159" calcext:value-type="float">
            <text:p>2.8415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169];&quot;-&quot;;[.B169])" office:value-type="string" office:string-value="5-8" calcext:value-type="string">
            <text:p>5-8</text:p>
          </table:table-cell>
          <table:table-cell office:value-type="float" office:value="2.81344" calcext:value-type="float">
            <text:p>2.8134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170];&quot;-&quot;;[.B170])" office:value-type="string" office:string-value="5-9" calcext:value-type="string">
            <text:p>5-9</text:p>
          </table:table-cell>
          <table:table-cell office:value-type="float" office:value="2.79211" calcext:value-type="float">
            <text:p>2.7921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171];&quot;-&quot;;[.B171])" office:value-type="string" office:string-value="5-10" calcext:value-type="string">
            <text:p>5-10</text:p>
          </table:table-cell>
          <table:table-cell office:value-type="float" office:value="2.77292" calcext:value-type="float">
            <text:p>2.7729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172];&quot;-&quot;;[.B172])" office:value-type="string" office:string-value="5-11" calcext:value-type="string">
            <text:p>5-11</text:p>
          </table:table-cell>
          <table:table-cell office:value-type="float" office:value="2.75154" calcext:value-type="float">
            <text:p>2.7515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173];&quot;-&quot;;[.B173])" office:value-type="string" office:string-value="5-12" calcext:value-type="string">
            <text:p>5-12</text:p>
          </table:table-cell>
          <table:table-cell office:value-type="float" office:value="2.73614" calcext:value-type="float">
            <text:p>2.7361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174];&quot;-&quot;;[.B174])" office:value-type="string" office:string-value="5-13" calcext:value-type="string">
            <text:p>5-13</text:p>
          </table:table-cell>
          <table:table-cell office:value-type="float" office:value="2.72094" calcext:value-type="float">
            <text:p>2.7209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175];&quot;-&quot;;[.B175])" office:value-type="string" office:string-value="5-14" calcext:value-type="string">
            <text:p>5-14</text:p>
          </table:table-cell>
          <table:table-cell office:value-type="float" office:value="2.70462" calcext:value-type="float">
            <text:p>2.7046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176];&quot;-&quot;;[.B176])" office:value-type="string" office:string-value="5-15" calcext:value-type="string">
            <text:p>5-15</text:p>
          </table:table-cell>
          <table:table-cell office:value-type="float" office:value="2.69206" calcext:value-type="float">
            <text:p>2.6920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177];&quot;-&quot;;[.B177])" office:value-type="string" office:string-value="5-16" calcext:value-type="string">
            <text:p>5-16</text:p>
          </table:table-cell>
          <table:table-cell office:value-type="float" office:value="2.67418" calcext:value-type="float">
            <text:p>2.6741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178];&quot;-&quot;;[.B178])" office:value-type="string" office:string-value="5-17" calcext:value-type="string">
            <text:p>5-17</text:p>
          </table:table-cell>
          <table:table-cell office:value-type="float" office:value="2.65538" calcext:value-type="float">
            <text:p>2.6553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179];&quot;-&quot;;[.B179])" office:value-type="string" office:string-value="5-18" calcext:value-type="string">
            <text:p>5-18</text:p>
          </table:table-cell>
          <table:table-cell office:value-type="float" office:value="2.63378" calcext:value-type="float">
            <text:p>2.6337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180];&quot;-&quot;;[.B180])" office:value-type="string" office:string-value="5-19" calcext:value-type="string">
            <text:p>5-19</text:p>
          </table:table-cell>
          <table:table-cell office:value-type="float" office:value="2.61859" calcext:value-type="float">
            <text:p>2.6185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181];&quot;-&quot;;[.B181])" office:value-type="string" office:string-value="5-20" calcext:value-type="string">
            <text:p>5-20</text:p>
          </table:table-cell>
          <table:table-cell office:value-type="float" office:value="2.60175" calcext:value-type="float">
            <text:p>2.6017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182];&quot;-&quot;;[.B182])" office:value-type="string" office:string-value="5-21" calcext:value-type="string">
            <text:p>5-21</text:p>
          </table:table-cell>
          <table:table-cell office:value-type="float" office:value="2.58957" calcext:value-type="float">
            <text:p>2.5895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183];&quot;-&quot;;[.B183])" office:value-type="string" office:string-value="5-22" calcext:value-type="string">
            <text:p>5-22</text:p>
          </table:table-cell>
          <table:table-cell office:value-type="float" office:value="2.57799" calcext:value-type="float">
            <text:p>2.5779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184];&quot;-&quot;;[.B184])" office:value-type="string" office:string-value="5-23" calcext:value-type="string">
            <text:p>5-23</text:p>
          </table:table-cell>
          <table:table-cell office:value-type="float" office:value="2.56292" calcext:value-type="float">
            <text:p>2.5629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185];&quot;-&quot;;[.B185])" office:value-type="string" office:string-value="5-24" calcext:value-type="string">
            <text:p>5-24</text:p>
          </table:table-cell>
          <table:table-cell office:value-type="float" office:value="2.55093" calcext:value-type="float">
            <text:p>2.550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186];&quot;-&quot;;[.B186])" office:value-type="string" office:string-value="5-25" calcext:value-type="string">
            <text:p>5-25</text:p>
          </table:table-cell>
          <table:table-cell office:value-type="float" office:value="2.53825" calcext:value-type="float">
            <text:p>2.5382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187];&quot;-&quot;;[.B187])" office:value-type="string" office:string-value="5-26" calcext:value-type="string">
            <text:p>5-26</text:p>
          </table:table-cell>
          <table:table-cell office:value-type="float" office:value="2.52439" calcext:value-type="float">
            <text:p>2.5243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188];&quot;-&quot;;[.B188])" office:value-type="string" office:string-value="5-27" calcext:value-type="string">
            <text:p>5-27</text:p>
          </table:table-cell>
          <table:table-cell office:value-type="float" office:value="2.51235" calcext:value-type="float">
            <text:p>2.5123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189];&quot;-&quot;;[.B189])" office:value-type="string" office:string-value="5-28" calcext:value-type="string">
            <text:p>5-28</text:p>
          </table:table-cell>
          <table:table-cell office:value-type="float" office:value="2.49849" calcext:value-type="float">
            <text:p>2.4984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190];&quot;-&quot;;[.B190])" office:value-type="string" office:string-value="5-29" calcext:value-type="string">
            <text:p>5-29</text:p>
          </table:table-cell>
          <table:table-cell office:value-type="float" office:value="2.48847" calcext:value-type="float">
            <text:p>2.4884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191];&quot;-&quot;;[.B191])" office:value-type="string" office:string-value="5-30" calcext:value-type="string">
            <text:p>5-30</text:p>
          </table:table-cell>
          <table:table-cell office:value-type="float" office:value="2.47274" calcext:value-type="float">
            <text:p>2.47274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192];&quot;-&quot;;[.B192])" office:value-type="string" office:string-value="5-31" calcext:value-type="string">
            <text:p>5-31</text:p>
          </table:table-cell>
          <table:table-cell office:value-type="float" office:value="2.46437" calcext:value-type="float">
            <text:p>2.4643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193];&quot;-&quot;;[.B193])" office:value-type="string" office:string-value="5-32" calcext:value-type="string">
            <text:p>5-32</text:p>
          </table:table-cell>
          <table:table-cell office:value-type="float" office:value="2.45196" calcext:value-type="float">
            <text:p>2.4519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194];&quot;-&quot;;[.B194])" office:value-type="string" office:string-value="5-33" calcext:value-type="string">
            <text:p>5-33</text:p>
          </table:table-cell>
          <table:table-cell office:value-type="float" office:value="2.44489" calcext:value-type="float">
            <text:p>2.4448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195];&quot;-&quot;;[.B195])" office:value-type="string" office:string-value="5-34" calcext:value-type="string">
            <text:p>5-34</text:p>
          </table:table-cell>
          <table:table-cell office:value-type="float" office:value="2.43346" calcext:value-type="float">
            <text:p>2.43346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196];&quot;-&quot;;[.B196])" office:value-type="string" office:string-value="5-35" calcext:value-type="string">
            <text:p>5-35</text:p>
          </table:table-cell>
          <table:table-cell office:value-type="float" office:value="2.42572" calcext:value-type="float">
            <text:p>2.4257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197];&quot;-&quot;;[.B197])" office:value-type="string" office:string-value="5-36" calcext:value-type="string">
            <text:p>5-36</text:p>
          </table:table-cell>
          <table:table-cell office:value-type="float" office:value="2.41782" calcext:value-type="float">
            <text:p>2.41782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198];&quot;-&quot;;[.B198])" office:value-type="string" office:string-value="5-37" calcext:value-type="string">
            <text:p>5-37</text:p>
          </table:table-cell>
          <table:table-cell office:value-type="float" office:value="2.40778" calcext:value-type="float">
            <text:p>2.4077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199];&quot;-&quot;;[.B199])" office:value-type="string" office:string-value="5-38" calcext:value-type="string">
            <text:p>5-38</text:p>
          </table:table-cell>
          <table:table-cell office:value-type="float" office:value="2.39673" calcext:value-type="float">
            <text:p>2.3967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200];&quot;-&quot;;[.B200])" office:value-type="string" office:string-value="5-39" calcext:value-type="string">
            <text:p>5-39</text:p>
          </table:table-cell>
          <table:table-cell office:value-type="float" office:value="2.38877" calcext:value-type="float">
            <text:p>2.3887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201];&quot;-&quot;;[.B201])" office:value-type="string" office:string-value="5-40" calcext:value-type="string">
            <text:p>5-40</text:p>
          </table:table-cell>
          <table:table-cell office:value-type="float" office:value="2.37482" calcext:value-type="float">
            <text:p>2.3748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202];&quot;-&quot;;[.B202])" office:value-type="string" office:string-value="6-1" calcext:value-type="string">
            <text:p>6-1</text:p>
          </table:table-cell>
          <table:table-cell office:value-type="float" office:value="2.98754" calcext:value-type="float">
            <text:p>2.9875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203];&quot;-&quot;;[.B203])" office:value-type="string" office:string-value="6-2" calcext:value-type="string">
            <text:p>6-2</text:p>
          </table:table-cell>
          <table:table-cell office:value-type="float" office:value="2.9492" calcext:value-type="float">
            <text:p>2.949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204];&quot;-&quot;;[.B204])" office:value-type="string" office:string-value="6-3" calcext:value-type="string">
            <text:p>6-3</text:p>
          </table:table-cell>
          <table:table-cell office:value-type="float" office:value="2.9145" calcext:value-type="float">
            <text:p>2.914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205];&quot;-&quot;;[.B205])" office:value-type="string" office:string-value="6-4" calcext:value-type="string">
            <text:p>6-4</text:p>
          </table:table-cell>
          <table:table-cell office:value-type="float" office:value="2.887" calcext:value-type="float">
            <text:p>2.88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206];&quot;-&quot;;[.B206])" office:value-type="string" office:string-value="6-5" calcext:value-type="string">
            <text:p>6-5</text:p>
          </table:table-cell>
          <table:table-cell office:value-type="float" office:value="2.86328" calcext:value-type="float">
            <text:p>2.86328</text:p>
          </table:table-cell>
        </table:table-row>
        <table:table-row table:style-name="ro1">
          <table:table-cell table:number-columns-repeated="2" table:style-name="ce3" office:value-type="float" office:value="6" calcext:value-type="float">
            <text:p>6</text:p>
          </table:table-cell>
          <table:table-cell table:style-name="ce3" table:formula="of:=CONCATENATE([.A207];&quot;-&quot;;[.B207])" office:value-type="string" office:string-value="6-6" calcext:value-type="string">
            <text:p>6-6</text:p>
          </table:table-cell>
          <table:table-cell office:value-type="float" office:value="2.83842" calcext:value-type="float">
            <text:p>2.8384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208];&quot;-&quot;;[.B208])" office:value-type="string" office:string-value="6-7" calcext:value-type="string">
            <text:p>6-7</text:p>
          </table:table-cell>
          <table:table-cell office:value-type="float" office:value="2.81627" calcext:value-type="float">
            <text:p>2.8162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209];&quot;-&quot;;[.B209])" office:value-type="string" office:string-value="6-8" calcext:value-type="string">
            <text:p>6-8</text:p>
          </table:table-cell>
          <table:table-cell office:value-type="float" office:value="2.78851" calcext:value-type="float">
            <text:p>2.7885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210];&quot;-&quot;;[.B210])" office:value-type="string" office:string-value="6-9" calcext:value-type="string">
            <text:p>6-9</text:p>
          </table:table-cell>
          <table:table-cell office:value-type="float" office:value="2.76776" calcext:value-type="float">
            <text:p>2.7677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211];&quot;-&quot;;[.B211])" office:value-type="string" office:string-value="6-10" calcext:value-type="string">
            <text:p>6-10</text:p>
          </table:table-cell>
          <table:table-cell office:value-type="float" office:value="2.74886" calcext:value-type="float">
            <text:p>2.7488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212];&quot;-&quot;;[.B212])" office:value-type="string" office:string-value="6-11" calcext:value-type="string">
            <text:p>6-11</text:p>
          </table:table-cell>
          <table:table-cell office:value-type="float" office:value="2.72796" calcext:value-type="float">
            <text:p>2.7279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213];&quot;-&quot;;[.B213])" office:value-type="string" office:string-value="6-12" calcext:value-type="string">
            <text:p>6-12</text:p>
          </table:table-cell>
          <table:table-cell office:value-type="float" office:value="2.71292" calcext:value-type="float">
            <text:p>2.7129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214];&quot;-&quot;;[.B214])" office:value-type="string" office:string-value="6-13" calcext:value-type="string">
            <text:p>6-13</text:p>
          </table:table-cell>
          <table:table-cell office:value-type="float" office:value="2.69802" calcext:value-type="float">
            <text:p>2.6980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215];&quot;-&quot;;[.B215])" office:value-type="string" office:string-value="6-14" calcext:value-type="string">
            <text:p>6-14</text:p>
          </table:table-cell>
          <table:table-cell office:value-type="float" office:value="2.68155" calcext:value-type="float">
            <text:p>2.6815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216];&quot;-&quot;;[.B216])" office:value-type="string" office:string-value="6-15" calcext:value-type="string">
            <text:p>6-15</text:p>
          </table:table-cell>
          <table:table-cell office:value-type="float" office:value="2.66927" calcext:value-type="float">
            <text:p>2.6692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217];&quot;-&quot;;[.B217])" office:value-type="string" office:string-value="6-16" calcext:value-type="string">
            <text:p>6-16</text:p>
          </table:table-cell>
          <table:table-cell office:value-type="float" office:value="2.65146" calcext:value-type="float">
            <text:p>2.6514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218];&quot;-&quot;;[.B218])" office:value-type="string" office:string-value="6-17" calcext:value-type="string">
            <text:p>6-17</text:p>
          </table:table-cell>
          <table:table-cell office:value-type="float" office:value="2.63315" calcext:value-type="float">
            <text:p>2.6331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219];&quot;-&quot;;[.B219])" office:value-type="string" office:string-value="6-18" calcext:value-type="string">
            <text:p>6-18</text:p>
          </table:table-cell>
          <table:table-cell office:value-type="float" office:value="2.61229" calcext:value-type="float">
            <text:p>2.6122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220];&quot;-&quot;;[.B220])" office:value-type="string" office:string-value="6-19" calcext:value-type="string">
            <text:p>6-19</text:p>
          </table:table-cell>
          <table:table-cell office:value-type="float" office:value="2.59738" calcext:value-type="float">
            <text:p>2.5973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221];&quot;-&quot;;[.B221])" office:value-type="string" office:string-value="6-20" calcext:value-type="string">
            <text:p>6-20</text:p>
          </table:table-cell>
          <table:table-cell office:value-type="float" office:value="2.5807" calcext:value-type="float">
            <text:p>2.580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222];&quot;-&quot;;[.B222])" office:value-type="string" office:string-value="6-21" calcext:value-type="string">
            <text:p>6-21</text:p>
          </table:table-cell>
          <table:table-cell office:value-type="float" office:value="2.56851" calcext:value-type="float">
            <text:p>2.5685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223];&quot;-&quot;;[.B223])" office:value-type="string" office:string-value="6-22" calcext:value-type="string">
            <text:p>6-22</text:p>
          </table:table-cell>
          <table:table-cell office:value-type="float" office:value="2.55728" calcext:value-type="float">
            <text:p>2.5572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224];&quot;-&quot;;[.B224])" office:value-type="string" office:string-value="6-23" calcext:value-type="string">
            <text:p>6-23</text:p>
          </table:table-cell>
          <table:table-cell office:value-type="float" office:value="2.54262" calcext:value-type="float">
            <text:p>2.5426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225];&quot;-&quot;;[.B225])" office:value-type="string" office:string-value="6-24" calcext:value-type="string">
            <text:p>6-24</text:p>
          </table:table-cell>
          <table:table-cell office:value-type="float" office:value="2.53069" calcext:value-type="float">
            <text:p>2.5306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226];&quot;-&quot;;[.B226])" office:value-type="string" office:string-value="6-25" calcext:value-type="string">
            <text:p>6-25</text:p>
          </table:table-cell>
          <table:table-cell office:value-type="float" office:value="2.51804" calcext:value-type="float">
            <text:p>2.5180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227];&quot;-&quot;;[.B227])" office:value-type="string" office:string-value="6-26" calcext:value-type="string">
            <text:p>6-26</text:p>
          </table:table-cell>
          <table:table-cell office:value-type="float" office:value="2.50418" calcext:value-type="float">
            <text:p>2.5041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228];&quot;-&quot;;[.B228])" office:value-type="string" office:string-value="6-27" calcext:value-type="string">
            <text:p>6-27</text:p>
          </table:table-cell>
          <table:table-cell office:value-type="float" office:value="2.49212" calcext:value-type="float">
            <text:p>2.4921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229];&quot;-&quot;;[.B229])" office:value-type="string" office:string-value="6-28" calcext:value-type="string">
            <text:p>6-28</text:p>
          </table:table-cell>
          <table:table-cell office:value-type="float" office:value="2.47831" calcext:value-type="float">
            <text:p>2.47831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230];&quot;-&quot;;[.B230])" office:value-type="string" office:string-value="6-29" calcext:value-type="string">
            <text:p>6-29</text:p>
          </table:table-cell>
          <table:table-cell office:value-type="float" office:value="2.46863" calcext:value-type="float">
            <text:p>2.4686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231];&quot;-&quot;;[.B231])" office:value-type="string" office:string-value="6-30" calcext:value-type="string">
            <text:p>6-30</text:p>
          </table:table-cell>
          <table:table-cell office:value-type="float" office:value="2.45325" calcext:value-type="float">
            <text:p>2.4532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232];&quot;-&quot;;[.B232])" office:value-type="string" office:string-value="6-31" calcext:value-type="string">
            <text:p>6-31</text:p>
          </table:table-cell>
          <table:table-cell office:value-type="float" office:value="2.44492" calcext:value-type="float">
            <text:p>2.4449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233];&quot;-&quot;;[.B233])" office:value-type="string" office:string-value="6-32" calcext:value-type="string">
            <text:p>6-32</text:p>
          </table:table-cell>
          <table:table-cell office:value-type="float" office:value="2.43242" calcext:value-type="float">
            <text:p>2.4324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234];&quot;-&quot;;[.B234])" office:value-type="string" office:string-value="6-33" calcext:value-type="string">
            <text:p>6-33</text:p>
          </table:table-cell>
          <table:table-cell office:value-type="float" office:value="2.4254" calcext:value-type="float">
            <text:p>2.425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235];&quot;-&quot;;[.B235])" office:value-type="string" office:string-value="6-34" calcext:value-type="string">
            <text:p>6-34</text:p>
          </table:table-cell>
          <table:table-cell office:value-type="float" office:value="2.41404" calcext:value-type="float">
            <text:p>2.41404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236];&quot;-&quot;;[.B236])" office:value-type="string" office:string-value="6-35" calcext:value-type="string">
            <text:p>6-35</text:p>
          </table:table-cell>
          <table:table-cell office:value-type="float" office:value="2.40653" calcext:value-type="float">
            <text:p>2.4065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237];&quot;-&quot;;[.B237])" office:value-type="string" office:string-value="6-36" calcext:value-type="string">
            <text:p>6-36</text:p>
          </table:table-cell>
          <table:table-cell office:value-type="float" office:value="2.39889" calcext:value-type="float">
            <text:p>2.3988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238];&quot;-&quot;;[.B238])" office:value-type="string" office:string-value="6-37" calcext:value-type="string">
            <text:p>6-37</text:p>
          </table:table-cell>
          <table:table-cell office:value-type="float" office:value="2.38882" calcext:value-type="float">
            <text:p>2.38882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239];&quot;-&quot;;[.B239])" office:value-type="string" office:string-value="6-38" calcext:value-type="string">
            <text:p>6-38</text:p>
          </table:table-cell>
          <table:table-cell office:value-type="float" office:value="2.37825" calcext:value-type="float">
            <text:p>2.3782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240];&quot;-&quot;;[.B240])" office:value-type="string" office:string-value="6-39" calcext:value-type="string">
            <text:p>6-39</text:p>
          </table:table-cell>
          <table:table-cell office:value-type="float" office:value="2.37039" calcext:value-type="float">
            <text:p>2.37039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241];&quot;-&quot;;[.B241])" office:value-type="string" office:string-value="6-40" calcext:value-type="string">
            <text:p>6-40</text:p>
          </table:table-cell>
          <table:table-cell office:value-type="float" office:value="2.35657" calcext:value-type="float">
            <text:p>2.3565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242];&quot;-&quot;;[.B242])" office:value-type="string" office:string-value="7-1" calcext:value-type="string">
            <text:p>7-1</text:p>
          </table:table-cell>
          <table:table-cell office:value-type="float" office:value="2.96243" calcext:value-type="float">
            <text:p>2.9624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243];&quot;-&quot;;[.B243])" office:value-type="string" office:string-value="7-2" calcext:value-type="string">
            <text:p>7-2</text:p>
          </table:table-cell>
          <table:table-cell office:value-type="float" office:value="2.92467" calcext:value-type="float">
            <text:p>2.9246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244];&quot;-&quot;;[.B244])" office:value-type="string" office:string-value="7-3" calcext:value-type="string">
            <text:p>7-3</text:p>
          </table:table-cell>
          <table:table-cell office:value-type="float" office:value="2.89031" calcext:value-type="float">
            <text:p>2.8903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245];&quot;-&quot;;[.B245])" office:value-type="string" office:string-value="7-4" calcext:value-type="string">
            <text:p>7-4</text:p>
          </table:table-cell>
          <table:table-cell office:value-type="float" office:value="2.8631" calcext:value-type="float">
            <text:p>2.863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246];&quot;-&quot;;[.B246])" office:value-type="string" office:string-value="7-5" calcext:value-type="string">
            <text:p>7-5</text:p>
          </table:table-cell>
          <table:table-cell office:value-type="float" office:value="2.83996" calcext:value-type="float">
            <text:p>2.8399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247];&quot;-&quot;;[.B247])" office:value-type="string" office:string-value="7-6" calcext:value-type="string">
            <text:p>7-6</text:p>
          </table:table-cell>
          <table:table-cell office:value-type="float" office:value="2.81595" calcext:value-type="float">
            <text:p>2.81595</text:p>
          </table:table-cell>
        </table:table-row>
        <table:table-row table:style-name="ro1">
          <table:table-cell table:number-columns-repeated="2" table:style-name="ce3" office:value-type="float" office:value="7" calcext:value-type="float">
            <text:p>7</text:p>
          </table:table-cell>
          <table:table-cell table:style-name="ce3" table:formula="of:=CONCATENATE([.A248];&quot;-&quot;;[.B248])" office:value-type="string" office:string-value="7-7" calcext:value-type="string">
            <text:p>7-7</text:p>
          </table:table-cell>
          <table:table-cell office:value-type="float" office:value="2.79394" calcext:value-type="float">
            <text:p>2.7939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249];&quot;-&quot;;[.B249])" office:value-type="string" office:string-value="7-8" calcext:value-type="string">
            <text:p>7-8</text:p>
          </table:table-cell>
          <table:table-cell office:value-type="float" office:value="2.76632" calcext:value-type="float">
            <text:p>2.7663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250];&quot;-&quot;;[.B250])" office:value-type="string" office:string-value="7-9" calcext:value-type="string">
            <text:p>7-9</text:p>
          </table:table-cell>
          <table:table-cell office:value-type="float" office:value="2.74592" calcext:value-type="float">
            <text:p>2.7459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251];&quot;-&quot;;[.B251])" office:value-type="string" office:string-value="7-10" calcext:value-type="string">
            <text:p>7-10</text:p>
          </table:table-cell>
          <table:table-cell office:value-type="float" office:value="2.72712" calcext:value-type="float">
            <text:p>2.7271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252];&quot;-&quot;;[.B252])" office:value-type="string" office:string-value="7-11" calcext:value-type="string">
            <text:p>7-11</text:p>
          </table:table-cell>
          <table:table-cell office:value-type="float" office:value="2.70647" calcext:value-type="float">
            <text:p>2.7064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253];&quot;-&quot;;[.B253])" office:value-type="string" office:string-value="7-12" calcext:value-type="string">
            <text:p>7-12</text:p>
          </table:table-cell>
          <table:table-cell office:value-type="float" office:value="2.69155" calcext:value-type="float">
            <text:p>2.6915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254];&quot;-&quot;;[.B254])" office:value-type="string" office:string-value="7-13" calcext:value-type="string">
            <text:p>7-13</text:p>
          </table:table-cell>
          <table:table-cell office:value-type="float" office:value="2.67669" calcext:value-type="float">
            <text:p>2.6766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255];&quot;-&quot;;[.B255])" office:value-type="string" office:string-value="7-14" calcext:value-type="string">
            <text:p>7-14</text:p>
          </table:table-cell>
          <table:table-cell office:value-type="float" office:value="2.66031" calcext:value-type="float">
            <text:p>2.6603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256];&quot;-&quot;;[.B256])" office:value-type="string" office:string-value="7-15" calcext:value-type="string">
            <text:p>7-15</text:p>
          </table:table-cell>
          <table:table-cell office:value-type="float" office:value="2.64808" calcext:value-type="float">
            <text:p>2.6480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257];&quot;-&quot;;[.B257])" office:value-type="string" office:string-value="7-16" calcext:value-type="string">
            <text:p>7-16</text:p>
          </table:table-cell>
          <table:table-cell office:value-type="float" office:value="2.63057" calcext:value-type="float">
            <text:p>2.6305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258];&quot;-&quot;;[.B258])" office:value-type="string" office:string-value="7-17" calcext:value-type="string">
            <text:p>7-17</text:p>
          </table:table-cell>
          <table:table-cell office:value-type="float" office:value="2.61215" calcext:value-type="float">
            <text:p>2.6121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259];&quot;-&quot;;[.B259])" office:value-type="string" office:string-value="7-18" calcext:value-type="string">
            <text:p>7-18</text:p>
          </table:table-cell>
          <table:table-cell office:value-type="float" office:value="2.59153" calcext:value-type="float">
            <text:p>2.5915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260];&quot;-&quot;;[.B260])" office:value-type="string" office:string-value="7-19" calcext:value-type="string">
            <text:p>7-19</text:p>
          </table:table-cell>
          <table:table-cell office:value-type="float" office:value="2.57674" calcext:value-type="float">
            <text:p>2.57674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261];&quot;-&quot;;[.B261])" office:value-type="string" office:string-value="7-20" calcext:value-type="string">
            <text:p>7-20</text:p>
          </table:table-cell>
          <table:table-cell office:value-type="float" office:value="2.56051" calcext:value-type="float">
            <text:p>2.5605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262];&quot;-&quot;;[.B262])" office:value-type="string" office:string-value="7-21" calcext:value-type="string">
            <text:p>7-21</text:p>
          </table:table-cell>
          <table:table-cell office:value-type="float" office:value="2.54885" calcext:value-type="float">
            <text:p>2.5488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263];&quot;-&quot;;[.B263])" office:value-type="string" office:string-value="7-22" calcext:value-type="string">
            <text:p>7-22</text:p>
          </table:table-cell>
          <table:table-cell office:value-type="float" office:value="2.53781" calcext:value-type="float">
            <text:p>2.5378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264];&quot;-&quot;;[.B264])" office:value-type="string" office:string-value="7-23" calcext:value-type="string">
            <text:p>7-23</text:p>
          </table:table-cell>
          <table:table-cell office:value-type="float" office:value="2.52335" calcext:value-type="float">
            <text:p>2.5233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265];&quot;-&quot;;[.B265])" office:value-type="string" office:string-value="7-24" calcext:value-type="string">
            <text:p>7-24</text:p>
          </table:table-cell>
          <table:table-cell office:value-type="float" office:value="2.5116" calcext:value-type="float">
            <text:p>2.511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266];&quot;-&quot;;[.B266])" office:value-type="string" office:string-value="7-25" calcext:value-type="string">
            <text:p>7-25</text:p>
          </table:table-cell>
          <table:table-cell office:value-type="float" office:value="2.49948" calcext:value-type="float">
            <text:p>2.4994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267];&quot;-&quot;;[.B267])" office:value-type="string" office:string-value="7-26" calcext:value-type="string">
            <text:p>7-26</text:p>
          </table:table-cell>
          <table:table-cell office:value-type="float" office:value="2.4862" calcext:value-type="float">
            <text:p>2.486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268];&quot;-&quot;;[.B268])" office:value-type="string" office:string-value="7-27" calcext:value-type="string">
            <text:p>7-27</text:p>
          </table:table-cell>
          <table:table-cell office:value-type="float" office:value="2.47425" calcext:value-type="float">
            <text:p>2.4742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269];&quot;-&quot;;[.B269])" office:value-type="string" office:string-value="7-28" calcext:value-type="string">
            <text:p>7-28</text:p>
          </table:table-cell>
          <table:table-cell office:value-type="float" office:value="2.46072" calcext:value-type="float">
            <text:p>2.4607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270];&quot;-&quot;;[.B270])" office:value-type="string" office:string-value="7-29" calcext:value-type="string">
            <text:p>7-29</text:p>
          </table:table-cell>
          <table:table-cell office:value-type="float" office:value="2.45099" calcext:value-type="float">
            <text:p>2.4509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271];&quot;-&quot;;[.B271])" office:value-type="string" office:string-value="7-30" calcext:value-type="string">
            <text:p>7-30</text:p>
          </table:table-cell>
          <table:table-cell office:value-type="float" office:value="2.43572" calcext:value-type="float">
            <text:p>2.4357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272];&quot;-&quot;;[.B272])" office:value-type="string" office:string-value="7-31" calcext:value-type="string">
            <text:p>7-31</text:p>
          </table:table-cell>
          <table:table-cell office:value-type="float" office:value="2.42746" calcext:value-type="float">
            <text:p>2.4274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273];&quot;-&quot;;[.B273])" office:value-type="string" office:string-value="7-32" calcext:value-type="string">
            <text:p>7-32</text:p>
          </table:table-cell>
          <table:table-cell office:value-type="float" office:value="2.41501" calcext:value-type="float">
            <text:p>2.4150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274];&quot;-&quot;;[.B274])" office:value-type="string" office:string-value="7-33" calcext:value-type="string">
            <text:p>7-33</text:p>
          </table:table-cell>
          <table:table-cell office:value-type="float" office:value="2.40798" calcext:value-type="float">
            <text:p>2.4079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275];&quot;-&quot;;[.B275])" office:value-type="string" office:string-value="7-34" calcext:value-type="string">
            <text:p>7-34</text:p>
          </table:table-cell>
          <table:table-cell office:value-type="float" office:value="2.39673" calcext:value-type="float">
            <text:p>2.3967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276];&quot;-&quot;;[.B276])" office:value-type="string" office:string-value="7-35" calcext:value-type="string">
            <text:p>7-35</text:p>
          </table:table-cell>
          <table:table-cell office:value-type="float" office:value="2.38946" calcext:value-type="float">
            <text:p>2.38946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277];&quot;-&quot;;[.B277])" office:value-type="string" office:string-value="7-36" calcext:value-type="string">
            <text:p>7-36</text:p>
          </table:table-cell>
          <table:table-cell office:value-type="float" office:value="2.3818" calcext:value-type="float">
            <text:p>2.381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278];&quot;-&quot;;[.B278])" office:value-type="string" office:string-value="7-37" calcext:value-type="string">
            <text:p>7-37</text:p>
          </table:table-cell>
          <table:table-cell office:value-type="float" office:value="2.37167" calcext:value-type="float">
            <text:p>2.37167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279];&quot;-&quot;;[.B279])" office:value-type="string" office:string-value="7-38" calcext:value-type="string">
            <text:p>7-38</text:p>
          </table:table-cell>
          <table:table-cell office:value-type="float" office:value="2.36139" calcext:value-type="float">
            <text:p>2.3613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280];&quot;-&quot;;[.B280])" office:value-type="string" office:string-value="7-39" calcext:value-type="string">
            <text:p>7-39</text:p>
          </table:table-cell>
          <table:table-cell office:value-type="float" office:value="2.35353" calcext:value-type="float">
            <text:p>2.3535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281];&quot;-&quot;;[.B281])" office:value-type="string" office:string-value="7-40" calcext:value-type="string">
            <text:p>7-40</text:p>
          </table:table-cell>
          <table:table-cell office:value-type="float" office:value="2.33974" calcext:value-type="float">
            <text:p>2.3397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282];&quot;-&quot;;[.B282])" office:value-type="string" office:string-value="8-1" calcext:value-type="string">
            <text:p>8-1</text:p>
          </table:table-cell>
          <table:table-cell office:value-type="float" office:value="2.94015" calcext:value-type="float">
            <text:p>2.9401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283];&quot;-&quot;;[.B283])" office:value-type="string" office:string-value="8-2" calcext:value-type="string">
            <text:p>8-2</text:p>
          </table:table-cell>
          <table:table-cell office:value-type="float" office:value="2.90277" calcext:value-type="float">
            <text:p>2.9027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284];&quot;-&quot;;[.B284])" office:value-type="string" office:string-value="8-3" calcext:value-type="string">
            <text:p>8-3</text:p>
          </table:table-cell>
          <table:table-cell office:value-type="float" office:value="2.86881" calcext:value-type="float">
            <text:p>2.8688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285];&quot;-&quot;;[.B285])" office:value-type="string" office:string-value="8-4" calcext:value-type="string">
            <text:p>8-4</text:p>
          </table:table-cell>
          <table:table-cell office:value-type="float" office:value="2.84225" calcext:value-type="float">
            <text:p>2.8422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286];&quot;-&quot;;[.B286])" office:value-type="string" office:string-value="8-5" calcext:value-type="string">
            <text:p>8-5</text:p>
          </table:table-cell>
          <table:table-cell office:value-type="float" office:value="2.81958" calcext:value-type="float">
            <text:p>2.8195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287];&quot;-&quot;;[.B287])" office:value-type="string" office:string-value="8-6" calcext:value-type="string">
            <text:p>8-6</text:p>
          </table:table-cell>
          <table:table-cell office:value-type="float" office:value="2.79605" calcext:value-type="float">
            <text:p>2.7960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288];&quot;-&quot;;[.B288])" office:value-type="string" office:string-value="8-7" calcext:value-type="string">
            <text:p>8-7</text:p>
          </table:table-cell>
          <table:table-cell office:value-type="float" office:value="2.7746" calcext:value-type="float">
            <text:p>2.7746</text:p>
          </table:table-cell>
        </table:table-row>
        <table:table-row table:style-name="ro1">
          <table:table-cell table:number-columns-repeated="2" table:style-name="ce3" office:value-type="float" office:value="8" calcext:value-type="float">
            <text:p>8</text:p>
          </table:table-cell>
          <table:table-cell table:style-name="ce3" table:formula="of:=CONCATENATE([.A289];&quot;-&quot;;[.B289])" office:value-type="string" office:string-value="8-8" calcext:value-type="string">
            <text:p>8-8</text:p>
          </table:table-cell>
          <table:table-cell office:value-type="float" office:value="2.74706" calcext:value-type="float">
            <text:p>2.7470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290];&quot;-&quot;;[.B290])" office:value-type="string" office:string-value="8-9" calcext:value-type="string">
            <text:p>8-9</text:p>
          </table:table-cell>
          <table:table-cell office:value-type="float" office:value="2.72716" calcext:value-type="float">
            <text:p>2.7271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291];&quot;-&quot;;[.B291])" office:value-type="string" office:string-value="8-10" calcext:value-type="string">
            <text:p>8-10</text:p>
          </table:table-cell>
          <table:table-cell office:value-type="float" office:value="2.70861" calcext:value-type="float">
            <text:p>2.7086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292];&quot;-&quot;;[.B292])" office:value-type="string" office:string-value="8-11" calcext:value-type="string">
            <text:p>8-11</text:p>
          </table:table-cell>
          <table:table-cell office:value-type="float" office:value="2.68806" calcext:value-type="float">
            <text:p>2.6880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293];&quot;-&quot;;[.B293])" office:value-type="string" office:string-value="8-12" calcext:value-type="string">
            <text:p>8-12</text:p>
          </table:table-cell>
          <table:table-cell office:value-type="float" office:value="2.67334" calcext:value-type="float">
            <text:p>2.6733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294];&quot;-&quot;;[.B294])" office:value-type="string" office:string-value="8-13" calcext:value-type="string">
            <text:p>8-13</text:p>
          </table:table-cell>
          <table:table-cell office:value-type="float" office:value="2.65856" calcext:value-type="float">
            <text:p>2.6585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295];&quot;-&quot;;[.B295])" office:value-type="string" office:string-value="8-14" calcext:value-type="string">
            <text:p>8-14</text:p>
          </table:table-cell>
          <table:table-cell office:value-type="float" office:value="2.64212" calcext:value-type="float">
            <text:p>2.6421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296];&quot;-&quot;;[.B296])" office:value-type="string" office:string-value="8-15" calcext:value-type="string">
            <text:p>8-15</text:p>
          </table:table-cell>
          <table:table-cell office:value-type="float" office:value="2.63059" calcext:value-type="float">
            <text:p>2.6305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297];&quot;-&quot;;[.B297])" office:value-type="string" office:string-value="8-16" calcext:value-type="string">
            <text:p>8-16</text:p>
          </table:table-cell>
          <table:table-cell office:value-type="float" office:value="2.61307" calcext:value-type="float">
            <text:p>2.6130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298];&quot;-&quot;;[.B298])" office:value-type="string" office:string-value="8-17" calcext:value-type="string">
            <text:p>8-17</text:p>
          </table:table-cell>
          <table:table-cell office:value-type="float" office:value="2.59461" calcext:value-type="float">
            <text:p>2.5946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299];&quot;-&quot;;[.B299])" office:value-type="string" office:string-value="8-18" calcext:value-type="string">
            <text:p>8-18</text:p>
          </table:table-cell>
          <table:table-cell office:value-type="float" office:value="2.57414" calcext:value-type="float">
            <text:p>2.5741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300];&quot;-&quot;;[.B300])" office:value-type="string" office:string-value="8-19" calcext:value-type="string">
            <text:p>8-19</text:p>
          </table:table-cell>
          <table:table-cell office:value-type="float" office:value="2.55923" calcext:value-type="float">
            <text:p>2.5592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301];&quot;-&quot;;[.B301])" office:value-type="string" office:string-value="8-20" calcext:value-type="string">
            <text:p>8-20</text:p>
          </table:table-cell>
          <table:table-cell office:value-type="float" office:value="2.54313" calcext:value-type="float">
            <text:p>2.5431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302];&quot;-&quot;;[.B302])" office:value-type="string" office:string-value="8-21" calcext:value-type="string">
            <text:p>8-21</text:p>
          </table:table-cell>
          <table:table-cell office:value-type="float" office:value="2.53147" calcext:value-type="float">
            <text:p>2.5314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303];&quot;-&quot;;[.B303])" office:value-type="string" office:string-value="8-22" calcext:value-type="string">
            <text:p>8-22</text:p>
          </table:table-cell>
          <table:table-cell office:value-type="float" office:value="2.52063" calcext:value-type="float">
            <text:p>2.5206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304];&quot;-&quot;;[.B304])" office:value-type="string" office:string-value="8-23" calcext:value-type="string">
            <text:p>8-23</text:p>
          </table:table-cell>
          <table:table-cell office:value-type="float" office:value="2.5061" calcext:value-type="float">
            <text:p>2.506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305];&quot;-&quot;;[.B305])" office:value-type="string" office:string-value="8-24" calcext:value-type="string">
            <text:p>8-24</text:p>
          </table:table-cell>
          <table:table-cell office:value-type="float" office:value="2.49448" calcext:value-type="float">
            <text:p>2.4944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306];&quot;-&quot;;[.B306])" office:value-type="string" office:string-value="8-25" calcext:value-type="string">
            <text:p>8-25</text:p>
          </table:table-cell>
          <table:table-cell office:value-type="float" office:value="2.48229" calcext:value-type="float">
            <text:p>2.4822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307];&quot;-&quot;;[.B307])" office:value-type="string" office:string-value="8-26" calcext:value-type="string">
            <text:p>8-26</text:p>
          </table:table-cell>
          <table:table-cell office:value-type="float" office:value="2.46934" calcext:value-type="float">
            <text:p>2.4693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308];&quot;-&quot;;[.B308])" office:value-type="string" office:string-value="8-27" calcext:value-type="string">
            <text:p>8-27</text:p>
          </table:table-cell>
          <table:table-cell office:value-type="float" office:value="2.45795" calcext:value-type="float">
            <text:p>2.4579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309];&quot;-&quot;;[.B309])" office:value-type="string" office:string-value="8-28" calcext:value-type="string">
            <text:p>8-28</text:p>
          </table:table-cell>
          <table:table-cell office:value-type="float" office:value="2.44475" calcext:value-type="float">
            <text:p>2.4447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310];&quot;-&quot;;[.B310])" office:value-type="string" office:string-value="8-29" calcext:value-type="string">
            <text:p>8-29</text:p>
          </table:table-cell>
          <table:table-cell office:value-type="float" office:value="2.43501" calcext:value-type="float">
            <text:p>2.4350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311];&quot;-&quot;;[.B311])" office:value-type="string" office:string-value="8-30" calcext:value-type="string">
            <text:p>8-30</text:p>
          </table:table-cell>
          <table:table-cell office:value-type="float" office:value="2.41991" calcext:value-type="float">
            <text:p>2.4199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312];&quot;-&quot;;[.B312])" office:value-type="string" office:string-value="8-31" calcext:value-type="string">
            <text:p>8-31</text:p>
          </table:table-cell>
          <table:table-cell office:value-type="float" office:value="2.41166" calcext:value-type="float">
            <text:p>2.4116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313];&quot;-&quot;;[.B313])" office:value-type="string" office:string-value="8-32" calcext:value-type="string">
            <text:p>8-32</text:p>
          </table:table-cell>
          <table:table-cell office:value-type="float" office:value="2.39951" calcext:value-type="float">
            <text:p>2.39951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314];&quot;-&quot;;[.B314])" office:value-type="string" office:string-value="8-33" calcext:value-type="string">
            <text:p>8-33</text:p>
          </table:table-cell>
          <table:table-cell office:value-type="float" office:value="2.39262" calcext:value-type="float">
            <text:p>2.3926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315];&quot;-&quot;;[.B315])" office:value-type="string" office:string-value="8-34" calcext:value-type="string">
            <text:p>8-34</text:p>
          </table:table-cell>
          <table:table-cell office:value-type="float" office:value="2.38173" calcext:value-type="float">
            <text:p>2.3817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316];&quot;-&quot;;[.B316])" office:value-type="string" office:string-value="8-35" calcext:value-type="string">
            <text:p>8-35</text:p>
          </table:table-cell>
          <table:table-cell office:value-type="float" office:value="2.37447" calcext:value-type="float">
            <text:p>2.3744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317];&quot;-&quot;;[.B317])" office:value-type="string" office:string-value="8-36" calcext:value-type="string">
            <text:p>8-36</text:p>
          </table:table-cell>
          <table:table-cell office:value-type="float" office:value="2.36703" calcext:value-type="float">
            <text:p>2.3670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318];&quot;-&quot;;[.B318])" office:value-type="string" office:string-value="8-37" calcext:value-type="string">
            <text:p>8-37</text:p>
          </table:table-cell>
          <table:table-cell office:value-type="float" office:value="2.35693" calcext:value-type="float">
            <text:p>2.35693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319];&quot;-&quot;;[.B319])" office:value-type="string" office:string-value="8-38" calcext:value-type="string">
            <text:p>8-38</text:p>
          </table:table-cell>
          <table:table-cell office:value-type="float" office:value="2.34708" calcext:value-type="float">
            <text:p>2.3470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320];&quot;-&quot;;[.B320])" office:value-type="string" office:string-value="8-39" calcext:value-type="string">
            <text:p>8-39</text:p>
          </table:table-cell>
          <table:table-cell office:value-type="float" office:value="2.33918" calcext:value-type="float">
            <text:p>2.33918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321];&quot;-&quot;;[.B321])" office:value-type="string" office:string-value="8-40" calcext:value-type="string">
            <text:p>8-40</text:p>
          </table:table-cell>
          <table:table-cell office:value-type="float" office:value="2.32591" calcext:value-type="float">
            <text:p>2.3259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322];&quot;-&quot;;[.B322])" office:value-type="string" office:string-value="9-1" calcext:value-type="string">
            <text:p>9-1</text:p>
          </table:table-cell>
          <table:table-cell office:value-type="float" office:value="2.92072" calcext:value-type="float">
            <text:p>2.9207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323];&quot;-&quot;;[.B323])" office:value-type="string" office:string-value="9-2" calcext:value-type="string">
            <text:p>9-2</text:p>
          </table:table-cell>
          <table:table-cell office:value-type="float" office:value="2.88377" calcext:value-type="float">
            <text:p>2.8837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324];&quot;-&quot;;[.B324])" office:value-type="string" office:string-value="9-3" calcext:value-type="string">
            <text:p>9-3</text:p>
          </table:table-cell>
          <table:table-cell office:value-type="float" office:value="2.84999" calcext:value-type="float">
            <text:p>2.8499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325];&quot;-&quot;;[.B325])" office:value-type="string" office:string-value="9-4" calcext:value-type="string">
            <text:p>9-4</text:p>
          </table:table-cell>
          <table:table-cell office:value-type="float" office:value="2.82379" calcext:value-type="float">
            <text:p>2.8237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326];&quot;-&quot;;[.B326])" office:value-type="string" office:string-value="9-5" calcext:value-type="string">
            <text:p>9-5</text:p>
          </table:table-cell>
          <table:table-cell office:value-type="float" office:value="2.80145" calcext:value-type="float">
            <text:p>2.8014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327];&quot;-&quot;;[.B327])" office:value-type="string" office:string-value="9-6" calcext:value-type="string">
            <text:p>9-6</text:p>
          </table:table-cell>
          <table:table-cell office:value-type="float" office:value="2.77811" calcext:value-type="float">
            <text:p>2.7781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328];&quot;-&quot;;[.B328])" office:value-type="string" office:string-value="9-7" calcext:value-type="string">
            <text:p>9-7</text:p>
          </table:table-cell>
          <table:table-cell office:value-type="float" office:value="2.75686" calcext:value-type="float">
            <text:p>2.7568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329];&quot;-&quot;;[.B329])" office:value-type="string" office:string-value="9-8" calcext:value-type="string">
            <text:p>9-8</text:p>
          </table:table-cell>
          <table:table-cell office:value-type="float" office:value="2.72959" calcext:value-type="float">
            <text:p>2.72959</text:p>
          </table:table-cell>
        </table:table-row>
        <table:table-row table:style-name="ro1">
          <table:table-cell table:number-columns-repeated="2" table:style-name="ce3" office:value-type="float" office:value="9" calcext:value-type="float">
            <text:p>9</text:p>
          </table:table-cell>
          <table:table-cell table:style-name="ce3" table:formula="of:=CONCATENATE([.A330];&quot;-&quot;;[.B330])" office:value-type="string" office:string-value="9-9" calcext:value-type="string">
            <text:p>9-9</text:p>
          </table:table-cell>
          <table:table-cell office:value-type="float" office:value="2.70995" calcext:value-type="float">
            <text:p>2.7099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CONCATENATE([.A331];&quot;-&quot;;[.B331])" office:value-type="string" office:string-value="9-10" calcext:value-type="string">
            <text:p>9-10</text:p>
          </table:table-cell>
          <table:table-cell office:value-type="float" office:value="2.69158" calcext:value-type="float">
            <text:p>2.6915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332];&quot;-&quot;;[.B332])" office:value-type="string" office:string-value="9-11" calcext:value-type="string">
            <text:p>9-11</text:p>
          </table:table-cell>
          <table:table-cell office:value-type="float" office:value="2.67116" calcext:value-type="float">
            <text:p>2.6711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333];&quot;-&quot;;[.B333])" office:value-type="string" office:string-value="9-12" calcext:value-type="string">
            <text:p>9-12</text:p>
          </table:table-cell>
          <table:table-cell office:value-type="float" office:value="2.65653" calcext:value-type="float">
            <text:p>2.6565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334];&quot;-&quot;;[.B334])" office:value-type="string" office:string-value="9-13" calcext:value-type="string">
            <text:p>9-13</text:p>
          </table:table-cell>
          <table:table-cell office:value-type="float" office:value="2.64177" calcext:value-type="float">
            <text:p>2.6417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335];&quot;-&quot;;[.B335])" office:value-type="string" office:string-value="9-14" calcext:value-type="string">
            <text:p>9-14</text:p>
          </table:table-cell>
          <table:table-cell office:value-type="float" office:value="2.62556" calcext:value-type="float">
            <text:p>2.6255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336];&quot;-&quot;;[.B336])" office:value-type="string" office:string-value="9-15" calcext:value-type="string">
            <text:p>9-15</text:p>
          </table:table-cell>
          <table:table-cell office:value-type="float" office:value="2.61424" calcext:value-type="float">
            <text:p>2.6142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337];&quot;-&quot;;[.B337])" office:value-type="string" office:string-value="9-16" calcext:value-type="string">
            <text:p>9-16</text:p>
          </table:table-cell>
          <table:table-cell office:value-type="float" office:value="2.59682" calcext:value-type="float">
            <text:p>2.5968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338];&quot;-&quot;;[.B338])" office:value-type="string" office:string-value="9-17" calcext:value-type="string">
            <text:p>9-17</text:p>
          </table:table-cell>
          <table:table-cell office:value-type="float" office:value="2.57869" calcext:value-type="float">
            <text:p>2.5786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339];&quot;-&quot;;[.B339])" office:value-type="string" office:string-value="9-18" calcext:value-type="string">
            <text:p>9-18</text:p>
          </table:table-cell>
          <table:table-cell office:value-type="float" office:value="2.55861" calcext:value-type="float">
            <text:p>2.5586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340];&quot;-&quot;;[.B340])" office:value-type="string" office:string-value="9-19" calcext:value-type="string">
            <text:p>9-19</text:p>
          </table:table-cell>
          <table:table-cell office:value-type="float" office:value="2.54388" calcext:value-type="float">
            <text:p>2.5438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341];&quot;-&quot;;[.B341])" office:value-type="string" office:string-value="9-20" calcext:value-type="string">
            <text:p>9-20</text:p>
          </table:table-cell>
          <table:table-cell office:value-type="float" office:value="2.52792" calcext:value-type="float">
            <text:p>2.5279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342];&quot;-&quot;;[.B342])" office:value-type="string" office:string-value="9-21" calcext:value-type="string">
            <text:p>9-21</text:p>
          </table:table-cell>
          <table:table-cell office:value-type="float" office:value="2.51662" calcext:value-type="float">
            <text:p>2.5166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343];&quot;-&quot;;[.B343])" office:value-type="string" office:string-value="9-22" calcext:value-type="string">
            <text:p>9-22</text:p>
          </table:table-cell>
          <table:table-cell office:value-type="float" office:value="2.506" calcext:value-type="float">
            <text:p>2.50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344];&quot;-&quot;;[.B344])" office:value-type="string" office:string-value="9-23" calcext:value-type="string">
            <text:p>9-23</text:p>
          </table:table-cell>
          <table:table-cell office:value-type="float" office:value="2.49173" calcext:value-type="float">
            <text:p>2.4917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345];&quot;-&quot;;[.B345])" office:value-type="string" office:string-value="9-24" calcext:value-type="string">
            <text:p>9-24</text:p>
          </table:table-cell>
          <table:table-cell office:value-type="float" office:value="2.48019" calcext:value-type="float">
            <text:p>2.4801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346];&quot;-&quot;;[.B346])" office:value-type="string" office:string-value="9-25" calcext:value-type="string">
            <text:p>9-25</text:p>
          </table:table-cell>
          <table:table-cell office:value-type="float" office:value="2.46824" calcext:value-type="float">
            <text:p>2.4682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347];&quot;-&quot;;[.B347])" office:value-type="string" office:string-value="9-26" calcext:value-type="string">
            <text:p>9-26</text:p>
          </table:table-cell>
          <table:table-cell office:value-type="float" office:value="2.45566" calcext:value-type="float">
            <text:p>2.4556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348];&quot;-&quot;;[.B348])" office:value-type="string" office:string-value="9-27" calcext:value-type="string">
            <text:p>9-27</text:p>
          </table:table-cell>
          <table:table-cell office:value-type="float" office:value="2.44451" calcext:value-type="float">
            <text:p>2.44451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349];&quot;-&quot;;[.B349])" office:value-type="string" office:string-value="9-28" calcext:value-type="string">
            <text:p>9-28</text:p>
          </table:table-cell>
          <table:table-cell office:value-type="float" office:value="2.4319" calcext:value-type="float">
            <text:p>2.431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350];&quot;-&quot;;[.B350])" office:value-type="string" office:string-value="9-29" calcext:value-type="string">
            <text:p>9-29</text:p>
          </table:table-cell>
          <table:table-cell office:value-type="float" office:value="2.4223" calcext:value-type="float">
            <text:p>2.422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351];&quot;-&quot;;[.B351])" office:value-type="string" office:string-value="9-30" calcext:value-type="string">
            <text:p>9-30</text:p>
          </table:table-cell>
          <table:table-cell office:value-type="float" office:value="2.40727" calcext:value-type="float">
            <text:p>2.40727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352];&quot;-&quot;;[.B352])" office:value-type="string" office:string-value="9-31" calcext:value-type="string">
            <text:p>9-31</text:p>
          </table:table-cell>
          <table:table-cell office:value-type="float" office:value="2.39898" calcext:value-type="float">
            <text:p>2.3989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353];&quot;-&quot;;[.B353])" office:value-type="string" office:string-value="9-32" calcext:value-type="string">
            <text:p>9-32</text:p>
          </table:table-cell>
          <table:table-cell office:value-type="float" office:value="2.38714" calcext:value-type="float">
            <text:p>2.3871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354];&quot;-&quot;;[.B354])" office:value-type="string" office:string-value="9-33" calcext:value-type="string">
            <text:p>9-33</text:p>
          </table:table-cell>
          <table:table-cell office:value-type="float" office:value="2.38024" calcext:value-type="float">
            <text:p>2.3802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355];&quot;-&quot;;[.B355])" office:value-type="string" office:string-value="9-34" calcext:value-type="string">
            <text:p>9-34</text:p>
          </table:table-cell>
          <table:table-cell office:value-type="float" office:value="2.36942" calcext:value-type="float">
            <text:p>2.3694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356];&quot;-&quot;;[.B356])" office:value-type="string" office:string-value="9-35" calcext:value-type="string">
            <text:p>9-35</text:p>
          </table:table-cell>
          <table:table-cell office:value-type="float" office:value="2.3623" calcext:value-type="float">
            <text:p>2.362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357];&quot;-&quot;;[.B357])" office:value-type="string" office:string-value="9-36" calcext:value-type="string">
            <text:p>9-36</text:p>
          </table:table-cell>
          <table:table-cell office:value-type="float" office:value="2.35495" calcext:value-type="float">
            <text:p>2.35495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358];&quot;-&quot;;[.B358])" office:value-type="string" office:string-value="9-37" calcext:value-type="string">
            <text:p>9-37</text:p>
          </table:table-cell>
          <table:table-cell office:value-type="float" office:value="2.34493" calcext:value-type="float">
            <text:p>2.34493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359];&quot;-&quot;;[.B359])" office:value-type="string" office:string-value="9-38" calcext:value-type="string">
            <text:p>9-38</text:p>
          </table:table-cell>
          <table:table-cell office:value-type="float" office:value="2.33518" calcext:value-type="float">
            <text:p>2.3351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360];&quot;-&quot;;[.B360])" office:value-type="string" office:string-value="9-39" calcext:value-type="string">
            <text:p>9-39</text:p>
          </table:table-cell>
          <table:table-cell office:value-type="float" office:value="2.32728" calcext:value-type="float">
            <text:p>2.3272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361];&quot;-&quot;;[.B361])" office:value-type="string" office:string-value="9-40" calcext:value-type="string">
            <text:p>9-40</text:p>
          </table:table-cell>
          <table:table-cell office:value-type="float" office:value="2.31428" calcext:value-type="float">
            <text:p>2.3142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A362];&quot;-&quot;;[.B362])" office:value-type="string" office:string-value="10-1" calcext:value-type="string">
            <text:p>10-1</text:p>
          </table:table-cell>
          <table:table-cell office:value-type="float" office:value="2.90368" calcext:value-type="float">
            <text:p>2.9036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A363];&quot;-&quot;;[.B363])" office:value-type="string" office:string-value="10-2" calcext:value-type="string">
            <text:p>10-2</text:p>
          </table:table-cell>
          <table:table-cell office:value-type="float" office:value="2.86726" calcext:value-type="float">
            <text:p>2.8672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A364];&quot;-&quot;;[.B364])" office:value-type="string" office:string-value="10-3" calcext:value-type="string">
            <text:p>10-3</text:p>
          </table:table-cell>
          <table:table-cell office:value-type="float" office:value="2.83468" calcext:value-type="float">
            <text:p>2.8346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A365];&quot;-&quot;;[.B365])" office:value-type="string" office:string-value="10-4" calcext:value-type="string">
            <text:p>10-4</text:p>
          </table:table-cell>
          <table:table-cell office:value-type="float" office:value="2.8093" calcext:value-type="float">
            <text:p>2.809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CONCATENATE([.A366];&quot;-&quot;;[.B366])" office:value-type="string" office:string-value="10-5" calcext:value-type="string">
            <text:p>10-5</text:p>
          </table:table-cell>
          <table:table-cell office:value-type="float" office:value="2.78706" calcext:value-type="float">
            <text:p>2.7870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CONCATENATE([.A367];&quot;-&quot;;[.B367])" office:value-type="string" office:string-value="10-6" calcext:value-type="string">
            <text:p>10-6</text:p>
          </table:table-cell>
          <table:table-cell office:value-type="float" office:value="2.76402" calcext:value-type="float">
            <text:p>2.7640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CONCATENATE([.A368];&quot;-&quot;;[.B368])" office:value-type="string" office:string-value="10-7" calcext:value-type="string">
            <text:p>10-7</text:p>
          </table:table-cell>
          <table:table-cell office:value-type="float" office:value="2.7429" calcext:value-type="float">
            <text:p>2.742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CONCATENATE([.A369];&quot;-&quot;;[.B369])" office:value-type="string" office:string-value="10-8" calcext:value-type="string">
            <text:p>10-8</text:p>
          </table:table-cell>
          <table:table-cell office:value-type="float" office:value="2.71558" calcext:value-type="float">
            <text:p>2.7155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CONCATENATE([.A370];&quot;-&quot;;[.B370])" office:value-type="string" office:string-value="10-9" calcext:value-type="string">
            <text:p>10-9</text:p>
          </table:table-cell>
          <table:table-cell office:value-type="float" office:value="2.69582" calcext:value-type="float">
            <text:p>2.69582</text:p>
          </table:table-cell>
        </table:table-row>
        <table:table-row table:style-name="ro1">
          <table:table-cell table:number-columns-repeated="2" table:style-name="ce3" office:value-type="float" office:value="10" calcext:value-type="float">
            <text:p>10</text:p>
          </table:table-cell>
          <table:table-cell table:style-name="ce3" table:formula="of:=CONCATENATE([.A371];&quot;-&quot;;[.B371])" office:value-type="string" office:string-value="10-10" calcext:value-type="string">
            <text:p>10-10</text:p>
          </table:table-cell>
          <table:table-cell office:value-type="float" office:value="2.67739" calcext:value-type="float">
            <text:p>2.6773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CONCATENATE([.A372];&quot;-&quot;;[.B372])" office:value-type="string" office:string-value="10-11" calcext:value-type="string">
            <text:p>10-11</text:p>
          </table:table-cell>
          <table:table-cell office:value-type="float" office:value="2.65751" calcext:value-type="float">
            <text:p>2.6575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CONCATENATE([.A373];&quot;-&quot;;[.B373])" office:value-type="string" office:string-value="10-12" calcext:value-type="string">
            <text:p>10-12</text:p>
          </table:table-cell>
          <table:table-cell office:value-type="float" office:value="2.64314" calcext:value-type="float">
            <text:p>2.6431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CONCATENATE([.A374];&quot;-&quot;;[.B374])" office:value-type="string" office:string-value="10-13" calcext:value-type="string">
            <text:p>10-13</text:p>
          </table:table-cell>
          <table:table-cell office:value-type="float" office:value="2.62839" calcext:value-type="float">
            <text:p>2.6283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formula="of:=CONCATENATE([.A375];&quot;-&quot;;[.B375])" office:value-type="string" office:string-value="10-14" calcext:value-type="string">
            <text:p>10-14</text:p>
          </table:table-cell>
          <table:table-cell office:value-type="float" office:value="2.61236" calcext:value-type="float">
            <text:p>2.6123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CONCATENATE([.A376];&quot;-&quot;;[.B376])" office:value-type="string" office:string-value="10-15" calcext:value-type="string">
            <text:p>10-15</text:p>
          </table:table-cell>
          <table:table-cell office:value-type="float" office:value="2.60126" calcext:value-type="float">
            <text:p>2.6012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CONCATENATE([.A377];&quot;-&quot;;[.B377])" office:value-type="string" office:string-value="10-16" calcext:value-type="string">
            <text:p>10-16</text:p>
          </table:table-cell>
          <table:table-cell office:value-type="float" office:value="2.58385" calcext:value-type="float">
            <text:p>2.5838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CONCATENATE([.A378];&quot;-&quot;;[.B378])" office:value-type="string" office:string-value="10-17" calcext:value-type="string">
            <text:p>10-17</text:p>
          </table:table-cell>
          <table:table-cell office:value-type="float" office:value="2.56588" calcext:value-type="float">
            <text:p>2.5658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CONCATENATE([.A379];&quot;-&quot;;[.B379])" office:value-type="string" office:string-value="10-18" calcext:value-type="string">
            <text:p>10-18</text:p>
          </table:table-cell>
          <table:table-cell office:value-type="float" office:value="2.54596" calcext:value-type="float">
            <text:p>2.5459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CONCATENATE([.A380];&quot;-&quot;;[.B380])" office:value-type="string" office:string-value="10-19" calcext:value-type="string">
            <text:p>10-19</text:p>
          </table:table-cell>
          <table:table-cell office:value-type="float" office:value="2.5313" calcext:value-type="float">
            <text:p>2.531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CONCATENATE([.A381];&quot;-&quot;;[.B381])" office:value-type="string" office:string-value="10-20" calcext:value-type="string">
            <text:p>10-20</text:p>
          </table:table-cell>
          <table:table-cell office:value-type="float" office:value="2.51532" calcext:value-type="float">
            <text:p>2.5153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CONCATENATE([.A382];&quot;-&quot;;[.B382])" office:value-type="string" office:string-value="10-21" calcext:value-type="string">
            <text:p>10-21</text:p>
          </table:table-cell>
          <table:table-cell office:value-type="float" office:value="2.50398" calcext:value-type="float">
            <text:p>2.5039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CONCATENATE([.A383];&quot;-&quot;;[.B383])" office:value-type="string" office:string-value="10-22" calcext:value-type="string">
            <text:p>10-22</text:p>
          </table:table-cell>
          <table:table-cell office:value-type="float" office:value="2.49331" calcext:value-type="float">
            <text:p>2.4933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CONCATENATE([.A384];&quot;-&quot;;[.B384])" office:value-type="string" office:string-value="10-23" calcext:value-type="string">
            <text:p>10-23</text:p>
          </table:table-cell>
          <table:table-cell office:value-type="float" office:value="2.47908" calcext:value-type="float">
            <text:p>2.4790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formula="of:=CONCATENATE([.A385];&quot;-&quot;;[.B385])" office:value-type="string" office:string-value="10-24" calcext:value-type="string">
            <text:p>10-24</text:p>
          </table:table-cell>
          <table:table-cell office:value-type="float" office:value="2.46748" calcext:value-type="float">
            <text:p>2.4674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CONCATENATE([.A386];&quot;-&quot;;[.B386])" office:value-type="string" office:string-value="10-25" calcext:value-type="string">
            <text:p>10-25</text:p>
          </table:table-cell>
          <table:table-cell office:value-type="float" office:value="2.4557" calcext:value-type="float">
            <text:p>2.455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formula="of:=CONCATENATE([.A387];&quot;-&quot;;[.B387])" office:value-type="string" office:string-value="10-26" calcext:value-type="string">
            <text:p>10-26</text:p>
          </table:table-cell>
          <table:table-cell office:value-type="float" office:value="2.4434" calcext:value-type="float">
            <text:p>2.443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formula="of:=CONCATENATE([.A388];&quot;-&quot;;[.B388])" office:value-type="string" office:string-value="10-27" calcext:value-type="string">
            <text:p>10-27</text:p>
          </table:table-cell>
          <table:table-cell office:value-type="float" office:value="2.43223" calcext:value-type="float">
            <text:p>2.4322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CONCATENATE([.A389];&quot;-&quot;;[.B389])" office:value-type="string" office:string-value="10-28" calcext:value-type="string">
            <text:p>10-28</text:p>
          </table:table-cell>
          <table:table-cell office:value-type="float" office:value="2.41979" calcext:value-type="float">
            <text:p>2.4197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formula="of:=CONCATENATE([.A390];&quot;-&quot;;[.B390])" office:value-type="string" office:string-value="10-29" calcext:value-type="string">
            <text:p>10-29</text:p>
          </table:table-cell>
          <table:table-cell office:value-type="float" office:value="2.41023" calcext:value-type="float">
            <text:p>2.4102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formula="of:=CONCATENATE([.A391];&quot;-&quot;;[.B391])" office:value-type="string" office:string-value="10-30" calcext:value-type="string">
            <text:p>10-30</text:p>
          </table:table-cell>
          <table:table-cell office:value-type="float" office:value="2.39538" calcext:value-type="float">
            <text:p>2.3953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formula="of:=CONCATENATE([.A392];&quot;-&quot;;[.B392])" office:value-type="string" office:string-value="10-31" calcext:value-type="string">
            <text:p>10-31</text:p>
          </table:table-cell>
          <table:table-cell office:value-type="float" office:value="2.38738" calcext:value-type="float">
            <text:p>2.3873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CONCATENATE([.A393];&quot;-&quot;;[.B393])" office:value-type="string" office:string-value="10-32" calcext:value-type="string">
            <text:p>10-32</text:p>
          </table:table-cell>
          <table:table-cell office:value-type="float" office:value="2.37569" calcext:value-type="float">
            <text:p>2.3756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formula="of:=CONCATENATE([.A394];&quot;-&quot;;[.B394])" office:value-type="string" office:string-value="10-33" calcext:value-type="string">
            <text:p>10-33</text:p>
          </table:table-cell>
          <table:table-cell office:value-type="float" office:value="2.36888" calcext:value-type="float">
            <text:p>2.3688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CONCATENATE([.A395];&quot;-&quot;;[.B395])" office:value-type="string" office:string-value="10-34" calcext:value-type="string">
            <text:p>10-34</text:p>
          </table:table-cell>
          <table:table-cell office:value-type="float" office:value="2.35814" calcext:value-type="float">
            <text:p>2.3581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CONCATENATE([.A396];&quot;-&quot;;[.B396])" office:value-type="string" office:string-value="10-35" calcext:value-type="string">
            <text:p>10-35</text:p>
          </table:table-cell>
          <table:table-cell office:value-type="float" office:value="2.3512" calcext:value-type="float">
            <text:p>2.351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table:formula="of:=CONCATENATE([.A397];&quot;-&quot;;[.B397])" office:value-type="string" office:string-value="10-36" calcext:value-type="string">
            <text:p>10-36</text:p>
          </table:table-cell>
          <table:table-cell office:value-type="float" office:value="2.34396" calcext:value-type="float">
            <text:p>2.3439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CONCATENATE([.A398];&quot;-&quot;;[.B398])" office:value-type="string" office:string-value="10-37" calcext:value-type="string">
            <text:p>10-37</text:p>
          </table:table-cell>
          <table:table-cell office:value-type="float" office:value="2.33397" calcext:value-type="float">
            <text:p>2.3339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CONCATENATE([.A399];&quot;-&quot;;[.B399])" office:value-type="string" office:string-value="10-38" calcext:value-type="string">
            <text:p>10-38</text:p>
          </table:table-cell>
          <table:table-cell office:value-type="float" office:value="2.32421" calcext:value-type="float">
            <text:p>2.3242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CONCATENATE([.A400];&quot;-&quot;;[.B400])" office:value-type="string" office:string-value="10-39" calcext:value-type="string">
            <text:p>10-39</text:p>
          </table:table-cell>
          <table:table-cell office:value-type="float" office:value="2.31641" calcext:value-type="float">
            <text:p>2.31641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CONCATENATE([.A401];&quot;-&quot;;[.B401])" office:value-type="string" office:string-value="10-40" calcext:value-type="string">
            <text:p>10-40</text:p>
          </table:table-cell>
          <table:table-cell office:value-type="float" office:value="2.30351" calcext:value-type="float">
            <text:p>2.30351</text:p>
          </table:table-cell>
        </table:table-row>
        <table:table-row table:style-name="ro1" table:number-rows-repeated="10481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er - Num Vizinhos" table:style-name="ta1">
        <table:shapes>
          <draw:frame draw:z-index="0" draw:style-name="gr1" draw:text-style-name="P1" svg:width="4.8346in" svg:height="3.9138in" svg:x="4.3539in" svg:y="0.2039in">
            <draw:object draw:notify-on-update-of-ranges="'User - Num Vizinhos'.A2:'User - Num Vizinhos'.A51 'User - Num Vizinhos'.C1:'User - Num Vizinhos'.C1 'User - Num Vizinhos'.C2:'User - Num Vizinhos'.C5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Default"/>
        <table:table-row table:style-name="ro1">
          <table:table-cell table:number-columns-repeated="2" table:style-name="ce3" office:value-type="string" calcext:value-type="string">
            <text:p>Número de Vizinhos</text:p>
          </table:table-cell>
          <table:table-cell office:value-type="string" calcext:value-type="string">
            <text:p>RMS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table:formula="of:=ROUNDDOWN(([.A2]-1)/10;0)+1" office:value-type="float" office:value="1" calcext:value-type="float">
            <text:p>1</text:p>
          </table:table-cell>
          <table:table-cell office:value-type="float" office:value="2.13379" calcext:value-type="float">
            <text:p>2.1337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table:formula="of:=ROUNDDOWN(([.A3]-1)/10;0)+1" office:value-type="float" office:value="1" calcext:value-type="float">
            <text:p>1</text:p>
          </table:table-cell>
          <table:table-cell office:value-type="float" office:value="1.96229" calcext:value-type="float">
            <text:p>1.9622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table:formula="of:=ROUNDDOWN(([.A4]-1)/10;0)+1" office:value-type="float" office:value="1" calcext:value-type="float">
            <text:p>1</text:p>
          </table:table-cell>
          <table:table-cell office:value-type="float" office:value="1.86802" calcext:value-type="float">
            <text:p>1.8680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table:formula="of:=ROUNDDOWN(([.A5]-1)/10;0)+1" office:value-type="float" office:value="1" calcext:value-type="float">
            <text:p>1</text:p>
          </table:table-cell>
          <table:table-cell office:value-type="float" office:value="1.81727" calcext:value-type="float">
            <text:p>1.81727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" table:formula="of:=ROUNDDOWN(([.A6]-1)/10;0)+1" office:value-type="float" office:value="1" calcext:value-type="float">
            <text:p>1</text:p>
          </table:table-cell>
          <table:table-cell office:value-type="float" office:value="1.78673" calcext:value-type="float">
            <text:p>1.7867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" table:formula="of:=ROUNDDOWN(([.A7]-1)/10;0)+1" office:value-type="float" office:value="1" calcext:value-type="float">
            <text:p>1</text:p>
          </table:table-cell>
          <table:table-cell office:value-type="float" office:value="1.76311" calcext:value-type="float">
            <text:p>1.7631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" table:formula="of:=ROUNDDOWN(([.A8]-1)/10;0)+1" office:value-type="float" office:value="1" calcext:value-type="float">
            <text:p>1</text:p>
          </table:table-cell>
          <table:table-cell office:value-type="float" office:value="1.74652" calcext:value-type="float">
            <text:p>1.74652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table:formula="of:=ROUNDDOWN(([.A9]-1)/10;0)+1" office:value-type="float" office:value="1" calcext:value-type="float">
            <text:p>1</text:p>
          </table:table-cell>
          <table:table-cell office:value-type="float" office:value="1.73098" calcext:value-type="float">
            <text:p>1.7309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table:formula="of:=ROUNDDOWN(([.A10]-1)/10;0)+1" office:value-type="float" office:value="1" calcext:value-type="float">
            <text:p>1</text:p>
          </table:table-cell>
          <table:table-cell office:value-type="float" office:value="1.7176" calcext:value-type="float">
            <text:p>1.717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" table:formula="of:=ROUNDDOWN(([.A11]-1)/10;0)+1" office:value-type="float" office:value="1" calcext:value-type="float">
            <text:p>1</text:p>
          </table:table-cell>
          <table:table-cell office:value-type="float" office:value="1.70812" calcext:value-type="float">
            <text:p>1.7081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" table:formula="of:=ROUNDDOWN(([.A12]-1)/10;0)+1" office:value-type="float" office:value="2" calcext:value-type="float">
            <text:p>2</text:p>
          </table:table-cell>
          <table:table-cell office:value-type="float" office:value="1.69985" calcext:value-type="float">
            <text:p>1.69985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" table:formula="of:=ROUNDDOWN(([.A13]-1)/10;0)+1" office:value-type="float" office:value="2" calcext:value-type="float">
            <text:p>2</text:p>
          </table:table-cell>
          <table:table-cell office:value-type="float" office:value="1.69349" calcext:value-type="float">
            <text:p>1.69349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" table:formula="of:=ROUNDDOWN(([.A14]-1)/10;0)+1" office:value-type="float" office:value="2" calcext:value-type="float">
            <text:p>2</text:p>
          </table:table-cell>
          <table:table-cell office:value-type="float" office:value="1.68812" calcext:value-type="float">
            <text:p>1.68812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" table:formula="of:=ROUNDDOWN(([.A15]-1)/10;0)+1" office:value-type="float" office:value="2" calcext:value-type="float">
            <text:p>2</text:p>
          </table:table-cell>
          <table:table-cell office:value-type="float" office:value="1.68306" calcext:value-type="float">
            <text:p>1.68306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" table:formula="of:=ROUNDDOWN(([.A16]-1)/10;0)+1" office:value-type="float" office:value="2" calcext:value-type="float">
            <text:p>2</text:p>
          </table:table-cell>
          <table:table-cell office:value-type="float" office:value="1.67876" calcext:value-type="float">
            <text:p>1.67876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" table:formula="of:=ROUNDDOWN(([.A17]-1)/10;0)+1" office:value-type="float" office:value="2" calcext:value-type="float">
            <text:p>2</text:p>
          </table:table-cell>
          <table:table-cell office:value-type="float" office:value="1.67497" calcext:value-type="float">
            <text:p>1.67497</text:p>
          </table:table-cell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" table:formula="of:=ROUNDDOWN(([.A18]-1)/10;0)+1" office:value-type="float" office:value="2" calcext:value-type="float">
            <text:p>2</text:p>
          </table:table-cell>
          <table:table-cell office:value-type="float" office:value="1.67165" calcext:value-type="float">
            <text:p>1.67165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" table:formula="of:=ROUNDDOWN(([.A19]-1)/10;0)+1" office:value-type="float" office:value="2" calcext:value-type="float">
            <text:p>2</text:p>
          </table:table-cell>
          <table:table-cell office:value-type="float" office:value="1.66859" calcext:value-type="float">
            <text:p>1.66859</text:p>
          </table:table-cell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" table:formula="of:=ROUNDDOWN(([.A20]-1)/10;0)+1" office:value-type="float" office:value="2" calcext:value-type="float">
            <text:p>2</text:p>
          </table:table-cell>
          <table:table-cell office:value-type="float" office:value="1.66519" calcext:value-type="float">
            <text:p>1.66519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" table:formula="of:=ROUNDDOWN(([.A21]-1)/10;0)+1" office:value-type="float" office:value="2" calcext:value-type="float">
            <text:p>2</text:p>
          </table:table-cell>
          <table:table-cell office:value-type="float" office:value="1.66267" calcext:value-type="float">
            <text:p>1.66267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" table:formula="of:=ROUNDDOWN(([.A22]-1)/10;0)+1" office:value-type="float" office:value="3" calcext:value-type="float">
            <text:p>3</text:p>
          </table:table-cell>
          <table:table-cell office:value-type="float" office:value="1.66047" calcext:value-type="float">
            <text:p>1.66047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" table:formula="of:=ROUNDDOWN(([.A23]-1)/10;0)+1" office:value-type="float" office:value="3" calcext:value-type="float">
            <text:p>3</text:p>
          </table:table-cell>
          <table:table-cell office:value-type="float" office:value="1.65864" calcext:value-type="float">
            <text:p>1.65864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" table:formula="of:=ROUNDDOWN(([.A24]-1)/10;0)+1" office:value-type="float" office:value="3" calcext:value-type="float">
            <text:p>3</text:p>
          </table:table-cell>
          <table:table-cell office:value-type="float" office:value="1.65713" calcext:value-type="float">
            <text:p>1.65713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" table:formula="of:=ROUNDDOWN(([.A25]-1)/10;0)+1" office:value-type="float" office:value="3" calcext:value-type="float">
            <text:p>3</text:p>
          </table:table-cell>
          <table:table-cell office:value-type="float" office:value="1.6551" calcext:value-type="float">
            <text:p>1.6551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1" table:formula="of:=ROUNDDOWN(([.A26]-1)/10;0)+1" office:value-type="float" office:value="3" calcext:value-type="float">
            <text:p>3</text:p>
          </table:table-cell>
          <table:table-cell office:value-type="float" office:value="1.65375" calcext:value-type="float">
            <text:p>1.65375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1" table:formula="of:=ROUNDDOWN(([.A27]-1)/10;0)+1" office:value-type="float" office:value="3" calcext:value-type="float">
            <text:p>3</text:p>
          </table:table-cell>
          <table:table-cell office:value-type="float" office:value="1.65234" calcext:value-type="float">
            <text:p>1.65234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1" table:formula="of:=ROUNDDOWN(([.A28]-1)/10;0)+1" office:value-type="float" office:value="3" calcext:value-type="float">
            <text:p>3</text:p>
          </table:table-cell>
          <table:table-cell office:value-type="float" office:value="1.65071" calcext:value-type="float">
            <text:p>1.65071</text:p>
          </table:table-cell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1" table:formula="of:=ROUNDDOWN(([.A29]-1)/10;0)+1" office:value-type="float" office:value="3" calcext:value-type="float">
            <text:p>3</text:p>
          </table:table-cell>
          <table:table-cell office:value-type="float" office:value="1.6497" calcext:value-type="float">
            <text:p>1.6497</text:p>
          </table:table-cell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1" table:formula="of:=ROUNDDOWN(([.A30]-1)/10;0)+1" office:value-type="float" office:value="3" calcext:value-type="float">
            <text:p>3</text:p>
          </table:table-cell>
          <table:table-cell office:value-type="float" office:value="1.64873" calcext:value-type="float">
            <text:p>1.64873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1" table:formula="of:=ROUNDDOWN(([.A31]-1)/10;0)+1" office:value-type="float" office:value="3" calcext:value-type="float">
            <text:p>3</text:p>
          </table:table-cell>
          <table:table-cell office:value-type="float" office:value="1.64807" calcext:value-type="float">
            <text:p>1.64807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" table:formula="of:=ROUNDDOWN(([.A32]-1)/10;0)+1" office:value-type="float" office:value="4" calcext:value-type="float">
            <text:p>4</text:p>
          </table:table-cell>
          <table:table-cell office:value-type="float" office:value="1.64717" calcext:value-type="float">
            <text:p>1.64717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1" table:formula="of:=ROUNDDOWN(([.A33]-1)/10;0)+1" office:value-type="float" office:value="4" calcext:value-type="float">
            <text:p>4</text:p>
          </table:table-cell>
          <table:table-cell office:value-type="float" office:value="1.64619" calcext:value-type="float">
            <text:p>1.64619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1" table:formula="of:=ROUNDDOWN(([.A34]-1)/10;0)+1" office:value-type="float" office:value="4" calcext:value-type="float">
            <text:p>4</text:p>
          </table:table-cell>
          <table:table-cell office:value-type="float" office:value="1.64521" calcext:value-type="float">
            <text:p>1.64521</text:p>
          </table:table-cell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1" table:formula="of:=ROUNDDOWN(([.A35]-1)/10;0)+1" office:value-type="float" office:value="4" calcext:value-type="float">
            <text:p>4</text:p>
          </table:table-cell>
          <table:table-cell office:value-type="float" office:value="1.64422" calcext:value-type="float">
            <text:p>1.64422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1" table:formula="of:=ROUNDDOWN(([.A36]-1)/10;0)+1" office:value-type="float" office:value="4" calcext:value-type="float">
            <text:p>4</text:p>
          </table:table-cell>
          <table:table-cell office:value-type="float" office:value="1.64358" calcext:value-type="float">
            <text:p>1.64358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1" table:formula="of:=ROUNDDOWN(([.A37]-1)/10;0)+1" office:value-type="float" office:value="4" calcext:value-type="float">
            <text:p>4</text:p>
          </table:table-cell>
          <table:table-cell office:value-type="float" office:value="1.64253" calcext:value-type="float">
            <text:p>1.64253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1" table:formula="of:=ROUNDDOWN(([.A38]-1)/10;0)+1" office:value-type="float" office:value="4" calcext:value-type="float">
            <text:p>4</text:p>
          </table:table-cell>
          <table:table-cell office:value-type="float" office:value="1.64159" calcext:value-type="float">
            <text:p>1.64159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1" table:formula="of:=ROUNDDOWN(([.A39]-1)/10;0)+1" office:value-type="float" office:value="4" calcext:value-type="float">
            <text:p>4</text:p>
          </table:table-cell>
          <table:table-cell office:value-type="float" office:value="1.6409" calcext:value-type="float">
            <text:p>1.6409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1" table:formula="of:=ROUNDDOWN(([.A40]-1)/10;0)+1" office:value-type="float" office:value="4" calcext:value-type="float">
            <text:p>4</text:p>
          </table:table-cell>
          <table:table-cell office:value-type="float" office:value="1.64026" calcext:value-type="float">
            <text:p>1.64026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1" table:formula="of:=ROUNDDOWN(([.A41]-1)/10;0)+1" office:value-type="float" office:value="4" calcext:value-type="float">
            <text:p>4</text:p>
          </table:table-cell>
          <table:table-cell office:value-type="float" office:value="1.63969" calcext:value-type="float">
            <text:p>1.63969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1" table:formula="of:=ROUNDDOWN(([.A42]-1)/10;0)+1" office:value-type="float" office:value="5" calcext:value-type="float">
            <text:p>5</text:p>
          </table:table-cell>
          <table:table-cell office:value-type="float" office:value="1.63903" calcext:value-type="float">
            <text:p>1.63903</text:p>
          </table:table-cell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1" table:formula="of:=ROUNDDOWN(([.A43]-1)/10;0)+1" office:value-type="float" office:value="5" calcext:value-type="float">
            <text:p>5</text:p>
          </table:table-cell>
          <table:table-cell office:value-type="float" office:value="1.63841" calcext:value-type="float">
            <text:p>1.63841</text:p>
          </table:table-cell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1" table:formula="of:=ROUNDDOWN(([.A44]-1)/10;0)+1" office:value-type="float" office:value="5" calcext:value-type="float">
            <text:p>5</text:p>
          </table:table-cell>
          <table:table-cell office:value-type="float" office:value="1.63767" calcext:value-type="float">
            <text:p>1.63767</text:p>
          </table:table-cell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 table:formula="of:=ROUNDDOWN(([.A45]-1)/10;0)+1" office:value-type="float" office:value="5" calcext:value-type="float">
            <text:p>5</text:p>
          </table:table-cell>
          <table:table-cell office:value-type="float" office:value="1.63714" calcext:value-type="float">
            <text:p>1.63714</text:p>
          </table:table-cell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 table:formula="of:=ROUNDDOWN(([.A46]-1)/10;0)+1" office:value-type="float" office:value="5" calcext:value-type="float">
            <text:p>5</text:p>
          </table:table-cell>
          <table:table-cell office:value-type="float" office:value="1.63672" calcext:value-type="float">
            <text:p>1.63672</text:p>
          </table:table-cell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 table:formula="of:=ROUNDDOWN(([.A47]-1)/10;0)+1" office:value-type="float" office:value="5" calcext:value-type="float">
            <text:p>5</text:p>
          </table:table-cell>
          <table:table-cell office:value-type="float" office:value="1.63638" calcext:value-type="float">
            <text:p>1.63638</text:p>
          </table:table-cell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 table:formula="of:=ROUNDDOWN(([.A48]-1)/10;0)+1" office:value-type="float" office:value="5" calcext:value-type="float">
            <text:p>5</text:p>
          </table:table-cell>
          <table:table-cell office:value-type="float" office:value="1.63583" calcext:value-type="float">
            <text:p>1.63583</text:p>
          </table:table-cell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 table:formula="of:=ROUNDDOWN(([.A49]-1)/10;0)+1" office:value-type="float" office:value="5" calcext:value-type="float">
            <text:p>5</text:p>
          </table:table-cell>
          <table:table-cell office:value-type="float" office:value="1.6354" calcext:value-type="float">
            <text:p>1.6354</text:p>
          </table:table-cell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 table:formula="of:=ROUNDDOWN(([.A50]-1)/10;0)+1" office:value-type="float" office:value="5" calcext:value-type="float">
            <text:p>5</text:p>
          </table:table-cell>
          <table:table-cell office:value-type="float" office:value="1.63499" calcext:value-type="float">
            <text:p>1.63499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 table:formula="of:=ROUNDDOWN(([.A51]-1)/10;0)+1" office:value-type="float" office:value="5" calcext:value-type="float">
            <text:p>5</text:p>
          </table:table-cell>
          <table:table-cell office:value-type="float" office:value="1.63465" calcext:value-type="float">
            <text:p>1.63465</text:p>
          </table:table-cell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table:formula="of:=ROUNDDOWN(([.A52]-1)/10;0)+1" office:value-type="float" office:value="6" calcext:value-type="float">
            <text:p>6</text:p>
          </table:table-cell>
          <table:table-cell office:value-type="float" office:value="1.63432" calcext:value-type="float">
            <text:p>1.63432</text:p>
          </table:table-cell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" table:formula="of:=ROUNDDOWN(([.A53]-1)/10;0)+1" office:value-type="float" office:value="6" calcext:value-type="float">
            <text:p>6</text:p>
          </table:table-cell>
          <table:table-cell office:value-type="float" office:value="1.63409" calcext:value-type="float">
            <text:p>1.63409</text:p>
          </table:table-cell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table:formula="of:=ROUNDDOWN(([.A54]-1)/10;0)+1" office:value-type="float" office:value="6" calcext:value-type="float">
            <text:p>6</text:p>
          </table:table-cell>
          <table:table-cell office:value-type="float" office:value="1.63401" calcext:value-type="float">
            <text:p>1.63401</text:p>
          </table:table-cell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" table:formula="of:=ROUNDDOWN(([.A55]-1)/10;0)+1" office:value-type="float" office:value="6" calcext:value-type="float">
            <text:p>6</text:p>
          </table:table-cell>
          <table:table-cell office:value-type="float" office:value="1.63369" calcext:value-type="float">
            <text:p>1.63369</text:p>
          </table:table-cell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table:formula="of:=ROUNDDOWN(([.A56]-1)/10;0)+1" office:value-type="float" office:value="6" calcext:value-type="float">
            <text:p>6</text:p>
          </table:table-cell>
          <table:table-cell office:value-type="float" office:value="1.63355" calcext:value-type="float">
            <text:p>1.63355</text:p>
          </table:table-cell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" table:formula="of:=ROUNDDOWN(([.A57]-1)/10;0)+1" office:value-type="float" office:value="6" calcext:value-type="float">
            <text:p>6</text:p>
          </table:table-cell>
          <table:table-cell office:value-type="float" office:value="1.63343" calcext:value-type="float">
            <text:p>1.63343</text:p>
          </table:table-cell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table:formula="of:=ROUNDDOWN(([.A58]-1)/10;0)+1" office:value-type="float" office:value="6" calcext:value-type="float">
            <text:p>6</text:p>
          </table:table-cell>
          <table:table-cell office:value-type="float" office:value="1.63323" calcext:value-type="float">
            <text:p>1.63323</text:p>
          </table:table-cell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table:formula="of:=ROUNDDOWN(([.A59]-1)/10;0)+1" office:value-type="float" office:value="6" calcext:value-type="float">
            <text:p>6</text:p>
          </table:table-cell>
          <table:table-cell office:value-type="float" office:value="1.63301" calcext:value-type="float">
            <text:p>1.63301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table:formula="of:=ROUNDDOWN(([.A60]-1)/10;0)+1" office:value-type="float" office:value="6" calcext:value-type="float">
            <text:p>6</text:p>
          </table:table-cell>
          <table:table-cell office:value-type="float" office:value="1.63277" calcext:value-type="float">
            <text:p>1.63277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table:formula="of:=ROUNDDOWN(([.A61]-1)/10;0)+1" office:value-type="float" office:value="6" calcext:value-type="float">
            <text:p>6</text:p>
          </table:table-cell>
          <table:table-cell office:value-type="float" office:value="1.63262" calcext:value-type="float">
            <text:p>1.63262</text:p>
          </table:table-cell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" table:formula="of:=ROUNDDOWN(([.A62]-1)/10;0)+1" office:value-type="float" office:value="7" calcext:value-type="float">
            <text:p>7</text:p>
          </table:table-cell>
          <table:table-cell office:value-type="float" office:value="1.63247" calcext:value-type="float">
            <text:p>1.63247</text:p>
          </table:table-cell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" table:formula="of:=ROUNDDOWN(([.A63]-1)/10;0)+1" office:value-type="float" office:value="7" calcext:value-type="float">
            <text:p>7</text:p>
          </table:table-cell>
          <table:table-cell office:value-type="float" office:value="1.63223" calcext:value-type="float">
            <text:p>1.63223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" table:formula="of:=ROUNDDOWN(([.A64]-1)/10;0)+1" office:value-type="float" office:value="7" calcext:value-type="float">
            <text:p>7</text:p>
          </table:table-cell>
          <table:table-cell office:value-type="float" office:value="1.63192" calcext:value-type="float">
            <text:p>1.63192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" table:formula="of:=ROUNDDOWN(([.A65]-1)/10;0)+1" office:value-type="float" office:value="7" calcext:value-type="float">
            <text:p>7</text:p>
          </table:table-cell>
          <table:table-cell office:value-type="float" office:value="1.63174" calcext:value-type="float">
            <text:p>1.63174</text:p>
          </table:table-cell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" table:formula="of:=ROUNDDOWN(([.A66]-1)/10;0)+1" office:value-type="float" office:value="7" calcext:value-type="float">
            <text:p>7</text:p>
          </table:table-cell>
          <table:table-cell office:value-type="float" office:value="1.63146" calcext:value-type="float">
            <text:p>1.63146</text:p>
          </table:table-cell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" table:formula="of:=ROUNDDOWN(([.A67]-1)/10;0)+1" office:value-type="float" office:value="7" calcext:value-type="float">
            <text:p>7</text:p>
          </table:table-cell>
          <table:table-cell office:value-type="float" office:value="1.63143" calcext:value-type="float">
            <text:p>1.63143</text:p>
          </table:table-cell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1" table:formula="of:=ROUNDDOWN(([.A68]-1)/10;0)+1" office:value-type="float" office:value="7" calcext:value-type="float">
            <text:p>7</text:p>
          </table:table-cell>
          <table:table-cell office:value-type="float" office:value="1.63128" calcext:value-type="float">
            <text:p>1.63128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" table:formula="of:=ROUNDDOWN(([.A69]-1)/10;0)+1" office:value-type="float" office:value="7" calcext:value-type="float">
            <text:p>7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1" table:formula="of:=ROUNDDOWN(([.A70]-1)/10;0)+1" office:value-type="float" office:value="7" calcext:value-type="float">
            <text:p>7</text:p>
          </table:table-cell>
          <table:table-cell office:value-type="float" office:value="1.63091" calcext:value-type="float">
            <text:p>1.63091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" table:formula="of:=ROUNDDOWN(([.A71]-1)/10;0)+1" office:value-type="float" office:value="7" calcext:value-type="float">
            <text:p>7</text:p>
          </table:table-cell>
          <table:table-cell office:value-type="float" office:value="1.63071" calcext:value-type="float">
            <text:p>1.63071</text:p>
          </table:table-cell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1" table:formula="of:=ROUNDDOWN(([.A72]-1)/10;0)+1" office:value-type="float" office:value="8" calcext:value-type="float">
            <text:p>8</text:p>
          </table:table-cell>
          <table:table-cell office:value-type="float" office:value="1.63055" calcext:value-type="float">
            <text:p>1.63055</text:p>
          </table:table-cell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" table:formula="of:=ROUNDDOWN(([.A73]-1)/10;0)+1" office:value-type="float" office:value="8" calcext:value-type="float">
            <text:p>8</text:p>
          </table:table-cell>
          <table:table-cell office:value-type="float" office:value="1.63047" calcext:value-type="float">
            <text:p>1.63047</text:p>
          </table:table-cell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" table:formula="of:=ROUNDDOWN(([.A74]-1)/10;0)+1" office:value-type="float" office:value="8" calcext:value-type="float">
            <text:p>8</text:p>
          </table:table-cell>
          <table:table-cell office:value-type="float" office:value="1.63034" calcext:value-type="float">
            <text:p>1.63034</text:p>
          </table:table-cell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" table:formula="of:=ROUNDDOWN(([.A75]-1)/10;0)+1" office:value-type="float" office:value="8" calcext:value-type="float">
            <text:p>8</text:p>
          </table:table-cell>
          <table:table-cell office:value-type="float" office:value="1.63027" calcext:value-type="float">
            <text:p>1.63027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1" table:formula="of:=ROUNDDOWN(([.A76]-1)/10;0)+1" office:value-type="float" office:value="8" calcext:value-type="float">
            <text:p>8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" table:formula="of:=ROUNDDOWN(([.A77]-1)/10;0)+1" office:value-type="float" office:value="8" calcext:value-type="float">
            <text:p>8</text:p>
          </table:table-cell>
          <table:table-cell office:value-type="float" office:value="1.62993" calcext:value-type="float">
            <text:p>1.62993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1" table:formula="of:=ROUNDDOWN(([.A78]-1)/10;0)+1" office:value-type="float" office:value="8" calcext:value-type="float">
            <text:p>8</text:p>
          </table:table-cell>
          <table:table-cell office:value-type="float" office:value="1.62964" calcext:value-type="float">
            <text:p>1.62964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" table:formula="of:=ROUNDDOWN(([.A79]-1)/10;0)+1" office:value-type="float" office:value="8" calcext:value-type="float">
            <text:p>8</text:p>
          </table:table-cell>
          <table:table-cell office:value-type="float" office:value="1.62958" calcext:value-type="float">
            <text:p>1.62958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" table:formula="of:=ROUNDDOWN(([.A80]-1)/10;0)+1" office:value-type="float" office:value="8" calcext:value-type="float">
            <text:p>8</text:p>
          </table:table-cell>
          <table:table-cell office:value-type="float" office:value="1.62944" calcext:value-type="float">
            <text:p>1.62944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" table:formula="of:=ROUNDDOWN(([.A81]-1)/10;0)+1" office:value-type="float" office:value="8" calcext:value-type="float">
            <text:p>8</text:p>
          </table:table-cell>
          <table:table-cell office:value-type="float" office:value="1.62934" calcext:value-type="float">
            <text:p>1.62934</text:p>
          </table:table-cell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1" table:formula="of:=ROUNDDOWN(([.A82]-1)/10;0)+1" office:value-type="float" office:value="9" calcext:value-type="float">
            <text:p>9</text:p>
          </table:table-cell>
          <table:table-cell office:value-type="float" office:value="1.62914" calcext:value-type="float">
            <text:p>1.62914</text:p>
          </table:table-cell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1" table:formula="of:=ROUNDDOWN(([.A83]-1)/10;0)+1" office:value-type="float" office:value="9" calcext:value-type="float">
            <text:p>9</text:p>
          </table:table-cell>
          <table:table-cell office:value-type="float" office:value="1.62901" calcext:value-type="float">
            <text:p>1.62901</text:p>
          </table:table-cell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1" table:formula="of:=ROUNDDOWN(([.A84]-1)/10;0)+1" office:value-type="float" office:value="9" calcext:value-type="float">
            <text:p>9</text:p>
          </table:table-cell>
          <table:table-cell office:value-type="float" office:value="1.62898" calcext:value-type="float">
            <text:p>1.62898</text:p>
          </table:table-cell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1" table:formula="of:=ROUNDDOWN(([.A85]-1)/10;0)+1" office:value-type="float" office:value="9" calcext:value-type="float">
            <text:p>9</text:p>
          </table:table-cell>
          <table:table-cell office:value-type="float" office:value="1.62891" calcext:value-type="float">
            <text:p>1.62891</text:p>
          </table:table-cell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1" table:formula="of:=ROUNDDOWN(([.A86]-1)/10;0)+1" office:value-type="float" office:value="9" calcext:value-type="float">
            <text:p>9</text:p>
          </table:table-cell>
          <table:table-cell office:value-type="float" office:value="1.62877" calcext:value-type="float">
            <text:p>1.62877</text:p>
          </table:table-cell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1" table:formula="of:=ROUNDDOWN(([.A87]-1)/10;0)+1" office:value-type="float" office:value="9" calcext:value-type="float">
            <text:p>9</text:p>
          </table:table-cell>
          <table:table-cell office:value-type="float" office:value="1.62855" calcext:value-type="float">
            <text:p>1.62855</text:p>
          </table:table-cell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1" table:formula="of:=ROUNDDOWN(([.A88]-1)/10;0)+1" office:value-type="float" office:value="9" calcext:value-type="float">
            <text:p>9</text:p>
          </table:table-cell>
          <table:table-cell office:value-type="float" office:value="1.62849" calcext:value-type="float">
            <text:p>1.62849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1" table:formula="of:=ROUNDDOWN(([.A89]-1)/10;0)+1" office:value-type="float" office:value="9" calcext:value-type="float">
            <text:p>9</text:p>
          </table:table-cell>
          <table:table-cell office:value-type="float" office:value="1.62849" calcext:value-type="float">
            <text:p>1.62849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1" table:formula="of:=ROUNDDOWN(([.A90]-1)/10;0)+1" office:value-type="float" office:value="9" calcext:value-type="float">
            <text:p>9</text:p>
          </table:table-cell>
          <table:table-cell office:value-type="float" office:value="1.62843" calcext:value-type="float">
            <text:p>1.62843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1" table:formula="of:=ROUNDDOWN(([.A91]-1)/10;0)+1" office:value-type="float" office:value="9" calcext:value-type="float">
            <text:p>9</text:p>
          </table:table-cell>
          <table:table-cell office:value-type="float" office:value="1.62834" calcext:value-type="float">
            <text:p>1.62834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1" table:formula="of:=ROUNDDOWN(([.A92]-1)/10;0)+1" office:value-type="float" office:value="10" calcext:value-type="float">
            <text:p>10</text:p>
          </table:table-cell>
          <table:table-cell office:value-type="float" office:value="1.62829" calcext:value-type="float">
            <text:p>1.62829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1" table:formula="of:=ROUNDDOWN(([.A93]-1)/10;0)+1" office:value-type="float" office:value="10" calcext:value-type="float">
            <text:p>10</text:p>
          </table:table-cell>
          <table:table-cell office:value-type="float" office:value="1.62823" calcext:value-type="float">
            <text:p>1.62823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1" table:formula="of:=ROUNDDOWN(([.A94]-1)/10;0)+1" office:value-type="float" office:value="10" calcext:value-type="float">
            <text:p>10</text:p>
          </table:table-cell>
          <table:table-cell office:value-type="float" office:value="1.62819" calcext:value-type="float">
            <text:p>1.62819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1" table:formula="of:=ROUNDDOWN(([.A95]-1)/10;0)+1" office:value-type="float" office:value="10" calcext:value-type="float">
            <text:p>10</text:p>
          </table:table-cell>
          <table:table-cell office:value-type="float" office:value="1.62812" calcext:value-type="float">
            <text:p>1.62812</text:p>
          </table:table-cell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1" table:formula="of:=ROUNDDOWN(([.A96]-1)/10;0)+1" office:value-type="float" office:value="10" calcext:value-type="float">
            <text:p>10</text:p>
          </table:table-cell>
          <table:table-cell office:value-type="float" office:value="1.62806" calcext:value-type="float">
            <text:p>1.62806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1" table:formula="of:=ROUNDDOWN(([.A97]-1)/10;0)+1" office:value-type="float" office:value="10" calcext:value-type="float">
            <text:p>10</text:p>
          </table:table-cell>
          <table:table-cell office:value-type="float" office:value="1.62799" calcext:value-type="float">
            <text:p>1.62799</text:p>
          </table:table-cell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1" table:formula="of:=ROUNDDOWN(([.A98]-1)/10;0)+1" office:value-type="float" office:value="10" calcext:value-type="float">
            <text:p>10</text:p>
          </table:table-cell>
          <table:table-cell office:value-type="float" office:value="1.62796" calcext:value-type="float">
            <text:p>1.62796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1" table:formula="of:=ROUNDDOWN(([.A99]-1)/10;0)+1" office:value-type="float" office:value="10" calcext:value-type="float">
            <text:p>10</text:p>
          </table:table-cell>
          <table:table-cell office:value-type="float" office:value="1.62789" calcext:value-type="float">
            <text:p>1.62789</text:p>
          </table:table-cell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1" table:formula="of:=ROUNDDOWN(([.A100]-1)/10;0)+1" office:value-type="float" office:value="10" calcext:value-type="float">
            <text:p>10</text:p>
          </table:table-cell>
          <table:table-cell office:value-type="float" office:value="1.6278" calcext:value-type="float">
            <text:p>1.6278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table:formula="of:=ROUNDDOWN(([.A101]-1)/10;0)+1" office:value-type="float" office:value="10" calcext:value-type="float">
            <text:p>10</text:p>
          </table:table-cell>
          <table:table-cell office:value-type="float" office:value="1.62776" calcext:value-type="float">
            <text:p>1.62776</text:p>
          </table:table-cell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1" table:formula="of:=ROUNDDOWN(([.A102]-1)/10;0)+1" office:value-type="float" office:value="11" calcext:value-type="float">
            <text:p>11</text:p>
          </table:table-cell>
          <table:table-cell office:value-type="float" office:value="1.6277" calcext:value-type="float">
            <text:p>1.6277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1" table:formula="of:=ROUNDDOWN(([.A103]-1)/10;0)+1" office:value-type="float" office:value="11" calcext:value-type="float">
            <text:p>11</text:p>
          </table:table-cell>
          <table:table-cell office:value-type="float" office:value="1.62753" calcext:value-type="float">
            <text:p>1.62753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1" table:formula="of:=ROUNDDOWN(([.A104]-1)/10;0)+1" office:value-type="float" office:value="11" calcext:value-type="float">
            <text:p>11</text:p>
          </table:table-cell>
          <table:table-cell office:value-type="float" office:value="1.62747" calcext:value-type="float">
            <text:p>1.62747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1" table:formula="of:=ROUNDDOWN(([.A105]-1)/10;0)+1" office:value-type="float" office:value="11" calcext:value-type="float">
            <text:p>11</text:p>
          </table:table-cell>
          <table:table-cell office:value-type="float" office:value="1.62733" calcext:value-type="float">
            <text:p>1.62733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1" table:formula="of:=ROUNDDOWN(([.A106]-1)/10;0)+1" office:value-type="float" office:value="11" calcext:value-type="float">
            <text:p>11</text:p>
          </table:table-cell>
          <table:table-cell office:value-type="float" office:value="1.62723" calcext:value-type="float">
            <text:p>1.62723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1" table:formula="of:=ROUNDDOWN(([.A107]-1)/10;0)+1" office:value-type="float" office:value="11" calcext:value-type="float">
            <text:p>11</text:p>
          </table:table-cell>
          <table:table-cell office:value-type="float" office:value="1.62716" calcext:value-type="float">
            <text:p>1.62716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1" table:formula="of:=ROUNDDOWN(([.A108]-1)/10;0)+1" office:value-type="float" office:value="11" calcext:value-type="float">
            <text:p>11</text:p>
          </table:table-cell>
          <table:table-cell office:value-type="float" office:value="1.62711" calcext:value-type="float">
            <text:p>1.62711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1" table:formula="of:=ROUNDDOWN(([.A109]-1)/10;0)+1" office:value-type="float" office:value="11" calcext:value-type="float">
            <text:p>11</text:p>
          </table:table-cell>
          <table:table-cell office:value-type="float" office:value="1.62701" calcext:value-type="float">
            <text:p>1.62701</text:p>
          </table:table-cell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1" table:formula="of:=ROUNDDOWN(([.A110]-1)/10;0)+1" office:value-type="float" office:value="11" calcext:value-type="float">
            <text:p>11</text:p>
          </table:table-cell>
          <table:table-cell office:value-type="float" office:value="1.6269" calcext:value-type="float">
            <text:p>1.6269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1" table:formula="of:=ROUNDDOWN(([.A111]-1)/10;0)+1" office:value-type="float" office:value="11" calcext:value-type="float">
            <text:p>11</text:p>
          </table:table-cell>
          <table:table-cell office:value-type="float" office:value="1.62674" calcext:value-type="float">
            <text:p>1.62674</text:p>
          </table:table-cell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1" table:formula="of:=ROUNDDOWN(([.A112]-1)/10;0)+1" office:value-type="float" office:value="12" calcext:value-type="float">
            <text:p>12</text:p>
          </table:table-cell>
          <table:table-cell office:value-type="float" office:value="1.62665" calcext:value-type="float">
            <text:p>1.62665</text:p>
          </table:table-cell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1" table:formula="of:=ROUNDDOWN(([.A113]-1)/10;0)+1" office:value-type="float" office:value="12" calcext:value-type="float">
            <text:p>12</text:p>
          </table:table-cell>
          <table:table-cell office:value-type="float" office:value="1.62657" calcext:value-type="float">
            <text:p>1.62657</text:p>
          </table:table-cell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1" table:formula="of:=ROUNDDOWN(([.A114]-1)/10;0)+1" office:value-type="float" office:value="12" calcext:value-type="float">
            <text:p>12</text:p>
          </table:table-cell>
          <table:table-cell office:value-type="float" office:value="1.6265" calcext:value-type="float">
            <text:p>1.6265</text:p>
          </table:table-cell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1" table:formula="of:=ROUNDDOWN(([.A115]-1)/10;0)+1" office:value-type="float" office:value="12" calcext:value-type="float">
            <text:p>12</text:p>
          </table:table-cell>
          <table:table-cell office:value-type="float" office:value="1.62641" calcext:value-type="float">
            <text:p>1.62641</text:p>
          </table:table-cell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1" table:formula="of:=ROUNDDOWN(([.A116]-1)/10;0)+1" office:value-type="float" office:value="12" calcext:value-type="float">
            <text:p>12</text:p>
          </table:table-cell>
          <table:table-cell office:value-type="float" office:value="1.62633" calcext:value-type="float">
            <text:p>1.62633</text:p>
          </table:table-cell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1" table:formula="of:=ROUNDDOWN(([.A117]-1)/10;0)+1" office:value-type="float" office:value="12" calcext:value-type="float">
            <text:p>12</text:p>
          </table:table-cell>
          <table:table-cell office:value-type="float" office:value="1.62626" calcext:value-type="float">
            <text:p>1.62626</text:p>
          </table:table-cell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1" table:formula="of:=ROUNDDOWN(([.A118]-1)/10;0)+1" office:value-type="float" office:value="12" calcext:value-type="float">
            <text:p>12</text:p>
          </table:table-cell>
          <table:table-cell office:value-type="float" office:value="1.62626" calcext:value-type="float">
            <text:p>1.62626</text:p>
          </table:table-cell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1" table:formula="of:=ROUNDDOWN(([.A119]-1)/10;0)+1" office:value-type="float" office:value="12" calcext:value-type="float">
            <text:p>12</text:p>
          </table:table-cell>
          <table:table-cell office:value-type="float" office:value="1.62618" calcext:value-type="float">
            <text:p>1.62618</text:p>
          </table:table-cell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1" table:formula="of:=ROUNDDOWN(([.A120]-1)/10;0)+1" office:value-type="float" office:value="12" calcext:value-type="float">
            <text:p>12</text:p>
          </table:table-cell>
          <table:table-cell office:value-type="float" office:value="1.62617" calcext:value-type="float">
            <text:p>1.62617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" table:formula="of:=ROUNDDOWN(([.A121]-1)/10;0)+1" office:value-type="float" office:value="12" calcext:value-type="float">
            <text:p>12</text:p>
          </table:table-cell>
          <table:table-cell office:value-type="float" office:value="1.62612" calcext:value-type="float">
            <text:p>1.62612</text:p>
          </table:table-cell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1" table:formula="of:=ROUNDDOWN(([.A122]-1)/10;0)+1" office:value-type="float" office:value="13" calcext:value-type="float">
            <text:p>13</text:p>
          </table:table-cell>
          <table:table-cell office:value-type="float" office:value="1.62605" calcext:value-type="float">
            <text:p>1.62605</text:p>
          </table:table-cell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1" table:formula="of:=ROUNDDOWN(([.A123]-1)/10;0)+1" office:value-type="float" office:value="13" calcext:value-type="float">
            <text:p>13</text:p>
          </table:table-cell>
          <table:table-cell office:value-type="float" office:value="1.62597" calcext:value-type="float">
            <text:p>1.62597</text:p>
          </table:table-cell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1" table:formula="of:=ROUNDDOWN(([.A124]-1)/10;0)+1" office:value-type="float" office:value="13" calcext:value-type="float">
            <text:p>13</text:p>
          </table:table-cell>
          <table:table-cell office:value-type="float" office:value="1.62592" calcext:value-type="float">
            <text:p>1.62592</text:p>
          </table:table-cell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1" table:formula="of:=ROUNDDOWN(([.A125]-1)/10;0)+1" office:value-type="float" office:value="13" calcext:value-type="float">
            <text:p>13</text:p>
          </table:table-cell>
          <table:table-cell office:value-type="float" office:value="1.62589" calcext:value-type="float">
            <text:p>1.62589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1" table:formula="of:=ROUNDDOWN(([.A126]-1)/10;0)+1" office:value-type="float" office:value="13" calcext:value-type="float">
            <text:p>13</text:p>
          </table:table-cell>
          <table:table-cell office:value-type="float" office:value="1.62585" calcext:value-type="float">
            <text:p>1.62585</text:p>
          </table:table-cell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1" table:formula="of:=ROUNDDOWN(([.A127]-1)/10;0)+1" office:value-type="float" office:value="13" calcext:value-type="float">
            <text:p>13</text:p>
          </table:table-cell>
          <table:table-cell office:value-type="float" office:value="1.62581" calcext:value-type="float">
            <text:p>1.62581</text:p>
          </table:table-cell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1" table:formula="of:=ROUNDDOWN(([.A128]-1)/10;0)+1" office:value-type="float" office:value="13" calcext:value-type="float">
            <text:p>13</text:p>
          </table:table-cell>
          <table:table-cell office:value-type="float" office:value="1.62576" calcext:value-type="float">
            <text:p>1.62576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1" table:formula="of:=ROUNDDOWN(([.A129]-1)/10;0)+1" office:value-type="float" office:value="13" calcext:value-type="float">
            <text:p>13</text:p>
          </table:table-cell>
          <table:table-cell office:value-type="float" office:value="1.62577" calcext:value-type="float">
            <text:p>1.62577</text:p>
          </table:table-cell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1" table:formula="of:=ROUNDDOWN(([.A130]-1)/10;0)+1" office:value-type="float" office:value="13" calcext:value-type="float">
            <text:p>13</text:p>
          </table:table-cell>
          <table:table-cell office:value-type="float" office:value="1.62566" calcext:value-type="float">
            <text:p>1.62566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1" table:formula="of:=ROUNDDOWN(([.A131]-1)/10;0)+1" office:value-type="float" office:value="13" calcext:value-type="float">
            <text:p>13</text:p>
          </table:table-cell>
          <table:table-cell office:value-type="float" office:value="1.6256" calcext:value-type="float">
            <text:p>1.6256</text:p>
          </table:table-cell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1" table:formula="of:=ROUNDDOWN(([.A132]-1)/10;0)+1" office:value-type="float" office:value="14" calcext:value-type="float">
            <text:p>14</text:p>
          </table:table-cell>
          <table:table-cell office:value-type="float" office:value="1.6256" calcext:value-type="float">
            <text:p>1.6256</text:p>
          </table:table-cell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1" table:formula="of:=ROUNDDOWN(([.A133]-1)/10;0)+1" office:value-type="float" office:value="14" calcext:value-type="float">
            <text:p>14</text:p>
          </table:table-cell>
          <table:table-cell office:value-type="float" office:value="1.62558" calcext:value-type="float">
            <text:p>1.62558</text:p>
          </table:table-cell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1" table:formula="of:=ROUNDDOWN(([.A134]-1)/10;0)+1" office:value-type="float" office:value="14" calcext:value-type="float">
            <text:p>14</text:p>
          </table:table-cell>
          <table:table-cell office:value-type="float" office:value="1.62563" calcext:value-type="float">
            <text:p>1.62563</text:p>
          </table:table-cell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1" table:formula="of:=ROUNDDOWN(([.A135]-1)/10;0)+1" office:value-type="float" office:value="14" calcext:value-type="float">
            <text:p>14</text:p>
          </table:table-cell>
          <table:table-cell office:value-type="float" office:value="1.62565" calcext:value-type="float">
            <text:p>1.62565</text:p>
          </table:table-cell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1" table:formula="of:=ROUNDDOWN(([.A136]-1)/10;0)+1" office:value-type="float" office:value="14" calcext:value-type="float">
            <text:p>14</text:p>
          </table:table-cell>
          <table:table-cell office:value-type="float" office:value="1.62558" calcext:value-type="float">
            <text:p>1.62558</text:p>
          </table:table-cell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1" table:formula="of:=ROUNDDOWN(([.A137]-1)/10;0)+1" office:value-type="float" office:value="14" calcext:value-type="float">
            <text:p>14</text:p>
          </table:table-cell>
          <table:table-cell office:value-type="float" office:value="1.62551" calcext:value-type="float">
            <text:p>1.62551</text:p>
          </table:table-cell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1" table:formula="of:=ROUNDDOWN(([.A138]-1)/10;0)+1" office:value-type="float" office:value="14" calcext:value-type="float">
            <text:p>14</text:p>
          </table:table-cell>
          <table:table-cell office:value-type="float" office:value="1.62545" calcext:value-type="float">
            <text:p>1.62545</text:p>
          </table:table-cell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1" table:formula="of:=ROUNDDOWN(([.A139]-1)/10;0)+1" office:value-type="float" office:value="14" calcext:value-type="float">
            <text:p>14</text:p>
          </table:table-cell>
          <table:table-cell office:value-type="float" office:value="1.62541" calcext:value-type="float">
            <text:p>1.62541</text:p>
          </table:table-cell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1" table:formula="of:=ROUNDDOWN(([.A140]-1)/10;0)+1" office:value-type="float" office:value="14" calcext:value-type="float">
            <text:p>14</text:p>
          </table:table-cell>
          <table:table-cell office:value-type="float" office:value="1.6254" calcext:value-type="float">
            <text:p>1.6254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1" table:formula="of:=ROUNDDOWN(([.A141]-1)/10;0)+1" office:value-type="float" office:value="14" calcext:value-type="float">
            <text:p>14</text:p>
          </table:table-cell>
          <table:table-cell office:value-type="float" office:value="1.62537" calcext:value-type="float">
            <text:p>1.62537</text:p>
          </table:table-cell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1" table:formula="of:=ROUNDDOWN(([.A142]-1)/10;0)+1" office:value-type="float" office:value="15" calcext:value-type="float">
            <text:p>15</text:p>
          </table:table-cell>
          <table:table-cell office:value-type="float" office:value="1.62538" calcext:value-type="float">
            <text:p>1.62538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1" table:formula="of:=ROUNDDOWN(([.A143]-1)/10;0)+1" office:value-type="float" office:value="15" calcext:value-type="float">
            <text:p>15</text:p>
          </table:table-cell>
          <table:table-cell office:value-type="float" office:value="1.62535" calcext:value-type="float">
            <text:p>1.62535</text:p>
          </table:table-cell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1" table:formula="of:=ROUNDDOWN(([.A144]-1)/10;0)+1" office:value-type="float" office:value="15" calcext:value-type="float">
            <text:p>15</text:p>
          </table:table-cell>
          <table:table-cell office:value-type="float" office:value="1.62525" calcext:value-type="float">
            <text:p>1.62525</text:p>
          </table:table-cell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1" table:formula="of:=ROUNDDOWN(([.A145]-1)/10;0)+1" office:value-type="float" office:value="15" calcext:value-type="float">
            <text:p>15</text:p>
          </table:table-cell>
          <table:table-cell office:value-type="float" office:value="1.62525" calcext:value-type="float">
            <text:p>1.62525</text:p>
          </table:table-cell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1" table:formula="of:=ROUNDDOWN(([.A146]-1)/10;0)+1" office:value-type="float" office:value="15" calcext:value-type="float">
            <text:p>15</text:p>
          </table:table-cell>
          <table:table-cell office:value-type="float" office:value="1.6252" calcext:value-type="float">
            <text:p>1.6252</text:p>
          </table:table-cell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1" table:formula="of:=ROUNDDOWN(([.A147]-1)/10;0)+1" office:value-type="float" office:value="15" calcext:value-type="float">
            <text:p>15</text:p>
          </table:table-cell>
          <table:table-cell office:value-type="float" office:value="1.62519" calcext:value-type="float">
            <text:p>1.62519</text:p>
          </table:table-cell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1" table:formula="of:=ROUNDDOWN(([.A148]-1)/10;0)+1" office:value-type="float" office:value="15" calcext:value-type="float">
            <text:p>15</text:p>
          </table:table-cell>
          <table:table-cell office:value-type="float" office:value="1.62519" calcext:value-type="float">
            <text:p>1.62519</text:p>
          </table:table-cell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1" table:formula="of:=ROUNDDOWN(([.A149]-1)/10;0)+1" office:value-type="float" office:value="15" calcext:value-type="float">
            <text:p>15</text:p>
          </table:table-cell>
          <table:table-cell office:value-type="float" office:value="1.6251" calcext:value-type="float">
            <text:p>1.6251</text:p>
          </table:table-cell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1" table:formula="of:=ROUNDDOWN(([.A150]-1)/10;0)+1" office:value-type="float" office:value="15" calcext:value-type="float">
            <text:p>15</text:p>
          </table:table-cell>
          <table:table-cell office:value-type="float" office:value="1.62506" calcext:value-type="float">
            <text:p>1.62506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1" table:formula="of:=ROUNDDOWN(([.A151]-1)/10;0)+1" office:value-type="float" office:value="15" calcext:value-type="float">
            <text:p>15</text:p>
          </table:table-cell>
          <table:table-cell office:value-type="float" office:value="1.62505" calcext:value-type="float">
            <text:p>1.62505</text:p>
          </table:table-cell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1" table:formula="of:=ROUNDDOWN(([.A152]-1)/10;0)+1" office:value-type="float" office:value="16" calcext:value-type="float">
            <text:p>16</text:p>
          </table:table-cell>
          <table:table-cell office:value-type="float" office:value="1.62506" calcext:value-type="float">
            <text:p>1.62506</text:p>
          </table:table-cell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1" table:formula="of:=ROUNDDOWN(([.A153]-1)/10;0)+1" office:value-type="float" office:value="16" calcext:value-type="float">
            <text:p>16</text:p>
          </table:table-cell>
          <table:table-cell office:value-type="float" office:value="1.62503" calcext:value-type="float">
            <text:p>1.62503</text:p>
          </table:table-cell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1" table:formula="of:=ROUNDDOWN(([.A154]-1)/10;0)+1" office:value-type="float" office:value="16" calcext:value-type="float">
            <text:p>16</text:p>
          </table:table-cell>
          <table:table-cell office:value-type="float" office:value="1.62504" calcext:value-type="float">
            <text:p>1.62504</text:p>
          </table:table-cell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1" table:formula="of:=ROUNDDOWN(([.A155]-1)/10;0)+1" office:value-type="float" office:value="16" calcext:value-type="float">
            <text:p>16</text:p>
          </table:table-cell>
          <table:table-cell office:value-type="float" office:value="1.62502" calcext:value-type="float">
            <text:p>1.62502</text:p>
          </table:table-cell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1" table:formula="of:=ROUNDDOWN(([.A156]-1)/10;0)+1" office:value-type="float" office:value="16" calcext:value-type="float">
            <text:p>16</text:p>
          </table:table-cell>
          <table:table-cell office:value-type="float" office:value="1.62502" calcext:value-type="float">
            <text:p>1.62502</text:p>
          </table:table-cell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1" table:formula="of:=ROUNDDOWN(([.A157]-1)/10;0)+1" office:value-type="float" office:value="16" calcext:value-type="float">
            <text:p>16</text:p>
          </table:table-cell>
          <table:table-cell office:value-type="float" office:value="1.62502" calcext:value-type="float">
            <text:p>1.62502</text:p>
          </table:table-cell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1" table:formula="of:=ROUNDDOWN(([.A158]-1)/10;0)+1" office:value-type="float" office:value="16" calcext:value-type="float">
            <text:p>16</text:p>
          </table:table-cell>
          <table:table-cell office:value-type="float" office:value="1.62502" calcext:value-type="float">
            <text:p>1.62502</text:p>
          </table:table-cell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1" table:formula="of:=ROUNDDOWN(([.A159]-1)/10;0)+1" office:value-type="float" office:value="16" calcext:value-type="float">
            <text:p>16</text:p>
          </table:table-cell>
          <table:table-cell office:value-type="float" office:value="1.62501" calcext:value-type="float">
            <text:p>1.62501</text:p>
          </table:table-cell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1" table:formula="of:=ROUNDDOWN(([.A160]-1)/10;0)+1" office:value-type="float" office:value="16" calcext:value-type="float">
            <text:p>16</text:p>
          </table:table-cell>
          <table:table-cell office:value-type="float" office:value="1.62495" calcext:value-type="float">
            <text:p>1.62495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1" table:formula="of:=ROUNDDOWN(([.A161]-1)/10;0)+1" office:value-type="float" office:value="16" calcext:value-type="float">
            <text:p>16</text:p>
          </table:table-cell>
          <table:table-cell office:value-type="float" office:value="1.62493" calcext:value-type="float">
            <text:p>1.62493</text:p>
          </table:table-cell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1" table:formula="of:=ROUNDDOWN(([.A162]-1)/10;0)+1" office:value-type="float" office:value="17" calcext:value-type="float">
            <text:p>17</text:p>
          </table:table-cell>
          <table:table-cell office:value-type="float" office:value="1.6249" calcext:value-type="float">
            <text:p>1.6249</text:p>
          </table:table-cell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1" table:formula="of:=ROUNDDOWN(([.A163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1" table:formula="of:=ROUNDDOWN(([.A164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1" table:formula="of:=ROUNDDOWN(([.A165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1" table:formula="of:=ROUNDDOWN(([.A166]-1)/10;0)+1" office:value-type="float" office:value="17" calcext:value-type="float">
            <text:p>17</text:p>
          </table:table-cell>
          <table:table-cell office:value-type="float" office:value="1.62493" calcext:value-type="float">
            <text:p>1.62493</text:p>
          </table:table-cell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1" table:formula="of:=ROUNDDOWN(([.A167]-1)/10;0)+1" office:value-type="float" office:value="17" calcext:value-type="float">
            <text:p>17</text:p>
          </table:table-cell>
          <table:table-cell office:value-type="float" office:value="1.6249" calcext:value-type="float">
            <text:p>1.6249</text:p>
          </table:table-cell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1" table:formula="of:=ROUNDDOWN(([.A168]-1)/10;0)+1" office:value-type="float" office:value="17" calcext:value-type="float">
            <text:p>17</text:p>
          </table:table-cell>
          <table:table-cell office:value-type="float" office:value="1.62489" calcext:value-type="float">
            <text:p>1.62489</text:p>
          </table:table-cell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1" table:formula="of:=ROUNDDOWN(([.A169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1" table:formula="of:=ROUNDDOWN(([.A170]-1)/10;0)+1" office:value-type="float" office:value="17" calcext:value-type="float">
            <text:p>17</text:p>
          </table:table-cell>
          <table:table-cell office:value-type="float" office:value="1.62494" calcext:value-type="float">
            <text:p>1.62494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1" table:formula="of:=ROUNDDOWN(([.A171]-1)/10;0)+1" office:value-type="float" office:value="17" calcext:value-type="float">
            <text:p>17</text:p>
          </table:table-cell>
          <table:table-cell office:value-type="float" office:value="1.62492" calcext:value-type="float">
            <text:p>1.62492</text:p>
          </table:table-cell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1" table:formula="of:=ROUNDDOWN(([.A172]-1)/10;0)+1" office:value-type="float" office:value="18" calcext:value-type="float">
            <text:p>18</text:p>
          </table:table-cell>
          <table:table-cell office:value-type="float" office:value="1.62493" calcext:value-type="float">
            <text:p>1.62493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1" table:formula="of:=ROUNDDOWN(([.A173]-1)/10;0)+1" office:value-type="float" office:value="18" calcext:value-type="float">
            <text:p>18</text:p>
          </table:table-cell>
          <table:table-cell office:value-type="float" office:value="1.62494" calcext:value-type="float">
            <text:p>1.62494</text:p>
          </table:table-cell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1" table:formula="of:=ROUNDDOWN(([.A174]-1)/10;0)+1" office:value-type="float" office:value="18" calcext:value-type="float">
            <text:p>18</text:p>
          </table:table-cell>
          <table:table-cell office:value-type="float" office:value="1.62494" calcext:value-type="float">
            <text:p>1.62494</text:p>
          </table:table-cell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1" table:formula="of:=ROUNDDOWN(([.A175]-1)/10;0)+1" office:value-type="float" office:value="18" calcext:value-type="float">
            <text:p>18</text:p>
          </table:table-cell>
          <table:table-cell office:value-type="float" office:value="1.62494" calcext:value-type="float">
            <text:p>1.62494</text:p>
          </table:table-cell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1" table:formula="of:=ROUNDDOWN(([.A176]-1)/10;0)+1" office:value-type="float" office:value="18" calcext:value-type="float">
            <text:p>18</text:p>
          </table:table-cell>
          <table:table-cell office:value-type="float" office:value="1.62492" calcext:value-type="float">
            <text:p>1.62492</text:p>
          </table:table-cell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1" table:formula="of:=ROUNDDOWN(([.A177]-1)/10;0)+1" office:value-type="float" office:value="18" calcext:value-type="float">
            <text:p>18</text:p>
          </table:table-cell>
          <table:table-cell office:value-type="float" office:value="1.62489" calcext:value-type="float">
            <text:p>1.62489</text:p>
          </table:table-cell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1" table:formula="of:=ROUNDDOWN(([.A178]-1)/10;0)+1" office:value-type="float" office:value="18" calcext:value-type="float">
            <text:p>18</text:p>
          </table:table-cell>
          <table:table-cell office:value-type="float" office:value="1.62485" calcext:value-type="float">
            <text:p>1.62485</text:p>
          </table:table-cell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1" table:formula="of:=ROUNDDOWN(([.A179]-1)/10;0)+1" office:value-type="float" office:value="18" calcext:value-type="float">
            <text:p>18</text:p>
          </table:table-cell>
          <table:table-cell office:value-type="float" office:value="1.62485" calcext:value-type="float">
            <text:p>1.62485</text:p>
          </table:table-cell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1" table:formula="of:=ROUNDDOWN(([.A180]-1)/10;0)+1" office:value-type="float" office:value="18" calcext:value-type="float">
            <text:p>18</text:p>
          </table:table-cell>
          <table:table-cell office:value-type="float" office:value="1.62481" calcext:value-type="float">
            <text:p>1.62481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1" table:formula="of:=ROUNDDOWN(([.A181]-1)/10;0)+1" office:value-type="float" office:value="18" calcext:value-type="float">
            <text:p>18</text:p>
          </table:table-cell>
          <table:table-cell office:value-type="float" office:value="1.62478" calcext:value-type="float">
            <text:p>1.62478</text:p>
          </table:table-cell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1" table:formula="of:=ROUNDDOWN(([.A182]-1)/10;0)+1" office:value-type="float" office:value="19" calcext:value-type="float">
            <text:p>19</text:p>
          </table:table-cell>
          <table:table-cell office:value-type="float" office:value="1.62475" calcext:value-type="float">
            <text:p>1.62475</text:p>
          </table:table-cell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1" table:formula="of:=ROUNDDOWN(([.A183]-1)/10;0)+1" office:value-type="float" office:value="19" calcext:value-type="float">
            <text:p>19</text:p>
          </table:table-cell>
          <table:table-cell office:value-type="float" office:value="1.62475" calcext:value-type="float">
            <text:p>1.62475</text:p>
          </table:table-cell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1" table:formula="of:=ROUNDDOWN(([.A184]-1)/10;0)+1" office:value-type="float" office:value="19" calcext:value-type="float">
            <text:p>19</text:p>
          </table:table-cell>
          <table:table-cell office:value-type="float" office:value="1.62469" calcext:value-type="float">
            <text:p>1.62469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1" table:formula="of:=ROUNDDOWN(([.A185]-1)/10;0)+1" office:value-type="float" office:value="19" calcext:value-type="float">
            <text:p>19</text:p>
          </table:table-cell>
          <table:table-cell office:value-type="float" office:value="1.62469" calcext:value-type="float">
            <text:p>1.62469</text:p>
          </table:table-cell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1" table:formula="of:=ROUNDDOWN(([.A186]-1)/10;0)+1" office:value-type="float" office:value="19" calcext:value-type="float">
            <text:p>19</text:p>
          </table:table-cell>
          <table:table-cell office:value-type="float" office:value="1.6247" calcext:value-type="float">
            <text:p>1.6247</text:p>
          </table:table-cell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1" table:formula="of:=ROUNDDOWN(([.A187]-1)/10;0)+1" office:value-type="float" office:value="19" calcext:value-type="float">
            <text:p>19</text:p>
          </table:table-cell>
          <table:table-cell office:value-type="float" office:value="1.62466" calcext:value-type="float">
            <text:p>1.62466</text:p>
          </table:table-cell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1" table:formula="of:=ROUNDDOWN(([.A188]-1)/10;0)+1" office:value-type="float" office:value="19" calcext:value-type="float">
            <text:p>19</text:p>
          </table:table-cell>
          <table:table-cell office:value-type="float" office:value="1.62468" calcext:value-type="float">
            <text:p>1.62468</text:p>
          </table:table-cell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1" table:formula="of:=ROUNDDOWN(([.A189]-1)/10;0)+1" office:value-type="float" office:value="19" calcext:value-type="float">
            <text:p>19</text:p>
          </table:table-cell>
          <table:table-cell office:value-type="float" office:value="1.62467" calcext:value-type="float">
            <text:p>1.62467</text:p>
          </table:table-cell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1" table:formula="of:=ROUNDDOWN(([.A190]-1)/10;0)+1" office:value-type="float" office:value="19" calcext:value-type="float">
            <text:p>19</text:p>
          </table:table-cell>
          <table:table-cell office:value-type="float" office:value="1.62463" calcext:value-type="float">
            <text:p>1.62463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1" table:formula="of:=ROUNDDOWN(([.A191]-1)/10;0)+1" office:value-type="float" office:value="19" calcext:value-type="float">
            <text:p>19</text:p>
          </table:table-cell>
          <table:table-cell office:value-type="float" office:value="1.62464" calcext:value-type="float">
            <text:p>1.62464</text:p>
          </table:table-cell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1" table:formula="of:=ROUNDDOWN(([.A192]-1)/10;0)+1" office:value-type="float" office:value="20" calcext:value-type="float">
            <text:p>20</text:p>
          </table:table-cell>
          <table:table-cell office:value-type="float" office:value="1.62463" calcext:value-type="float">
            <text:p>1.62463</text:p>
          </table:table-cell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1" table:formula="of:=ROUNDDOWN(([.A193]-1)/10;0)+1" office:value-type="float" office:value="20" calcext:value-type="float">
            <text:p>20</text:p>
          </table:table-cell>
          <table:table-cell office:value-type="float" office:value="1.62465" calcext:value-type="float">
            <text:p>1.62465</text:p>
          </table:table-cell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1" table:formula="of:=ROUNDDOWN(([.A194]-1)/10;0)+1" office:value-type="float" office:value="20" calcext:value-type="float">
            <text:p>20</text:p>
          </table:table-cell>
          <table:table-cell office:value-type="float" office:value="1.62463" calcext:value-type="float">
            <text:p>1.62463</text:p>
          </table:table-cell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1" table:formula="of:=ROUNDDOWN(([.A195]-1)/10;0)+1" office:value-type="float" office:value="20" calcext:value-type="float">
            <text:p>20</text:p>
          </table:table-cell>
          <table:table-cell office:value-type="float" office:value="1.62463" calcext:value-type="float">
            <text:p>1.62463</text:p>
          </table:table-cell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1" table:formula="of:=ROUNDDOWN(([.A196]-1)/10;0)+1" office:value-type="float" office:value="20" calcext:value-type="float">
            <text:p>20</text:p>
          </table:table-cell>
          <table:table-cell office:value-type="float" office:value="1.62459" calcext:value-type="float">
            <text:p>1.62459</text:p>
          </table:table-cell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1" table:formula="of:=ROUNDDOWN(([.A197]-1)/10;0)+1" office:value-type="float" office:value="20" calcext:value-type="float">
            <text:p>20</text:p>
          </table:table-cell>
          <table:table-cell office:value-type="float" office:value="1.62458" calcext:value-type="float">
            <text:p>1.62458</text:p>
          </table:table-cell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1" table:formula="of:=ROUNDDOWN(([.A198]-1)/10;0)+1" office:value-type="float" office:value="20" calcext:value-type="float">
            <text:p>20</text:p>
          </table:table-cell>
          <table:table-cell office:value-type="float" office:value="1.62462" calcext:value-type="float">
            <text:p>1.62462</text:p>
          </table:table-cell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1" table:formula="of:=ROUNDDOWN(([.A199]-1)/10;0)+1" office:value-type="float" office:value="20" calcext:value-type="float">
            <text:p>20</text:p>
          </table:table-cell>
          <table:table-cell office:value-type="float" office:value="1.62462" calcext:value-type="float">
            <text:p>1.62462</text:p>
          </table:table-cell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1" table:formula="of:=ROUNDDOWN(([.A200]-1)/10;0)+1" office:value-type="float" office:value="20" calcext:value-type="float">
            <text:p>20</text:p>
          </table:table-cell>
          <table:table-cell office:value-type="float" office:value="1.62461" calcext:value-type="float">
            <text:p>1.62461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1" table:formula="of:=ROUNDDOWN(([.A201]-1)/10;0)+1" office:value-type="float" office:value="20" calcext:value-type="float">
            <text:p>20</text:p>
          </table:table-cell>
          <table:table-cell office:value-type="float" office:value="1.62461" calcext:value-type="float">
            <text:p>1.62461</text:p>
          </table:table-cell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1" table:formula="of:=ROUNDDOWN(([.A202]-1)/10;0)+1" office:value-type="float" office:value="21" calcext:value-type="float">
            <text:p>21</text:p>
          </table:table-cell>
          <table:table-cell office:value-type="float" office:value="1.62464" calcext:value-type="float">
            <text:p>1.62464</text:p>
          </table:table-cell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1" table:formula="of:=ROUNDDOWN(([.A203]-1)/10;0)+1" office:value-type="float" office:value="21" calcext:value-type="float">
            <text:p>21</text:p>
          </table:table-cell>
          <table:table-cell office:value-type="float" office:value="1.62464" calcext:value-type="float">
            <text:p>1.62464</text:p>
          </table:table-cell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1" table:formula="of:=ROUNDDOWN(([.A204]-1)/10;0)+1" office:value-type="float" office:value="21" calcext:value-type="float">
            <text:p>21</text:p>
          </table:table-cell>
          <table:table-cell office:value-type="float" office:value="1.62463" calcext:value-type="float">
            <text:p>1.62463</text:p>
          </table:table-cell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1" table:formula="of:=ROUNDDOWN(([.A205]-1)/10;0)+1" office:value-type="float" office:value="21" calcext:value-type="float">
            <text:p>21</text:p>
          </table:table-cell>
          <table:table-cell office:value-type="float" office:value="1.62462" calcext:value-type="float">
            <text:p>1.62462</text:p>
          </table:table-cell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1" table:formula="of:=ROUNDDOWN(([.A206]-1)/10;0)+1" office:value-type="float" office:value="21" calcext:value-type="float">
            <text:p>21</text:p>
          </table:table-cell>
          <table:table-cell office:value-type="float" office:value="1.6246" calcext:value-type="float">
            <text:p>1.6246</text:p>
          </table:table-cell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1" table:formula="of:=ROUNDDOWN(([.A207]-1)/10;0)+1" office:value-type="float" office:value="21" calcext:value-type="float">
            <text:p>21</text:p>
          </table:table-cell>
          <table:table-cell office:value-type="float" office:value="1.62458" calcext:value-type="float">
            <text:p>1.62458</text:p>
          </table:table-cell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1" table:formula="of:=ROUNDDOWN(([.A208]-1)/10;0)+1" office:value-type="float" office:value="21" calcext:value-type="float">
            <text:p>21</text:p>
          </table:table-cell>
          <table:table-cell office:value-type="float" office:value="1.62459" calcext:value-type="float">
            <text:p>1.62459</text:p>
          </table:table-cell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1" table:formula="of:=ROUNDDOWN(([.A209]-1)/10;0)+1" office:value-type="float" office:value="21" calcext:value-type="float">
            <text:p>21</text:p>
          </table:table-cell>
          <table:table-cell office:value-type="float" office:value="1.62459" calcext:value-type="float">
            <text:p>1.62459</text:p>
          </table:table-cell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1" table:formula="of:=ROUNDDOWN(([.A210]-1)/10;0)+1" office:value-type="float" office:value="21" calcext:value-type="float">
            <text:p>21</text:p>
          </table:table-cell>
          <table:table-cell office:value-type="float" office:value="1.62456" calcext:value-type="float">
            <text:p>1.62456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1" table:formula="of:=ROUNDDOWN(([.A211]-1)/10;0)+1" office:value-type="float" office:value="21" calcext:value-type="float">
            <text:p>21</text:p>
          </table:table-cell>
          <table:table-cell office:value-type="float" office:value="1.6246" calcext:value-type="float">
            <text:p>1.6246</text:p>
          </table:table-cell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1" table:formula="of:=ROUNDDOWN(([.A212]-1)/10;0)+1" office:value-type="float" office:value="22" calcext:value-type="float">
            <text:p>22</text:p>
          </table:table-cell>
          <table:table-cell office:value-type="float" office:value="1.62457" calcext:value-type="float">
            <text:p>1.62457</text:p>
          </table:table-cell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1" table:formula="of:=ROUNDDOWN(([.A213]-1)/10;0)+1" office:value-type="float" office:value="22" calcext:value-type="float">
            <text:p>22</text:p>
          </table:table-cell>
          <table:table-cell office:value-type="float" office:value="1.62458" calcext:value-type="float">
            <text:p>1.62458</text:p>
          </table:table-cell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1" table:formula="of:=ROUNDDOWN(([.A214]-1)/10;0)+1" office:value-type="float" office:value="22" calcext:value-type="float">
            <text:p>22</text:p>
          </table:table-cell>
          <table:table-cell office:value-type="float" office:value="1.62459" calcext:value-type="float">
            <text:p>1.62459</text:p>
          </table:table-cell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1" table:formula="of:=ROUNDDOWN(([.A215]-1)/10;0)+1" office:value-type="float" office:value="22" calcext:value-type="float">
            <text:p>22</text:p>
          </table:table-cell>
          <table:table-cell office:value-type="float" office:value="1.6246" calcext:value-type="float">
            <text:p>1.6246</text:p>
          </table:table-cell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1" table:formula="of:=ROUNDDOWN(([.A216]-1)/10;0)+1" office:value-type="float" office:value="22" calcext:value-type="float">
            <text:p>22</text:p>
          </table:table-cell>
          <table:table-cell office:value-type="float" office:value="1.62456" calcext:value-type="float">
            <text:p>1.62456</text:p>
          </table:table-cell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1" table:formula="of:=ROUNDDOWN(([.A217]-1)/10;0)+1" office:value-type="float" office:value="22" calcext:value-type="float">
            <text:p>22</text:p>
          </table:table-cell>
          <table:table-cell office:value-type="float" office:value="1.62456" calcext:value-type="float">
            <text:p>1.62456</text:p>
          </table:table-cell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1" table:formula="of:=ROUNDDOWN(([.A218]-1)/10;0)+1" office:value-type="float" office:value="22" calcext:value-type="float">
            <text:p>22</text:p>
          </table:table-cell>
          <table:table-cell office:value-type="float" office:value="1.62455" calcext:value-type="float">
            <text:p>1.62455</text:p>
          </table:table-cell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1" table:formula="of:=ROUNDDOWN(([.A219]-1)/10;0)+1" office:value-type="float" office:value="22" calcext:value-type="float">
            <text:p>22</text:p>
          </table:table-cell>
          <table:table-cell office:value-type="float" office:value="1.62454" calcext:value-type="float">
            <text:p>1.62454</text:p>
          </table:table-cell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1" table:formula="of:=ROUNDDOWN(([.A220]-1)/10;0)+1" office:value-type="float" office:value="22" calcext:value-type="float">
            <text:p>22</text:p>
          </table:table-cell>
          <table:table-cell office:value-type="float" office:value="1.62457" calcext:value-type="float">
            <text:p>1.62457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1" table:formula="of:=ROUNDDOWN(([.A221]-1)/10;0)+1" office:value-type="float" office:value="22" calcext:value-type="float">
            <text:p>22</text:p>
          </table:table-cell>
          <table:table-cell office:value-type="float" office:value="1.62458" calcext:value-type="float">
            <text:p>1.62458</text:p>
          </table:table-cell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1" table:formula="of:=ROUNDDOWN(([.A222]-1)/10;0)+1" office:value-type="float" office:value="23" calcext:value-type="float">
            <text:p>23</text:p>
          </table:table-cell>
          <table:table-cell office:value-type="float" office:value="1.62461" calcext:value-type="float">
            <text:p>1.62461</text:p>
          </table:table-cell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1" table:formula="of:=ROUNDDOWN(([.A223]-1)/10;0)+1" office:value-type="float" office:value="23" calcext:value-type="float">
            <text:p>23</text:p>
          </table:table-cell>
          <table:table-cell office:value-type="float" office:value="1.6246" calcext:value-type="float">
            <text:p>1.6246</text:p>
          </table:table-cell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1" table:formula="of:=ROUNDDOWN(([.A224]-1)/10;0)+1" office:value-type="float" office:value="23" calcext:value-type="float">
            <text:p>23</text:p>
          </table:table-cell>
          <table:table-cell office:value-type="float" office:value="1.62458" calcext:value-type="float">
            <text:p>1.62458</text:p>
          </table:table-cell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1" table:formula="of:=ROUNDDOWN(([.A225]-1)/10;0)+1" office:value-type="float" office:value="23" calcext:value-type="float">
            <text:p>23</text:p>
          </table:table-cell>
          <table:table-cell office:value-type="float" office:value="1.6246" calcext:value-type="float">
            <text:p>1.6246</text:p>
          </table:table-cell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1" table:formula="of:=ROUNDDOWN(([.A226]-1)/10;0)+1" office:value-type="float" office:value="23" calcext:value-type="float">
            <text:p>23</text:p>
          </table:table-cell>
          <table:table-cell office:value-type="float" office:value="1.62461" calcext:value-type="float">
            <text:p>1.62461</text:p>
          </table:table-cell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1" table:formula="of:=ROUNDDOWN(([.A227]-1)/10;0)+1" office:value-type="float" office:value="23" calcext:value-type="float">
            <text:p>23</text:p>
          </table:table-cell>
          <table:table-cell office:value-type="float" office:value="1.62462" calcext:value-type="float">
            <text:p>1.62462</text:p>
          </table:table-cell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1" table:formula="of:=ROUNDDOWN(([.A228]-1)/10;0)+1" office:value-type="float" office:value="23" calcext:value-type="float">
            <text:p>23</text:p>
          </table:table-cell>
          <table:table-cell office:value-type="float" office:value="1.62461" calcext:value-type="float">
            <text:p>1.62461</text:p>
          </table:table-cell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1" table:formula="of:=ROUNDDOWN(([.A229]-1)/10;0)+1" office:value-type="float" office:value="23" calcext:value-type="float">
            <text:p>23</text:p>
          </table:table-cell>
          <table:table-cell office:value-type="float" office:value="1.6246" calcext:value-type="float">
            <text:p>1.6246</text:p>
          </table:table-cell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1" table:formula="of:=ROUNDDOWN(([.A230]-1)/10;0)+1" office:value-type="float" office:value="23" calcext:value-type="float">
            <text:p>23</text:p>
          </table:table-cell>
          <table:table-cell office:value-type="float" office:value="1.62459" calcext:value-type="float">
            <text:p>1.62459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1" table:formula="of:=ROUNDDOWN(([.A231]-1)/10;0)+1" office:value-type="float" office:value="23" calcext:value-type="float">
            <text:p>23</text:p>
          </table:table-cell>
          <table:table-cell office:value-type="float" office:value="1.6246" calcext:value-type="float">
            <text:p>1.6246</text:p>
          </table:table-cell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1" table:formula="of:=ROUNDDOWN(([.A232]-1)/10;0)+1" office:value-type="float" office:value="24" calcext:value-type="float">
            <text:p>24</text:p>
          </table:table-cell>
          <table:table-cell office:value-type="float" office:value="1.62458" calcext:value-type="float">
            <text:p>1.62458</text:p>
          </table:table-cell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1" table:formula="of:=ROUNDDOWN(([.A233]-1)/10;0)+1" office:value-type="float" office:value="24" calcext:value-type="float">
            <text:p>24</text:p>
          </table:table-cell>
          <table:table-cell office:value-type="float" office:value="1.62454" calcext:value-type="float">
            <text:p>1.62454</text:p>
          </table:table-cell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1" table:formula="of:=ROUNDDOWN(([.A234]-1)/10;0)+1" office:value-type="float" office:value="24" calcext:value-type="float">
            <text:p>24</text:p>
          </table:table-cell>
          <table:table-cell office:value-type="float" office:value="1.62451" calcext:value-type="float">
            <text:p>1.62451</text:p>
          </table:table-cell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1" table:formula="of:=ROUNDDOWN(([.A235]-1)/10;0)+1" office:value-type="float" office:value="24" calcext:value-type="float">
            <text:p>24</text:p>
          </table:table-cell>
          <table:table-cell office:value-type="float" office:value="1.62449" calcext:value-type="float">
            <text:p>1.62449</text:p>
          </table:table-cell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1" table:formula="of:=ROUNDDOWN(([.A236]-1)/10;0)+1" office:value-type="float" office:value="24" calcext:value-type="float">
            <text:p>24</text:p>
          </table:table-cell>
          <table:table-cell office:value-type="float" office:value="1.62449" calcext:value-type="float">
            <text:p>1.62449</text:p>
          </table:table-cell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1" table:formula="of:=ROUNDDOWN(([.A237]-1)/10;0)+1" office:value-type="float" office:value="24" calcext:value-type="float">
            <text:p>24</text:p>
          </table:table-cell>
          <table:table-cell office:value-type="float" office:value="1.62446" calcext:value-type="float">
            <text:p>1.62446</text:p>
          </table:table-cell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1" table:formula="of:=ROUNDDOWN(([.A238]-1)/10;0)+1" office:value-type="float" office:value="24" calcext:value-type="float">
            <text:p>24</text:p>
          </table:table-cell>
          <table:table-cell office:value-type="float" office:value="1.62449" calcext:value-type="float">
            <text:p>1.62449</text:p>
          </table:table-cell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1" table:formula="of:=ROUNDDOWN(([.A239]-1)/10;0)+1" office:value-type="float" office:value="24" calcext:value-type="float">
            <text:p>24</text:p>
          </table:table-cell>
          <table:table-cell office:value-type="float" office:value="1.62449" calcext:value-type="float">
            <text:p>1.62449</text:p>
          </table:table-cell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1" table:formula="of:=ROUNDDOWN(([.A240]-1)/10;0)+1" office:value-type="float" office:value="24" calcext:value-type="float">
            <text:p>24</text:p>
          </table:table-cell>
          <table:table-cell office:value-type="float" office:value="1.62448" calcext:value-type="float">
            <text:p>1.62448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1" table:formula="of:=ROUNDDOWN(([.A241]-1)/10;0)+1" office:value-type="float" office:value="24" calcext:value-type="float">
            <text:p>24</text:p>
          </table:table-cell>
          <table:table-cell office:value-type="float" office:value="1.62448" calcext:value-type="float">
            <text:p>1.62448</text:p>
          </table:table-cell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1" table:formula="of:=ROUNDDOWN(([.A242]-1)/10;0)+1" office:value-type="float" office:value="25" calcext:value-type="float">
            <text:p>25</text:p>
          </table:table-cell>
          <table:table-cell office:value-type="float" office:value="1.62449" calcext:value-type="float">
            <text:p>1.62449</text:p>
          </table:table-cell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1" table:formula="of:=ROUNDDOWN(([.A243]-1)/10;0)+1" office:value-type="float" office:value="25" calcext:value-type="float">
            <text:p>25</text:p>
          </table:table-cell>
          <table:table-cell office:value-type="float" office:value="1.62447" calcext:value-type="float">
            <text:p>1.62447</text:p>
          </table:table-cell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1" table:formula="of:=ROUNDDOWN(([.A244]-1)/10;0)+1" office:value-type="float" office:value="25" calcext:value-type="float">
            <text:p>25</text:p>
          </table:table-cell>
          <table:table-cell office:value-type="float" office:value="1.62448" calcext:value-type="float">
            <text:p>1.62448</text:p>
          </table:table-cell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1" table:formula="of:=ROUNDDOWN(([.A245]-1)/10;0)+1" office:value-type="float" office:value="25" calcext:value-type="float">
            <text:p>25</text:p>
          </table:table-cell>
          <table:table-cell office:value-type="float" office:value="1.62448" calcext:value-type="float">
            <text:p>1.62448</text:p>
          </table:table-cell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1" table:formula="of:=ROUNDDOWN(([.A246]-1)/10;0)+1" office:value-type="float" office:value="25" calcext:value-type="float">
            <text:p>25</text:p>
          </table:table-cell>
          <table:table-cell office:value-type="float" office:value="1.62447" calcext:value-type="float">
            <text:p>1.62447</text:p>
          </table:table-cell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1" table:formula="of:=ROUNDDOWN(([.A247]-1)/10;0)+1" office:value-type="float" office:value="25" calcext:value-type="float">
            <text:p>25</text:p>
          </table:table-cell>
          <table:table-cell office:value-type="float" office:value="1.62446" calcext:value-type="float">
            <text:p>1.62446</text:p>
          </table:table-cell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1" table:formula="of:=ROUNDDOWN(([.A248]-1)/10;0)+1" office:value-type="float" office:value="25" calcext:value-type="float">
            <text:p>25</text:p>
          </table:table-cell>
          <table:table-cell office:value-type="float" office:value="1.62446" calcext:value-type="float">
            <text:p>1.62446</text:p>
          </table:table-cell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1" table:formula="of:=ROUNDDOWN(([.A249]-1)/10;0)+1" office:value-type="float" office:value="25" calcext:value-type="float">
            <text:p>25</text:p>
          </table:table-cell>
          <table:table-cell office:value-type="float" office:value="1.62445" calcext:value-type="float">
            <text:p>1.62445</text:p>
          </table:table-cell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1" table:formula="of:=ROUNDDOWN(([.A250]-1)/10;0)+1" office:value-type="float" office:value="25" calcext:value-type="float">
            <text:p>25</text:p>
          </table:table-cell>
          <table:table-cell office:value-type="float" office:value="1.62443" calcext:value-type="float">
            <text:p>1.62443</text:p>
          </table:table-cell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1" table:formula="of:=ROUNDDOWN(([.A251]-1)/10;0)+1" office:value-type="float" office:value="25" calcext:value-type="float">
            <text:p>25</text:p>
          </table:table-cell>
          <table:table-cell office:value-type="float" office:value="1.62443" calcext:value-type="float">
            <text:p>1.62443</text:p>
          </table:table-cell>
        </table:table-row>
        <table:table-row table:style-name="ro1" table:number-rows-repeated="10483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User - Tempo" table:style-name="ta1">
        <table:table-column table:style-name="co2" table:number-columns-repeated="2" table:default-cell-style-name="ce4"/>
        <table:table-row table:style-name="ro1">
          <table:table-cell table:style-name="ce3" office:value-type="string" calcext:value-type="string">
            <text:p>Iteração</text:p>
          </table:table-cell>
          <table:table-cell table:style-name="ce3" office:value-type="string" calcext:value-type="string">
            <text:p>Temp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16:16:16.146793264</meta:creation-date>
    <dc:date>2015-10-05T18:20:58.299084927</dc:date>
    <meta:editing-duration>PT1H32M59S</meta:editing-duration>
    <meta:editing-cycles>4</meta:editing-cycles>
    <meta:generator>LibreOffice/4.2.8.2$Linux_X86_64 LibreOffice_project/420m0$Build-2</meta:generator>
    <meta:document-statistic meta:table-count="4" meta:cell-count="35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9cm" svg:height="10.59cm" xlink:href=".." xlink:type="simple" chart:class="chart:bar" chart:style-name="ch1">
        <chart:title svg:x="6.182cm" svg:y="0.346cm" chart:style-name="ch2">
          <text:p>Baseada em Item</text:p>
        </chart:title>
        <chart:subtitle svg:x="4.668cm" svg:y="1.378cm" chart:style-name="ch3">
          <text:p>Variação sobre o máximo de vizinhos</text:p>
        </chart:subtitle>
        <chart:plot-area chart:style-name="ch4" table:cell-range-address="'Item - Num Vizinhos'.B1:'Item - Num Vizinhos'.C401" chart:data-source-has-labels="both" svg:x="1.354cm" svg:y="2.276cm" svg:width="14.365cm" svg:height="7.099cm">
          <chartooo:coordinate-region svg:x="2.119cm" svg:y="2.489cm" svg:width="13.6cm" svg:height="5.61cm"/>
          <chart:axis chart:dimension="x" chart:name="primary-x" chart:style-name="ch5" chartooo:axis-type="auto">
            <chartooo:date-scale/>
            <chart:title svg:x="6.589cm" svg:y="9.587cm" chart:style-name="ch6">
              <text:p>Número de Vizinhos (^10)</text:p>
            </chart:title>
            <chart:categories table:cell-range-address="'Item - Num Vizinhos'.B2:'Item - Num Vizinhos'.B401"/>
          </chart:axis>
          <chart:axis chart:dimension="y" chart:name="primary-y" chart:style-name="ch7">
            <chart:title svg:x="0.451cm" svg:y="6.351cm" chart:style-name="ch8">
              <text:p>RMSE</text:p>
            </chart:title>
            <chart:grid chart:style-name="ch9" chart:class="major"/>
          </chart:axis>
          <chart:series chart:style-name="ch10" chart:values-cell-range-address="'Item - Num Vizinhos'.C2:'Item - Num Vizinhos'.C401" chart:label-cell-address="'Item - Num Vizinhos'.C1:'Item - Num Vizinhos'.C1" chart:class="chart:bar">
            <chart:data-point chart:repeated="245"/>
            <chart:data-point chart:style-name="ch11"/>
            <chart:data-point chart:repeated="15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Item - Num Vizinhos'.C1:'Item - Num Vizinho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1</text:p>
                <draw:g>
                  <svg:desc>'Item - Num Vizinhos'.B2:'Item - Num Vizinhos'.B401</svg:desc>
                </draw:g>
              </table:table-cell>
              <table:table-cell office:value-type="float" office:value="3.20752">
                <text:p>3.20752</text:p>
                <draw:g>
                  <svg:desc>'Item - Num Vizinhos'.C2:'Item - Num Vizinhos'.C401</svg:desc>
                </draw:g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3.11661">
                <text:p>3.11661</text:p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3.03306">
                <text:p>3.03306</text:p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2.97111">
                <text:p>2.97111</text:p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2.93198">
                <text:p>2.93198</text:p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2.89895">
                <text:p>2.89895</text:p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2.86892">
                <text:p>2.86892</text:p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2.8492">
                <text:p>2.8492</text:p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2.83199">
                <text:p>2.83199</text:p>
              </table:table-cell>
            </table:table-row>
            <table:table-row>
              <table:table-cell office:value-type="string">
                <text:p>10^1</text:p>
              </table:table-cell>
              <table:table-cell office:value-type="float" office:value="2.81469">
                <text:p>2.81469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80071">
                <text:p>2.80071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9107">
                <text:p>2.79107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7931">
                <text:p>2.77931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7402">
                <text:p>2.77402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6715">
                <text:p>2.76715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6182">
                <text:p>2.76182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5545">
                <text:p>2.75545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5039">
                <text:p>2.75039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4556">
                <text:p>2.74556</text:p>
              </table:table-cell>
            </table:table-row>
            <table:table-row>
              <table:table-cell office:value-type="string">
                <text:p>10^2</text:p>
              </table:table-cell>
              <table:table-cell office:value-type="float" office:value="2.7398">
                <text:p>2.7398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3591">
                <text:p>2.73591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3197">
                <text:p>2.73197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2871">
                <text:p>2.72871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2577">
                <text:p>2.72577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2282">
                <text:p>2.72282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2009">
                <text:p>2.72009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1799">
                <text:p>2.71799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1575">
                <text:p>2.71575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147">
                <text:p>2.7147</text:p>
              </table:table-cell>
            </table:table-row>
            <table:table-row>
              <table:table-cell office:value-type="string">
                <text:p>10^3</text:p>
              </table:table-cell>
              <table:table-cell office:value-type="float" office:value="2.71277">
                <text:p>2.71277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1203">
                <text:p>2.71203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1005">
                <text:p>2.71005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0936">
                <text:p>2.70936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0786">
                <text:p>2.70786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0733">
                <text:p>2.70733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0648">
                <text:p>2.70648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0657">
                <text:p>2.70657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0578">
                <text:p>2.70578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0536">
                <text:p>2.70536</text:p>
              </table:table-cell>
            </table:table-row>
            <table:table-row>
              <table:table-cell office:value-type="string">
                <text:p>10^4</text:p>
              </table:table-cell>
              <table:table-cell office:value-type="float" office:value="2.70508">
                <text:p>2.70508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424">
                <text:p>2.70424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353">
                <text:p>2.70353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315">
                <text:p>2.70315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239">
                <text:p>2.70239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177">
                <text:p>2.70177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176">
                <text:p>2.70176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086">
                <text:p>2.70086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074">
                <text:p>2.70074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70068">
                <text:p>2.70068</text:p>
              </table:table-cell>
            </table:table-row>
            <table:table-row>
              <table:table-cell office:value-type="string">
                <text:p>10^5</text:p>
              </table:table-cell>
              <table:table-cell office:value-type="float" office:value="2.69987">
                <text:p>2.69987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988">
                <text:p>2.69988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924">
                <text:p>2.69924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866">
                <text:p>2.69866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846">
                <text:p>2.69846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777">
                <text:p>2.69777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743">
                <text:p>2.69743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704">
                <text:p>2.69704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66">
                <text:p>2.6966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64">
                <text:p>2.6964</text:p>
              </table:table-cell>
            </table:table-row>
            <table:table-row>
              <table:table-cell office:value-type="string">
                <text:p>10^6</text:p>
              </table:table-cell>
              <table:table-cell office:value-type="float" office:value="2.69603">
                <text:p>2.69603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585">
                <text:p>2.69585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567">
                <text:p>2.69567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527">
                <text:p>2.69527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505">
                <text:p>2.69505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484">
                <text:p>2.69484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461">
                <text:p>2.69461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446">
                <text:p>2.69446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451">
                <text:p>2.69451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42">
                <text:p>2.6942</text:p>
              </table:table-cell>
            </table:table-row>
            <table:table-row>
              <table:table-cell office:value-type="string">
                <text:p>10^7</text:p>
              </table:table-cell>
              <table:table-cell office:value-type="float" office:value="2.69378">
                <text:p>2.69378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01">
                <text:p>2.69401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09">
                <text:p>2.69409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01">
                <text:p>2.69401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14">
                <text:p>2.69414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15">
                <text:p>2.69415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08">
                <text:p>2.69408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06">
                <text:p>2.69406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02">
                <text:p>2.69402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411">
                <text:p>2.69411</text:p>
              </table:table-cell>
            </table:table-row>
            <table:table-row>
              <table:table-cell office:value-type="string">
                <text:p>10^8</text:p>
              </table:table-cell>
              <table:table-cell office:value-type="float" office:value="2.69399">
                <text:p>2.69399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85">
                <text:p>2.69385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79">
                <text:p>2.69379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84">
                <text:p>2.69384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82">
                <text:p>2.69382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86">
                <text:p>2.69386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7">
                <text:p>2.6937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66">
                <text:p>2.69366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57">
                <text:p>2.69357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43">
                <text:p>2.69343</text:p>
              </table:table-cell>
            </table:table-row>
            <table:table-row>
              <table:table-cell office:value-type="string">
                <text:p>10^9</text:p>
              </table:table-cell>
              <table:table-cell office:value-type="float" office:value="2.69316">
                <text:p>2.69316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314">
                <text:p>2.69314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308">
                <text:p>2.69308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31">
                <text:p>2.6931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311">
                <text:p>2.69311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298">
                <text:p>2.69298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286">
                <text:p>2.69286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303">
                <text:p>2.69303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287">
                <text:p>2.69287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299">
                <text:p>2.69299</text:p>
              </table:table-cell>
            </table:table-row>
            <table:table-row>
              <table:table-cell office:value-type="string">
                <text:p>10^10</text:p>
              </table:table-cell>
              <table:table-cell office:value-type="float" office:value="2.69298">
                <text:p>2.69298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82">
                <text:p>2.69282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75">
                <text:p>2.69275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7">
                <text:p>2.6927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6">
                <text:p>2.6926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59">
                <text:p>2.69259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46">
                <text:p>2.69246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29">
                <text:p>2.69229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27">
                <text:p>2.69227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34">
                <text:p>2.69234</text:p>
              </table:table-cell>
            </table:table-row>
            <table:table-row>
              <table:table-cell office:value-type="string">
                <text:p>10^11</text:p>
              </table:table-cell>
              <table:table-cell office:value-type="float" office:value="2.69248">
                <text:p>2.69248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48">
                <text:p>2.69248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37">
                <text:p>2.69237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25">
                <text:p>2.69225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27">
                <text:p>2.69227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25">
                <text:p>2.69225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26">
                <text:p>2.69226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35">
                <text:p>2.69235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4">
                <text:p>2.6924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44">
                <text:p>2.69244</text:p>
              </table:table-cell>
            </table:table-row>
            <table:table-row>
              <table:table-cell office:value-type="string">
                <text:p>10^12</text:p>
              </table:table-cell>
              <table:table-cell office:value-type="float" office:value="2.69248">
                <text:p>2.69248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52">
                <text:p>2.69252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53">
                <text:p>2.69253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58">
                <text:p>2.69258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48">
                <text:p>2.69248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5">
                <text:p>2.6925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54">
                <text:p>2.69254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49">
                <text:p>2.69249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44">
                <text:p>2.69244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39">
                <text:p>2.69239</text:p>
              </table:table-cell>
            </table:table-row>
            <table:table-row>
              <table:table-cell office:value-type="string">
                <text:p>10^13</text:p>
              </table:table-cell>
              <table:table-cell office:value-type="float" office:value="2.69232">
                <text:p>2.69232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25">
                <text:p>2.69225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25">
                <text:p>2.69225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19">
                <text:p>2.69219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26">
                <text:p>2.69226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23">
                <text:p>2.69223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16">
                <text:p>2.69216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09">
                <text:p>2.69209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14</text:p>
              </table:table-cell>
              <table:table-cell office:value-type="float" office:value="2.69213">
                <text:p>2.69213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13">
                <text:p>2.69213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09">
                <text:p>2.69209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1">
                <text:p>2.6921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09">
                <text:p>2.69209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14">
                <text:p>2.69214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11">
                <text:p>2.69211</text:p>
              </table:table-cell>
            </table:table-row>
            <table:table-row>
              <table:table-cell office:value-type="string">
                <text:p>10^15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97">
                <text:p>2.69197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97">
                <text:p>2.69197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78">
                <text:p>2.69178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75">
                <text:p>2.69175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16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17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18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187">
                <text:p>2.69187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19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202">
                <text:p>2.69202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string">
                <text:p>10^20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201">
                <text:p>2.69201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string">
                <text:p>10^21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22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86">
                <text:p>2.69186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3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87">
                <text:p>2.69187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87">
                <text:p>2.69187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string">
                <text:p>10^24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84">
                <text:p>2.69184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86">
                <text:p>2.69186</text:p>
              </table:table-cell>
            </table:table-row>
            <table:table-row>
              <table:table-cell office:value-type="string">
                <text:p>10^25</text:p>
              </table:table-cell>
              <table:table-cell office:value-type="float" office:value="2.69186">
                <text:p>2.69186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7">
                <text:p>2.69187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5">
                <text:p>2.69185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string">
                <text:p>10^26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27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3">
                <text:p>2.69193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8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89">
                <text:p>2.69189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91">
                <text:p>2.69191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88">
                <text:p>2.69188</text:p>
              </table:table-cell>
            </table:table-row>
            <table:table-row>
              <table:table-cell office:value-type="string">
                <text:p>10^29</text:p>
              </table:table-cell>
              <table:table-cell office:value-type="float" office:value="2.6919">
                <text:p>2.6919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2">
                <text:p>2.69192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7">
                <text:p>2.69197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4">
                <text:p>2.69194</text:p>
              </table:table-cell>
            </table:table-row>
            <table:table-row>
              <table:table-cell office:value-type="string">
                <text:p>10^30</text:p>
              </table:table-cell>
              <table:table-cell office:value-type="float" office:value="2.69195">
                <text:p>2.69195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6">
                <text:p>2.69196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7">
                <text:p>2.69197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1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8">
                <text:p>2.69198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2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199">
                <text:p>2.69199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201">
                <text:p>2.69201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202">
                <text:p>2.69202</text:p>
              </table:table-cell>
            </table:table-row>
            <table:table-row>
              <table:table-cell office:value-type="string">
                <text:p>10^33</text:p>
              </table:table-cell>
              <table:table-cell office:value-type="float" office:value="2.69201">
                <text:p>2.69201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1">
                <text:p>2.69201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2">
                <text:p>2.69202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4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3">
                <text:p>2.69203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4">
                <text:p>2.69204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string">
                <text:p>10^35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5">
                <text:p>2.69205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6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7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8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39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7">
                <text:p>2.69207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  <table:table-row>
              <table:table-cell office:value-type="string">
                <text:p>10^40</text:p>
              </table:table-cell>
              <table:table-cell office:value-type="float" office:value="2.69208">
                <text:p>2.69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666666" draw:opacity="50%" draw:opacity-name="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6cm" svg:height="9.812cm" xlink:href=".." xlink:type="simple" chart:class="chart:area" chart:style-name="ch1">
        <chart:title svg:x="4.243cm" svg:y="0.331cm" chart:style-name="ch2">
          <text:p>Baseada em Item</text:p>
        </chart:title>
        <chart:subtitle svg:x="2.729cm" svg:y="1.348cm" chart:style-name="ch3">
          <text:p>Variação sobre o máximo de vizinhos</text:p>
        </chart:subtitle>
        <chart:plot-area chart:style-name="ch4" table:cell-range-address="'Item - Num Vizinhos'.A1:'Item - Num Vizinhos'.A51 'Item - Num Vizinhos'.C1:'Item - Num Vizinhos'.C51" chart:data-source-has-labels="both" svg:x="1.277cm" svg:y="2.231cm" svg:width="10.64cm" svg:height="6.381cm">
          <chartooo:coordinate-region svg:x="2.042cm" svg:y="2.444cm" svg:width="9.875cm" svg:height="5.318cm"/>
          <chart:axis chart:dimension="x" chart:name="primary-x" chart:style-name="ch5" chartooo:axis-type="auto">
            <chartooo:date-scale/>
            <chart:title svg:x="3.909cm" svg:y="8.809cm" chart:style-name="ch6">
              <text:p>Número mínimo de vizinhos (1 - 50)</text:p>
            </chart:title>
            <chart:categories table:cell-range-address="'Item - Num Vizinhos'.A2:'Item - Num Vizinhos'.A51"/>
          </chart:axis>
          <chart:axis chart:dimension="y" chart:name="primary-y" chart:style-name="ch7">
            <chart:title svg:x="0.451cm" svg:y="5.947cm" chart:style-name="ch8">
              <text:p>RMSE</text:p>
            </chart:title>
            <chart:grid chart:style-name="ch9" chart:class="major"/>
          </chart:axis>
          <chart:series chart:style-name="ch10" chart:values-cell-range-address="'Item - Num Vizinhos'.C2:'Item - Num Vizinhos'.C51" chart:label-cell-address="'Item - Num Vizinhos'.C1:'Item - Num Vizinhos'.C1" chart:class="chart:area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Item - Num Vizinhos'.C1:'Item - Num Vizinho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tem - Num Vizinhos'.A2:'Item - Num Vizinhos'.A51</svg:desc>
                </draw:g>
              </table:table-cell>
              <table:table-cell office:value-type="float" office:value="3.20752">
                <text:p>3.20752</text:p>
                <draw:g>
                  <svg:desc>'Item - Num Vizinhos'.C2:'Item - Num Vizinhos'.C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1661">
                <text:p>3.1166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03306">
                <text:p>3.033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7111">
                <text:p>2.971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3198">
                <text:p>2.931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89895">
                <text:p>2.898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86892">
                <text:p>2.868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492">
                <text:p>2.84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83199">
                <text:p>2.831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1469">
                <text:p>2.8146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.80071">
                <text:p>2.8007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79107">
                <text:p>2.791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.77931">
                <text:p>2.7793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.77402">
                <text:p>2.774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76715">
                <text:p>2.767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6182">
                <text:p>2.7618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.75545">
                <text:p>2.755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.75039">
                <text:p>2.750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74556">
                <text:p>2.745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7398">
                <text:p>2.739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.73591">
                <text:p>2.7359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.73197">
                <text:p>2.7319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.72871">
                <text:p>2.7287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72577">
                <text:p>2.7257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.72282">
                <text:p>2.7228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72009">
                <text:p>2.7200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71799">
                <text:p>2.7179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.71575">
                <text:p>2.7157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.7147">
                <text:p>2.71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71277">
                <text:p>2.7127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.71203">
                <text:p>2.712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1005">
                <text:p>2.7100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.70936">
                <text:p>2.7093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70786">
                <text:p>2.7078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.70733">
                <text:p>2.7073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.70648">
                <text:p>2.7064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.70657">
                <text:p>2.7065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.70578">
                <text:p>2.7057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.70536">
                <text:p>2.705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70508">
                <text:p>2.7050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.70424">
                <text:p>2.7042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.70353">
                <text:p>2.7035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.70315">
                <text:p>2.703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.70239">
                <text:p>2.7023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.70177">
                <text:p>2.7017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.70176">
                <text:p>2.7017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.70086">
                <text:p>2.7008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70074">
                <text:p>2.7007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70068">
                <text:p>2.700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69987">
                <text:p>2.699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5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333333" draw:opacity="50%" draw:opacity-name="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81cm" svg:height="9.942cm" xlink:href=".." xlink:type="simple" chart:class="chart:area" chart:style-name="ch1">
        <chart:title svg:x="3.849cm" svg:y="0.333cm" chart:style-name="ch2">
          <text:p>Baseado em Usuários</text:p>
        </chart:title>
        <chart:subtitle svg:x="3.273cm" svg:y="1.352cm" chart:style-name="ch3">
          <text:p>Variação do número de vizinhos</text:p>
        </chart:subtitle>
        <chart:plot-area chart:style-name="ch4" table:cell-range-address="'User - Num Vizinhos'.A2:'User - Num Vizinhos'.A51 'User - Num Vizinhos'.C1:'User - Num Vizinhos'.C51" chart:data-source-has-labels="both" svg:x="1.279cm" svg:y="2.237cm" svg:width="10.757cm" svg:height="6.503cm">
          <chartooo:coordinate-region svg:x="2.044cm" svg:y="2.45cm" svg:width="9.992cm" svg:height="5.44cm"/>
          <chart:axis chart:dimension="x" chart:name="primary-x" chart:style-name="ch5" chartooo:axis-type="auto">
            <chartooo:date-scale/>
            <chart:title svg:x="3.969cm" svg:y="8.939cm" chart:style-name="ch6">
              <text:p>Número mínimo de vizinhos (1 - 50)</text:p>
            </chart:title>
            <chart:categories table:cell-range-address="'User - Num Vizinhos'.A2:'User - Num Vizinhos'.A51"/>
          </chart:axis>
          <chart:axis chart:dimension="y" chart:name="primary-y" chart:style-name="ch7">
            <chart:title svg:x="0.451cm" svg:y="6.014cm" chart:style-name="ch8">
              <text:p>RMSE</text:p>
            </chart:title>
            <chart:grid chart:style-name="ch9" chart:class="major"/>
          </chart:axis>
          <chart:series chart:style-name="ch10" chart:values-cell-range-address="'User - Num Vizinhos'.C2:'User - Num Vizinhos'.C51" chart:label-cell-address="'User - Num Vizinhos'.C1:'User - Num Vizinhos'.C1" chart:class="chart:area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User - Num Vizinhos'.C1:'User - Num Vizinhos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User - Num Vizinhos'.A2:'User - Num Vizinhos'.A51</svg:desc>
                </draw:g>
              </table:table-cell>
              <table:table-cell office:value-type="float" office:value="2.13379">
                <text:p>2.13379</text:p>
                <draw:g>
                  <svg:desc>'User - Num Vizinhos'.C2:'User - Num Vizinhos'.C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229">
                <text:p>1.962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86802">
                <text:p>1.868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1727">
                <text:p>1.8172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78673">
                <text:p>1.7867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6311">
                <text:p>1.763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74652">
                <text:p>1.746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73098">
                <text:p>1.730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.7176">
                <text:p>1.71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0812">
                <text:p>1.708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.69985">
                <text:p>1.6998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9349">
                <text:p>1.6934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.68812">
                <text:p>1.688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68306">
                <text:p>1.6830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.67876">
                <text:p>1.678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67497">
                <text:p>1.6749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.67165">
                <text:p>1.6716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.66859">
                <text:p>1.6685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.66519">
                <text:p>1.665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6267">
                <text:p>1.662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.66047">
                <text:p>1.660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65864">
                <text:p>1.658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65713">
                <text:p>1.6571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6551">
                <text:p>1.655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65375">
                <text:p>1.6537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65234">
                <text:p>1.6523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65071">
                <text:p>1.6507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6497">
                <text:p>1.649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64873">
                <text:p>1.648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4807">
                <text:p>1.648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64717">
                <text:p>1.647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64619">
                <text:p>1.646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64521">
                <text:p>1.645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64422">
                <text:p>1.644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64358">
                <text:p>1.643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64253">
                <text:p>1.6425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64159">
                <text:p>1.6415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6409">
                <text:p>1.64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64026">
                <text:p>1.640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63969">
                <text:p>1.6396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63903">
                <text:p>1.6390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.63841">
                <text:p>1.638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.63767">
                <text:p>1.637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.63714">
                <text:p>1.637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.63672">
                <text:p>1.636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.63638">
                <text:p>1.6363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.63583">
                <text:p>1.635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6354">
                <text:p>1.635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.63499">
                <text:p>1.634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3465">
                <text:p>1.634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2.3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333333" draw:opacity="50%" draw:opacity-name="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61cm" svg:height="9.003cm" xlink:href=".." xlink:type="simple" chart:class="chart:area" chart:style-name="ch1">
        <chart:plot-area chart:style-name="ch2" table:cell-range-address="'Item - Limites'.A1:'Item - Limites'.A401 'Item - Limites'.D1:'Item - Limites'.D401" chart:data-source-has-labels="both" svg:x="0.335cm" svg:y="0.18cm" svg:width="16.091cm" svg:height="8.643cm">
          <chartooo:coordinate-region svg:x="1.1cm" svg:y="0.393cm" svg:width="15.326cm" svg:height="7.58cm"/>
          <chart:axis chart:dimension="x" chart:name="primary-x" chart:style-name="ch3" chartooo:axis-type="auto">
            <chartooo:date-scale/>
            <chart:categories table:cell-range-address="'Item - Limites'.A2:'Item - Limites'.A4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Item - Limites'.D2:'Item - Limites'.D401" chart:label-cell-address="'Item - Limites'.D1:'Item - Limites'.D1" chart:class="chart:area"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'Item - Limites'.D1:'Item - Limites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Item - Limites'.A2:'Item - Limites'.A401</svg:desc>
                </draw:g>
              </table:table-cell>
              <table:table-cell office:value-type="float" office:value="3.15313">
                <text:p>3.15313</text:p>
                <draw:g>
                  <svg:desc>'Item - Limites'.D2:'Item - Limites'.D40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11156">
                <text:p>3.1115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07357">
                <text:p>3.0735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04371">
                <text:p>3.0437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01809">
                <text:p>3.018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99107">
                <text:p>2.9910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96686">
                <text:p>2.9668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93756">
                <text:p>2.9375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91429">
                <text:p>2.9142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9405">
                <text:p>2.8940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717">
                <text:p>2.871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5628">
                <text:p>2.856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3988">
                <text:p>2.8398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2274">
                <text:p>2.8227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80928">
                <text:p>2.809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79134">
                <text:p>2.7913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77155">
                <text:p>2.7715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74896">
                <text:p>2.7489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73294">
                <text:p>2.732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71583">
                <text:p>2.7158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70281">
                <text:p>2.7028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9093">
                <text:p>2.6909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7527">
                <text:p>2.6752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6225">
                <text:p>2.6622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4939">
                <text:p>2.6493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3488">
                <text:p>2.6348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2239">
                <text:p>2.6223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60859">
                <text:p>2.6085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9797">
                <text:p>2.5979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8137">
                <text:p>2.5813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7272">
                <text:p>2.5727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5928">
                <text:p>2.559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5181">
                <text:p>2.5518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397">
                <text:p>2.539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3209">
                <text:p>2.532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24">
                <text:p>2.52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1241">
                <text:p>2.5124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50045">
                <text:p>2.5004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9266">
                <text:p>2.492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47697">
                <text:p>2.476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0365">
                <text:p>3.103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06279">
                <text:p>3.0627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02553">
                <text:p>3.025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9635">
                <text:p>2.9963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7158">
                <text:p>2.9715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4504">
                <text:p>2.945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9218">
                <text:p>2.92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932">
                <text:p>2.89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7023">
                <text:p>2.8702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502">
                <text:p>2.85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283">
                <text:p>2.828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1269">
                <text:p>2.8126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9655">
                <text:p>2.796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7961">
                <text:p>2.7796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6647">
                <text:p>2.766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4865">
                <text:p>2.748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2936">
                <text:p>2.7293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70688">
                <text:p>2.706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9102">
                <text:p>2.691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7395">
                <text:p>2.6739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6107">
                <text:p>2.6610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4928">
                <text:p>2.6492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338">
                <text:p>2.63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2071">
                <text:p>2.620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60788">
                <text:p>2.607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9358">
                <text:p>2.5935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8145">
                <text:p>2.581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674">
                <text:p>2.567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5697">
                <text:p>2.556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4093">
                <text:p>2.540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3233">
                <text:p>2.532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1915">
                <text:p>2.519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118">
                <text:p>2.51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9991">
                <text:p>2.499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9224">
                <text:p>2.4922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842">
                <text:p>2.48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7304">
                <text:p>2.473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6104">
                <text:p>2.461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5332">
                <text:p>2.453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3787">
                <text:p>2.437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06874">
                <text:p>3.068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02863">
                <text:p>3.028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9187">
                <text:p>2.9918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6278">
                <text:p>2.962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3825">
                <text:p>2.938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1217">
                <text:p>2.912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8939">
                <text:p>2.8893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6096">
                <text:p>2.860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3818">
                <text:p>2.838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1825">
                <text:p>2.818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9634">
                <text:p>2.796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8073">
                <text:p>2.7807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6517">
                <text:p>2.765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4845">
                <text:p>2.748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3547">
                <text:p>2.7354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71755">
                <text:p>2.717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9859">
                <text:p>2.6985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7625">
                <text:p>2.676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6056">
                <text:p>2.660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4349">
                <text:p>2.643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3075">
                <text:p>2.630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1903">
                <text:p>2.619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0374">
                <text:p>2.603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9089">
                <text:p>2.590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7811">
                <text:p>2.5781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6395">
                <text:p>2.563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5194">
                <text:p>2.5519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3825">
                <text:p>2.5382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2792">
                <text:p>2.527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1209">
                <text:p>2.512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035">
                <text:p>2.50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9048">
                <text:p>2.4904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8331">
                <text:p>2.4833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7175">
                <text:p>2.471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6406">
                <text:p>2.4640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5618">
                <text:p>2.456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4572">
                <text:p>2.44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3393">
                <text:p>2.4339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2608">
                <text:p>2.42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1084">
                <text:p>2.410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399">
                <text:p>3.03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00003">
                <text:p>3.00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6369">
                <text:p>2.963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3493">
                <text:p>2.934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1085">
                <text:p>2.910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8544">
                <text:p>2.885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6272">
                <text:p>2.862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3457">
                <text:p>2.834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124">
                <text:p>2.81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9292">
                <text:p>2.7929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7133">
                <text:p>2.77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5582">
                <text:p>2.755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034">
                <text:p>2.740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2408">
                <text:p>2.724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1146">
                <text:p>2.711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9338">
                <text:p>2.693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7453">
                <text:p>2.674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5244">
                <text:p>2.652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3704">
                <text:p>2.637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203">
                <text:p>2.62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0811">
                <text:p>2.608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9649">
                <text:p>2.596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8143">
                <text:p>2.58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6904">
                <text:p>2.569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5633">
                <text:p>2.556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4242">
                <text:p>2.542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3033">
                <text:p>2.530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1649">
                <text:p>2.516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50629">
                <text:p>2.506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9039">
                <text:p>2.490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8173">
                <text:p>2.481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6908">
                <text:p>2.469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6205">
                <text:p>2.462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5058">
                <text:p>2.450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429">
                <text:p>2.44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3506">
                <text:p>2.435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2486">
                <text:p>2.424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1364">
                <text:p>2.4136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0574">
                <text:p>2.405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39128">
                <text:p>2.3912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01602">
                <text:p>3.016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7692">
                <text:p>2.976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4148">
                <text:p>2.9414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91317">
                <text:p>2.913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8912">
                <text:p>2.8891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6393">
                <text:p>2.863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4159">
                <text:p>2.841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1344">
                <text:p>2.8134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9211">
                <text:p>2.792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7292">
                <text:p>2.772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5154">
                <text:p>2.75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3614">
                <text:p>2.736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2094">
                <text:p>2.720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70462">
                <text:p>2.704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9206">
                <text:p>2.692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7418">
                <text:p>2.6741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5538">
                <text:p>2.655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3378">
                <text:p>2.633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1859">
                <text:p>2.618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60175">
                <text:p>2.601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8957">
                <text:p>2.5895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7799">
                <text:p>2.577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6292">
                <text:p>2.562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5093">
                <text:p>2.550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3825">
                <text:p>2.538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2439">
                <text:p>2.524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51235">
                <text:p>2.512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9849">
                <text:p>2.498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8847">
                <text:p>2.4884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7274">
                <text:p>2.4727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6437">
                <text:p>2.464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5196">
                <text:p>2.4519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4489">
                <text:p>2.4448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3346">
                <text:p>2.433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2572">
                <text:p>2.425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1782">
                <text:p>2.4178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0778">
                <text:p>2.407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9673">
                <text:p>2.396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8877">
                <text:p>2.388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37482">
                <text:p>2.374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98754">
                <text:p>2.987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9492">
                <text:p>2.94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9145">
                <text:p>2.914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887">
                <text:p>2.88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86328">
                <text:p>2.863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83842">
                <text:p>2.838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81627">
                <text:p>2.816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8851">
                <text:p>2.788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6776">
                <text:p>2.767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4886">
                <text:p>2.748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2796">
                <text:p>2.727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71292">
                <text:p>2.712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9802">
                <text:p>2.6980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8155">
                <text:p>2.681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6927">
                <text:p>2.669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5146">
                <text:p>2.6514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3315">
                <text:p>2.6331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61229">
                <text:p>2.612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9738">
                <text:p>2.597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807">
                <text:p>2.58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6851">
                <text:p>2.5685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5728">
                <text:p>2.5572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4262">
                <text:p>2.542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3069">
                <text:p>2.5306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1804">
                <text:p>2.518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50418">
                <text:p>2.504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9212">
                <text:p>2.492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7831">
                <text:p>2.478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6863">
                <text:p>2.4686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5325">
                <text:p>2.453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4492">
                <text:p>2.4449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3242">
                <text:p>2.432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254">
                <text:p>2.42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1404">
                <text:p>2.414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40653">
                <text:p>2.406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9889">
                <text:p>2.3988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8882">
                <text:p>2.388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7825">
                <text:p>2.378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7039">
                <text:p>2.3703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.35657">
                <text:p>2.356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96243">
                <text:p>2.962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92467">
                <text:p>2.924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89031">
                <text:p>2.890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8631">
                <text:p>2.86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83996">
                <text:p>2.8399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81595">
                <text:p>2.8159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9394">
                <text:p>2.7939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6632">
                <text:p>2.7663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4592">
                <text:p>2.745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2712">
                <text:p>2.727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70647">
                <text:p>2.7064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9155">
                <text:p>2.691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7669">
                <text:p>2.6766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6031">
                <text:p>2.6603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4808">
                <text:p>2.648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3057">
                <text:p>2.630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61215">
                <text:p>2.612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59153">
                <text:p>2.591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57674">
                <text:p>2.576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56051">
                <text:p>2.5605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54885">
                <text:p>2.5488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53781">
                <text:p>2.5378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52335">
                <text:p>2.523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5116">
                <text:p>2.511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9948">
                <text:p>2.499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862">
                <text:p>2.48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7425">
                <text:p>2.4742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6072">
                <text:p>2.460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5099">
                <text:p>2.4509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3572">
                <text:p>2.43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2746">
                <text:p>2.427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1501">
                <text:p>2.4150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40798">
                <text:p>2.407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9673">
                <text:p>2.3967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8946">
                <text:p>2.389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818">
                <text:p>2.38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7167">
                <text:p>2.371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6139">
                <text:p>2.361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5353">
                <text:p>2.353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.33974">
                <text:p>2.339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4015">
                <text:p>2.940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90277">
                <text:p>2.902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6881">
                <text:p>2.868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4225">
                <text:p>2.842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1958">
                <text:p>2.819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9605">
                <text:p>2.796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746">
                <text:p>2.77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4706">
                <text:p>2.747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2716">
                <text:p>2.727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0861">
                <text:p>2.708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8806">
                <text:p>2.688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7334">
                <text:p>2.673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5856">
                <text:p>2.658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4212">
                <text:p>2.6421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3059">
                <text:p>2.630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61307">
                <text:p>2.613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9461">
                <text:p>2.594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7414">
                <text:p>2.574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5923">
                <text:p>2.559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4313">
                <text:p>2.543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3147">
                <text:p>2.531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2063">
                <text:p>2.520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5061">
                <text:p>2.506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9448">
                <text:p>2.494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8229">
                <text:p>2.482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6934">
                <text:p>2.469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5795">
                <text:p>2.4579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4475">
                <text:p>2.444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3501">
                <text:p>2.435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1991">
                <text:p>2.4199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41166">
                <text:p>2.411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9951">
                <text:p>2.399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9262">
                <text:p>2.392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8173">
                <text:p>2.381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7447">
                <text:p>2.3744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6703">
                <text:p>2.367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5693">
                <text:p>2.356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4708">
                <text:p>2.347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3918">
                <text:p>2.339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2591">
                <text:p>2.325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92072">
                <text:p>2.920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88377">
                <text:p>2.883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84999">
                <text:p>2.849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82379">
                <text:p>2.8237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80145">
                <text:p>2.8014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77811">
                <text:p>2.7781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75686">
                <text:p>2.7568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72959">
                <text:p>2.7295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70995">
                <text:p>2.709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9158">
                <text:p>2.6915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7116">
                <text:p>2.671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5653">
                <text:p>2.6565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4177">
                <text:p>2.641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2556">
                <text:p>2.62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61424">
                <text:p>2.614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9682">
                <text:p>2.5968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7869">
                <text:p>2.5786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5861">
                <text:p>2.558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4388">
                <text:p>2.543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2792">
                <text:p>2.5279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1662">
                <text:p>2.516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506">
                <text:p>2.5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9173">
                <text:p>2.4917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8019">
                <text:p>2.480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6824">
                <text:p>2.468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5566">
                <text:p>2.455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4451">
                <text:p>2.4445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319">
                <text:p>2.43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223">
                <text:p>2.42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40727">
                <text:p>2.407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9898">
                <text:p>2.3989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8714">
                <text:p>2.38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8024">
                <text:p>2.3802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6942">
                <text:p>2.3694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623">
                <text:p>2.36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5495">
                <text:p>2.3549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4493">
                <text:p>2.3449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3518">
                <text:p>2.3351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2728">
                <text:p>2.327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.31428">
                <text:p>2.314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90368">
                <text:p>2.90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6726">
                <text:p>2.867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3468">
                <text:p>2.834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8093">
                <text:p>2.80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8706">
                <text:p>2.787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6402">
                <text:p>2.764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429">
                <text:p>2.74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1558">
                <text:p>2.715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9582">
                <text:p>2.695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739">
                <text:p>2.677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5751">
                <text:p>2.657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4314">
                <text:p>2.643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2839">
                <text:p>2.628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1236">
                <text:p>2.612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0126">
                <text:p>2.60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8385">
                <text:p>2.583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6588">
                <text:p>2.565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596">
                <text:p>2.545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313">
                <text:p>2.53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1532">
                <text:p>2.515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0398">
                <text:p>2.503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9331">
                <text:p>2.493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7908">
                <text:p>2.479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6748">
                <text:p>2.467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557">
                <text:p>2.45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434">
                <text:p>2.44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3223">
                <text:p>2.432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1979">
                <text:p>2.419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1023">
                <text:p>2.410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9538">
                <text:p>2.395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8738">
                <text:p>2.387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7569">
                <text:p>2.375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6888">
                <text:p>2.368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5814">
                <text:p>2.358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512">
                <text:p>2.35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396">
                <text:p>2.343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3397">
                <text:p>2.333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2421">
                <text:p>2.324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1641">
                <text:p>2.316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0351">
                <text:p>2.303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